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rain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wojewodztwo</text:p>
          </table:table-cell>
          <table:table-cell table:style-name="ce1" office:value-type="string" calcext:value-type="string">
            <text:p>k13</text:p>
          </table:table-cell>
          <table:table-cell table:style-name="ce1" office:value-type="string" calcext:value-type="string">
            <text:p>m13</text:p>
          </table:table-cell>
          <table:table-cell table:style-name="ce1" office:value-type="string" calcext:value-type="string">
            <text:p>k14</text:p>
          </table:table-cell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13</text:p>
          </table:table-cell>
          <table:table-cell table:style-name="ce1" office:value-type="string" calcext:value-type="string">
            <text:p>s14</text:p>
          </table:table-cell>
          <table:table-cell table:style-name="ce2" office:value-type="string" calcext:value-type="string">
            <text:p>z5.2</text:p>
          </table:table-cell>
          <table:table-cell table:style-name="ce1" office:value-type="string" calcext:value-type="string">
            <text:p>tepo wzrostu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czy przeludnienie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RIGHT([.A2])" office:value-type="string" office:string-value="D" calcext:value-type="string">
            <text:p>D</text:p>
          </table:table-cell>
          <table:table-cell table:formula="of:=[.B2]+[.C2]" office:value-type="float" office:value="2812202" calcext:value-type="float">
            <text:p>2812202</text:p>
          </table:table-cell>
          <table:table-cell table:formula="of:=[.D2]+[.E2]" office:value-type="float" office:value="2980175" calcext:value-type="float">
            <text:p>2980175</text:p>
          </table:table-cell>
          <table:table-cell table:formula="of:=IF(AND([.D2]&gt;[.B2];[.E2]&gt;[.C2]);1;0)" office:value-type="float" office:value="1" calcext:value-type="float">
            <text:p>1</text:p>
          </table:table-cell>
          <table:table-cell table:formula="of:=ROUNDDOWN([.H2]/[.G2]; 4)" office:value-type="float" office:value="1.0597" calcext:value-type="float">
            <text:p>1,0597</text:p>
          </table:table-cell>
          <table:table-cell table:formula="of:=IF([.H2]&gt;[.$G2]*2;[.H2];FLOOR([.$J2]*[.H2]))" office:value-type="float" office:value="3158091" calcext:value-type="float">
            <text:p>3158091</text:p>
          </table:table-cell>
          <table:table-cell table:formula="of:=IF([.K2]&gt;[.$G2]*2;[.K2];FLOOR([.$J2]*[.K2]))" office:value-type="float" office:value="3346629" calcext:value-type="float">
            <text:p>3346629</text:p>
          </table:table-cell>
          <table:table-cell table:formula="of:=IF([.L2]&gt;[.$G2]*2;[.L2];FLOOR([.$J2]*[.L2]))" office:value-type="float" office:value="3546422" calcext:value-type="float">
            <text:p>3546422</text:p>
          </table:table-cell>
          <table:table-cell table:formula="of:=IF([.M2]&gt;[.$G2]*2;[.M2];FLOOR([.$J2]*[.M2]))" office:value-type="float" office:value="3758143" calcext:value-type="float">
            <text:p>3758143</text:p>
          </table:table-cell>
          <table:table-cell table:formula="of:=IF([.N2]&gt;[.$G2]*2;[.N2];FLOOR([.$J2]*[.N2]))" office:value-type="float" office:value="3982504" calcext:value-type="float">
            <text:p>3982504</text:p>
          </table:table-cell>
          <table:table-cell table:formula="of:=IF([.O2]&gt;[.$G2]*2;[.O2];FLOOR([.$J2]*[.O2]))" office:value-type="float" office:value="4220259" calcext:value-type="float">
            <text:p>4220259</text:p>
          </table:table-cell>
          <table:table-cell table:formula="of:=IF([.P2]&gt;[.$G2]*2;[.P2];FLOOR([.$J2]*[.P2]))" office:value-type="float" office:value="4472208" calcext:value-type="float">
            <text:p>4472208</text:p>
          </table:table-cell>
          <table:table-cell table:formula="of:=IF([.Q2]&gt;[.$G2]*2;[.Q2];FLOOR([.$J2]*[.Q2]))" office:value-type="float" office:value="4739198" calcext:value-type="float">
            <text:p>4739198</text:p>
          </table:table-cell>
          <table:table-cell table:formula="of:=IF([.R2]&gt;[.$G2]*2;[.R2];FLOOR([.$J2]*[.R2]))" office:value-type="float" office:value="5022128" calcext:value-type="float">
            <text:p>5022128</text:p>
          </table:table-cell>
          <table:table-cell table:formula="of:=IF([.S2]&gt;[.$G2]*2;[.S2];FLOOR([.$J2]*[.S2]))" office:value-type="float" office:value="5321949" calcext:value-type="float">
            <text:p>5321949</text:p>
          </table:table-cell>
          <table:table-cell table:formula="of:=IF([.T2]&gt;[.$G2]*2;[.T2];FLOOR([.$J2]*[.T2]))" office:value-type="float" office:value="5639669" calcext:value-type="float">
            <text:p>5639669</text:p>
          </table:table-cell>
          <table:table-cell table:formula="of:=IF([.U2]&gt;[.G2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2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RIGHT([.A3])" office:value-type="string" office:string-value="D" calcext:value-type="string">
            <text:p>D</text:p>
          </table:table-cell>
          <table:table-cell table:formula="of:=[.B3]+[.C3]" office:value-type="float" office:value="3353163" calcext:value-type="float">
            <text:p>3353163</text:p>
          </table:table-cell>
          <table:table-cell table:formula="of:=[.D3]+[.E3]" office:value-type="float" office:value="3140763" calcext:value-type="float">
            <text:p>3140763</text:p>
          </table:table-cell>
          <table:table-cell table:formula="of:=IF(AND([.D3]&gt;[.B3];[.E3]&gt;[.C3]);1;0)" office:value-type="float" office:value="0" calcext:value-type="float">
            <text:p>0</text:p>
          </table:table-cell>
          <table:table-cell table:formula="of:=ROUNDDOWN([.H3]/[.G3]; 4)" office:value-type="float" office:value="0.9366" calcext:value-type="float">
            <text:p>0,9366</text:p>
          </table:table-cell>
          <table:table-cell table:formula="of:=IF([.H3]&gt;[.$G3]*2;[.H3];FLOOR([.$J3]*[.H3]))" office:value-type="float" office:value="2941638" calcext:value-type="float">
            <text:p>2941638</text:p>
          </table:table-cell>
          <table:table-cell table:formula="of:=IF([.K3]&gt;[.$G3]*2;[.K3];FLOOR([.$J3]*[.K3]))" office:value-type="float" office:value="2755138" calcext:value-type="float">
            <text:p>2755138</text:p>
          </table:table-cell>
          <table:table-cell table:formula="of:=IF([.L3]&gt;[.$G3]*2;[.L3];FLOOR([.$J3]*[.L3]))" office:value-type="float" office:value="2580462" calcext:value-type="float">
            <text:p>2580462</text:p>
          </table:table-cell>
          <table:table-cell table:formula="of:=IF([.M3]&gt;[.$G3]*2;[.M3];FLOOR([.$J3]*[.M3]))" office:value-type="float" office:value="2416860" calcext:value-type="float">
            <text:p>2416860</text:p>
          </table:table-cell>
          <table:table-cell table:formula="of:=IF([.N3]&gt;[.$G3]*2;[.N3];FLOOR([.$J3]*[.N3]))" office:value-type="float" office:value="2263631" calcext:value-type="float">
            <text:p>2263631</text:p>
          </table:table-cell>
          <table:table-cell table:formula="of:=IF([.O3]&gt;[.$G3]*2;[.O3];FLOOR([.$J3]*[.O3]))" office:value-type="float" office:value="2120116" calcext:value-type="float">
            <text:p>2120116</text:p>
          </table:table-cell>
          <table:table-cell table:formula="of:=IF([.P3]&gt;[.$G3]*2;[.P3];FLOOR([.$J3]*[.P3]))" office:value-type="float" office:value="1985700" calcext:value-type="float">
            <text:p>1985700</text:p>
          </table:table-cell>
          <table:table-cell table:formula="of:=IF([.Q3]&gt;[.$G3]*2;[.Q3];FLOOR([.$J3]*[.Q3]))" office:value-type="float" office:value="1859806" calcext:value-type="float">
            <text:p>1859806</text:p>
          </table:table-cell>
          <table:table-cell table:formula="of:=IF([.R3]&gt;[.$G3]*2;[.R3];FLOOR([.$J3]*[.R3]))" office:value-type="float" office:value="1741894" calcext:value-type="float">
            <text:p>1741894</text:p>
          </table:table-cell>
          <table:table-cell table:formula="of:=IF([.S3]&gt;[.$G3]*2;[.S3];FLOOR([.$J3]*[.S3]))" office:value-type="float" office:value="1631457" calcext:value-type="float">
            <text:p>1631457</text:p>
          </table:table-cell>
          <table:table-cell table:formula="of:=IF([.T3]&gt;[.$G3]*2;[.T3];FLOOR([.$J3]*[.T3]))" office:value-type="float" office:value="1528022" calcext:value-type="float">
            <text:p>1528022</text:p>
          </table:table-cell>
          <table:table-cell table:formula="of:=IF([.U3]&gt;[.G3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3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RIGHT([.A4])" office:value-type="string" office:string-value="C" calcext:value-type="string">
            <text:p>C</text:p>
          </table:table-cell>
          <table:table-cell table:formula="of:=[.B4]+[.C4]" office:value-type="float" office:value="2443837" calcext:value-type="float">
            <text:p>2443837</text:p>
          </table:table-cell>
          <table:table-cell table:formula="of:=[.D4]+[.E4]" office:value-type="float" office:value="2491574" calcext:value-type="float">
            <text:p>2491574</text:p>
          </table:table-cell>
          <table:table-cell table:formula="of:=IF(AND([.D4]&gt;[.B4];[.E4]&gt;[.C4]);1;0)" office:value-type="float" office:value="0" calcext:value-type="float">
            <text:p>0</text:p>
          </table:table-cell>
          <table:table-cell table:formula="of:=ROUNDDOWN([.H4]/[.G4]; 4)" office:value-type="float" office:value="1.0195" calcext:value-type="float">
            <text:p>1,0195</text:p>
          </table:table-cell>
          <table:table-cell table:formula="of:=IF([.H4]&gt;[.$G4]*2;[.H4];FLOOR([.$J4]*[.H4]))" office:value-type="float" office:value="2540159" calcext:value-type="float">
            <text:p>2540159</text:p>
          </table:table-cell>
          <table:table-cell table:formula="of:=IF([.K4]&gt;[.$G4]*2;[.K4];FLOOR([.$J4]*[.K4]))" office:value-type="float" office:value="2589692" calcext:value-type="float">
            <text:p>2589692</text:p>
          </table:table-cell>
          <table:table-cell table:formula="of:=IF([.L4]&gt;[.$G4]*2;[.L4];FLOOR([.$J4]*[.L4]))" office:value-type="float" office:value="2640190" calcext:value-type="float">
            <text:p>2640190</text:p>
          </table:table-cell>
          <table:table-cell table:formula="of:=IF([.M4]&gt;[.$G4]*2;[.M4];FLOOR([.$J4]*[.M4]))" office:value-type="float" office:value="2691673" calcext:value-type="float">
            <text:p>2691673</text:p>
          </table:table-cell>
          <table:table-cell table:formula="of:=IF([.N4]&gt;[.$G4]*2;[.N4];FLOOR([.$J4]*[.N4]))" office:value-type="float" office:value="2744160" calcext:value-type="float">
            <text:p>2744160</text:p>
          </table:table-cell>
          <table:table-cell table:formula="of:=IF([.O4]&gt;[.$G4]*2;[.O4];FLOOR([.$J4]*[.O4]))" office:value-type="float" office:value="2797671" calcext:value-type="float">
            <text:p>2797671</text:p>
          </table:table-cell>
          <table:table-cell table:formula="of:=IF([.P4]&gt;[.$G4]*2;[.P4];FLOOR([.$J4]*[.P4]))" office:value-type="float" office:value="2852225" calcext:value-type="float">
            <text:p>2852225</text:p>
          </table:table-cell>
          <table:table-cell table:formula="of:=IF([.Q4]&gt;[.$G4]*2;[.Q4];FLOOR([.$J4]*[.Q4]))" office:value-type="float" office:value="2907843" calcext:value-type="float">
            <text:p>2907843</text:p>
          </table:table-cell>
          <table:table-cell table:formula="of:=IF([.R4]&gt;[.$G4]*2;[.R4];FLOOR([.$J4]*[.R4]))" office:value-type="float" office:value="2964545" calcext:value-type="float">
            <text:p>2964545</text:p>
          </table:table-cell>
          <table:table-cell table:formula="of:=IF([.S4]&gt;[.$G4]*2;[.S4];FLOOR([.$J4]*[.S4]))" office:value-type="float" office:value="3022353" calcext:value-type="float">
            <text:p>3022353</text:p>
          </table:table-cell>
          <table:table-cell table:formula="of:=IF([.T4]&gt;[.$G4]*2;[.T4];FLOOR([.$J4]*[.T4]))" office:value-type="float" office:value="3081288" calcext:value-type="float">
            <text:p>3081288</text:p>
          </table:table-cell>
          <table:table-cell table:formula="of:=IF([.U4]&gt;[.G4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4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RIGHT([.A5])" office:value-type="string" office:string-value="D" calcext:value-type="string">
            <text:p>D</text:p>
          </table:table-cell>
          <table:table-cell table:formula="of:=[.B5]+[.C5]" office:value-type="float" office:value="1975115" calcext:value-type="float">
            <text:p>1975115</text:p>
          </table:table-cell>
          <table:table-cell table:formula="of:=[.D5]+[.E5]" office:value-type="float" office:value="1411260" calcext:value-type="float">
            <text:p>1411260</text:p>
          </table:table-cell>
          <table:table-cell table:formula="of:=IF(AND([.D5]&gt;[.B5];[.E5]&gt;[.C5]);1;0)" office:value-type="float" office:value="0" calcext:value-type="float">
            <text:p>0</text:p>
          </table:table-cell>
          <table:table-cell table:formula="of:=ROUNDDOWN([.H5]/[.G5]; 4)" office:value-type="float" office:value="0.7145" calcext:value-type="float">
            <text:p>0,7145</text:p>
          </table:table-cell>
          <table:table-cell table:formula="of:=IF([.H5]&gt;[.$G5]*2;[.H5];FLOOR([.$J5]*[.H5]))" office:value-type="float" office:value="1008345" calcext:value-type="float">
            <text:p>1008345</text:p>
          </table:table-cell>
          <table:table-cell table:formula="of:=IF([.K5]&gt;[.$G5]*2;[.K5];FLOOR([.$J5]*[.K5]))" office:value-type="float" office:value="720462" calcext:value-type="float">
            <text:p>720462</text:p>
          </table:table-cell>
          <table:table-cell table:formula="of:=IF([.L5]&gt;[.$G5]*2;[.L5];FLOOR([.$J5]*[.L5]))" office:value-type="float" office:value="514770" calcext:value-type="float">
            <text:p>514770</text:p>
          </table:table-cell>
          <table:table-cell table:formula="of:=IF([.M5]&gt;[.$G5]*2;[.M5];FLOOR([.$J5]*[.M5]))" office:value-type="float" office:value="367803" calcext:value-type="float">
            <text:p>367803</text:p>
          </table:table-cell>
          <table:table-cell table:formula="of:=IF([.N5]&gt;[.$G5]*2;[.N5];FLOOR([.$J5]*[.N5]))" office:value-type="float" office:value="262795" calcext:value-type="float">
            <text:p>262795</text:p>
          </table:table-cell>
          <table:table-cell table:formula="of:=IF([.O5]&gt;[.$G5]*2;[.O5];FLOOR([.$J5]*[.O5]))" office:value-type="float" office:value="187767" calcext:value-type="float">
            <text:p>187767</text:p>
          </table:table-cell>
          <table:table-cell table:formula="of:=IF([.P5]&gt;[.$G5]*2;[.P5];FLOOR([.$J5]*[.P5]))" office:value-type="float" office:value="134159" calcext:value-type="float">
            <text:p>134159</text:p>
          </table:table-cell>
          <table:table-cell table:formula="of:=IF([.Q5]&gt;[.$G5]*2;[.Q5];FLOOR([.$J5]*[.Q5]))" office:value-type="float" office:value="95856" calcext:value-type="float">
            <text:p>95856</text:p>
          </table:table-cell>
          <table:table-cell table:formula="of:=IF([.R5]&gt;[.$G5]*2;[.R5];FLOOR([.$J5]*[.R5]))" office:value-type="float" office:value="68489" calcext:value-type="float">
            <text:p>68489</text:p>
          </table:table-cell>
          <table:table-cell table:formula="of:=IF([.S5]&gt;[.$G5]*2;[.S5];FLOOR([.$J5]*[.S5]))" office:value-type="float" office:value="48935" calcext:value-type="float">
            <text:p>48935</text:p>
          </table:table-cell>
          <table:table-cell table:formula="of:=IF([.T5]&gt;[.$G5]*2;[.T5];FLOOR([.$J5]*[.T5]))" office:value-type="float" office:value="34964" calcext:value-type="float">
            <text:p>34964</text:p>
          </table:table-cell>
          <table:table-cell table:formula="of:=IF([.U5]&gt;[.G5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5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RIGHT([.A6])" office:value-type="string" office:string-value="A" calcext:value-type="string">
            <text:p>A</text:p>
          </table:table-cell>
          <table:table-cell table:formula="of:=[.B6]+[.C6]" office:value-type="float" office:value="4664729" calcext:value-type="float">
            <text:p>4664729</text:p>
          </table:table-cell>
          <table:table-cell table:formula="of:=[.D6]+[.E6]" office:value-type="float" office:value="3792224" calcext:value-type="float">
            <text:p>3792224</text:p>
          </table:table-cell>
          <table:table-cell table:formula="of:=IF(AND([.D6]&gt;[.B6];[.E6]&gt;[.C6]);1;0)" office:value-type="float" office:value="0" calcext:value-type="float">
            <text:p>0</text:p>
          </table:table-cell>
          <table:table-cell table:formula="of:=ROUNDDOWN([.H6]/[.G6]; 4)" office:value-type="float" office:value="0.8129" calcext:value-type="float">
            <text:p>0,8129</text:p>
          </table:table-cell>
          <table:table-cell table:formula="of:=IF([.H6]&gt;[.$G6]*2;[.H6];FLOOR([.$J6]*[.H6]))" office:value-type="float" office:value="3082698" calcext:value-type="float">
            <text:p>3082698</text:p>
          </table:table-cell>
          <table:table-cell table:formula="of:=IF([.K6]&gt;[.$G6]*2;[.K6];FLOOR([.$J6]*[.K6]))" office:value-type="float" office:value="2505925" calcext:value-type="float">
            <text:p>2505925</text:p>
          </table:table-cell>
          <table:table-cell table:formula="of:=IF([.L6]&gt;[.$G6]*2;[.L6];FLOOR([.$J6]*[.L6]))" office:value-type="float" office:value="2037066" calcext:value-type="float">
            <text:p>2037066</text:p>
          </table:table-cell>
          <table:table-cell table:formula="of:=IF([.M6]&gt;[.$G6]*2;[.M6];FLOOR([.$J6]*[.M6]))" office:value-type="float" office:value="1655930" calcext:value-type="float">
            <text:p>1655930</text:p>
          </table:table-cell>
          <table:table-cell table:formula="of:=IF([.N6]&gt;[.$G6]*2;[.N6];FLOOR([.$J6]*[.N6]))" office:value-type="float" office:value="1346105" calcext:value-type="float">
            <text:p>1346105</text:p>
          </table:table-cell>
          <table:table-cell table:formula="of:=IF([.O6]&gt;[.$G6]*2;[.O6];FLOOR([.$J6]*[.O6]))" office:value-type="float" office:value="1094248" calcext:value-type="float">
            <text:p>1094248</text:p>
          </table:table-cell>
          <table:table-cell table:formula="of:=IF([.P6]&gt;[.$G6]*2;[.P6];FLOOR([.$J6]*[.P6]))" office:value-type="float" office:value="889514" calcext:value-type="float">
            <text:p>889514</text:p>
          </table:table-cell>
          <table:table-cell table:formula="of:=IF([.Q6]&gt;[.$G6]*2;[.Q6];FLOOR([.$J6]*[.Q6]))" office:value-type="float" office:value="723085" calcext:value-type="float">
            <text:p>723085</text:p>
          </table:table-cell>
          <table:table-cell table:formula="of:=IF([.R6]&gt;[.$G6]*2;[.R6];FLOOR([.$J6]*[.R6]))" office:value-type="float" office:value="587795" calcext:value-type="float">
            <text:p>587795</text:p>
          </table:table-cell>
          <table:table-cell table:formula="of:=IF([.S6]&gt;[.$G6]*2;[.S6];FLOOR([.$J6]*[.S6]))" office:value-type="float" office:value="477818" calcext:value-type="float">
            <text:p>477818</text:p>
          </table:table-cell>
          <table:table-cell table:formula="of:=IF([.T6]&gt;[.$G6]*2;[.T6];FLOOR([.$J6]*[.T6]))" office:value-type="float" office:value="388418" calcext:value-type="float">
            <text:p>388418</text:p>
          </table:table-cell>
          <table:table-cell table:formula="of:=IF([.U6]&gt;[.G6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RIGHT([.A7])" office:value-type="string" office:string-value="D" calcext:value-type="string">
            <text:p>D</text:p>
          </table:table-cell>
          <table:table-cell table:formula="of:=[.B7]+[.C7]" office:value-type="float" office:value="3698361" calcext:value-type="float">
            <text:p>3698361</text:p>
          </table:table-cell>
          <table:table-cell table:formula="of:=[.D7]+[.E7]" office:value-type="float" office:value="4153748" calcext:value-type="float">
            <text:p>4153748</text:p>
          </table:table-cell>
          <table:table-cell table:formula="of:=IF(AND([.D7]&gt;[.B7];[.E7]&gt;[.C7]);1;0)" office:value-type="float" office:value="1" calcext:value-type="float">
            <text:p>1</text:p>
          </table:table-cell>
          <table:table-cell table:formula="of:=ROUNDDOWN([.H7]/[.G7]; 4)" office:value-type="float" office:value="1.1231" calcext:value-type="float">
            <text:p>1,1231</text:p>
          </table:table-cell>
          <table:table-cell table:formula="of:=IF([.H7]&gt;[.$G7]*2;[.H7];FLOOR([.$J7]*[.H7]))" office:value-type="float" office:value="4665074" calcext:value-type="float">
            <text:p>4665074</text:p>
          </table:table-cell>
          <table:table-cell table:formula="of:=IF([.K7]&gt;[.$G7]*2;[.K7];FLOOR([.$J7]*[.K7]))" office:value-type="float" office:value="5239344" calcext:value-type="float">
            <text:p>5239344</text:p>
          </table:table-cell>
          <table:table-cell table:formula="of:=IF([.L7]&gt;[.$G7]*2;[.L7];FLOOR([.$J7]*[.L7]))" office:value-type="float" office:value="5884307" calcext:value-type="float">
            <text:p>5884307</text:p>
          </table:table-cell>
          <table:table-cell table:formula="of:=IF([.M7]&gt;[.$G7]*2;[.M7];FLOOR([.$J7]*[.M7]))" office:value-type="float" office:value="6608665" calcext:value-type="float">
            <text:p>6608665</text:p>
          </table:table-cell>
          <table:table-cell table:formula="of:=IF([.N7]&gt;[.$G7]*2;[.N7];FLOOR([.$J7]*[.N7]))" office:value-type="float" office:value="7422191" calcext:value-type="float">
            <text:p>7422191</text:p>
          </table:table-cell>
          <table:table-cell table:formula="of:=IF([.O7]&gt;[.$G7]*2;[.O7];FLOOR([.$J7]*[.O7]))" office:value-type="float" office:value="7422191" calcext:value-type="float">
            <text:p>7422191</text:p>
          </table:table-cell>
          <table:table-cell table:formula="of:=IF([.P7]&gt;[.$G7]*2;[.P7];FLOOR([.$J7]*[.P7]))" office:value-type="float" office:value="7422191" calcext:value-type="float">
            <text:p>7422191</text:p>
          </table:table-cell>
          <table:table-cell table:formula="of:=IF([.Q7]&gt;[.$G7]*2;[.Q7];FLOOR([.$J7]*[.Q7]))" office:value-type="float" office:value="7422191" calcext:value-type="float">
            <text:p>7422191</text:p>
          </table:table-cell>
          <table:table-cell table:formula="of:=IF([.R7]&gt;[.$G7]*2;[.R7];FLOOR([.$J7]*[.R7]))" office:value-type="float" office:value="7422191" calcext:value-type="float">
            <text:p>7422191</text:p>
          </table:table-cell>
          <table:table-cell table:formula="of:=IF([.S7]&gt;[.$G7]*2;[.S7];FLOOR([.$J7]*[.S7]))" office:value-type="float" office:value="7422191" calcext:value-type="float">
            <text:p>7422191</text:p>
          </table:table-cell>
          <table:table-cell table:formula="of:=IF([.T7]&gt;[.$G7]*2;[.T7];FLOOR([.$J7]*[.T7]))" office:value-type="float" office:value="7422191" calcext:value-type="float">
            <text:p>7422191</text:p>
          </table:table-cell>
          <table:table-cell table:formula="of:=IF([.U7]&gt;[.G7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7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RIGHT([.A8])" office:value-type="string" office:string-value="B" calcext:value-type="string">
            <text:p>B</text:p>
          </table:table-cell>
          <table:table-cell table:formula="of:=[.B8]+[.C8]" office:value-type="float" office:value="7689971" calcext:value-type="float">
            <text:p>7689971</text:p>
          </table:table-cell>
          <table:table-cell table:formula="of:=[.D8]+[.E8]" office:value-type="float" office:value="6719014" calcext:value-type="float">
            <text:p>6719014</text:p>
          </table:table-cell>
          <table:table-cell table:formula="of:=IF(AND([.D8]&gt;[.B8];[.E8]&gt;[.C8]);1;0)" office:value-type="float" office:value="0" calcext:value-type="float">
            <text:p>0</text:p>
          </table:table-cell>
          <table:table-cell table:formula="of:=ROUNDDOWN([.H8]/[.G8]; 4)" office:value-type="float" office:value="0.8737" calcext:value-type="float">
            <text:p>0,8737</text:p>
          </table:table-cell>
          <table:table-cell table:formula="of:=IF([.H8]&gt;[.$G8]*2;[.H8];FLOOR([.$J8]*[.H8]))" office:value-type="float" office:value="5870402" calcext:value-type="float">
            <text:p>5870402</text:p>
          </table:table-cell>
          <table:table-cell table:formula="of:=IF([.K8]&gt;[.$G8]*2;[.K8];FLOOR([.$J8]*[.K8]))" office:value-type="float" office:value="5128970" calcext:value-type="float">
            <text:p>5128970</text:p>
          </table:table-cell>
          <table:table-cell table:formula="of:=IF([.L8]&gt;[.$G8]*2;[.L8];FLOOR([.$J8]*[.L8]))" office:value-type="float" office:value="4481181" calcext:value-type="float">
            <text:p>4481181</text:p>
          </table:table-cell>
          <table:table-cell table:formula="of:=IF([.M8]&gt;[.$G8]*2;[.M8];FLOOR([.$J8]*[.M8]))" office:value-type="float" office:value="3915207" calcext:value-type="float">
            <text:p>3915207</text:p>
          </table:table-cell>
          <table:table-cell table:formula="of:=IF([.N8]&gt;[.$G8]*2;[.N8];FLOOR([.$J8]*[.N8]))" office:value-type="float" office:value="3420716" calcext:value-type="float">
            <text:p>3420716</text:p>
          </table:table-cell>
          <table:table-cell table:formula="of:=IF([.O8]&gt;[.$G8]*2;[.O8];FLOOR([.$J8]*[.O8]))" office:value-type="float" office:value="2988679" calcext:value-type="float">
            <text:p>2988679</text:p>
          </table:table-cell>
          <table:table-cell table:formula="of:=IF([.P8]&gt;[.$G8]*2;[.P8];FLOOR([.$J8]*[.P8]))" office:value-type="float" office:value="2611208" calcext:value-type="float">
            <text:p>2611208</text:p>
          </table:table-cell>
          <table:table-cell table:formula="of:=IF([.Q8]&gt;[.$G8]*2;[.Q8];FLOOR([.$J8]*[.Q8]))" office:value-type="float" office:value="2281412" calcext:value-type="float">
            <text:p>2281412</text:p>
          </table:table-cell>
          <table:table-cell table:formula="of:=IF([.R8]&gt;[.$G8]*2;[.R8];FLOOR([.$J8]*[.R8]))" office:value-type="float" office:value="1993269" calcext:value-type="float">
            <text:p>1993269</text:p>
          </table:table-cell>
          <table:table-cell table:formula="of:=IF([.S8]&gt;[.$G8]*2;[.S8];FLOOR([.$J8]*[.S8]))" office:value-type="float" office:value="1741519" calcext:value-type="float">
            <text:p>1741519</text:p>
          </table:table-cell>
          <table:table-cell table:formula="of:=IF([.T8]&gt;[.$G8]*2;[.T8];FLOOR([.$J8]*[.T8]))" office:value-type="float" office:value="1521565" calcext:value-type="float">
            <text:p>1521565</text:p>
          </table:table-cell>
          <table:table-cell table:formula="of:=IF([.U8]&gt;[.G8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RIGHT([.A9])" office:value-type="string" office:string-value="A" calcext:value-type="string">
            <text:p>A</text:p>
          </table:table-cell>
          <table:table-cell table:formula="of:=[.B9]+[.C9]" office:value-type="float" office:value="1335057" calcext:value-type="float">
            <text:p>1335057</text:p>
          </table:table-cell>
          <table:table-cell table:formula="of:=[.D9]+[.E9]" office:value-type="float" office:value="2079034" calcext:value-type="float">
            <text:p>2079034</text:p>
          </table:table-cell>
          <table:table-cell table:formula="of:=IF(AND([.D9]&gt;[.B9];[.E9]&gt;[.C9]);1;0)" office:value-type="float" office:value="1" calcext:value-type="float">
            <text:p>1</text:p>
          </table:table-cell>
          <table:table-cell table:formula="of:=ROUNDDOWN([.H9]/[.G9]; 4)" office:value-type="float" office:value="1.5572" calcext:value-type="float">
            <text:p>1,5572</text:p>
          </table:table-cell>
          <table:table-cell table:formula="of:=IF([.H9]&gt;[.$G9]*2;[.H9];FLOOR([.$J9]*[.H9]))" office:value-type="float" office:value="3237471" calcext:value-type="float">
            <text:p>3237471</text:p>
          </table:table-cell>
          <table:table-cell table:formula="of:=IF([.K9]&gt;[.$G9]*2;[.K9];FLOOR([.$J9]*[.K9]))" office:value-type="float" office:value="3237471" calcext:value-type="float">
            <text:p>3237471</text:p>
          </table:table-cell>
          <table:table-cell table:formula="of:=IF([.L9]&gt;[.$G9]*2;[.L9];FLOOR([.$J9]*[.L9]))" office:value-type="float" office:value="3237471" calcext:value-type="float">
            <text:p>3237471</text:p>
          </table:table-cell>
          <table:table-cell table:formula="of:=IF([.M9]&gt;[.$G9]*2;[.M9];FLOOR([.$J9]*[.M9]))" office:value-type="float" office:value="3237471" calcext:value-type="float">
            <text:p>3237471</text:p>
          </table:table-cell>
          <table:table-cell table:formula="of:=IF([.N9]&gt;[.$G9]*2;[.N9];FLOOR([.$J9]*[.N9]))" office:value-type="float" office:value="3237471" calcext:value-type="float">
            <text:p>3237471</text:p>
          </table:table-cell>
          <table:table-cell table:formula="of:=IF([.O9]&gt;[.$G9]*2;[.O9];FLOOR([.$J9]*[.O9]))" office:value-type="float" office:value="3237471" calcext:value-type="float">
            <text:p>3237471</text:p>
          </table:table-cell>
          <table:table-cell table:formula="of:=IF([.P9]&gt;[.$G9]*2;[.P9];FLOOR([.$J9]*[.P9]))" office:value-type="float" office:value="3237471" calcext:value-type="float">
            <text:p>3237471</text:p>
          </table:table-cell>
          <table:table-cell table:formula="of:=IF([.Q9]&gt;[.$G9]*2;[.Q9];FLOOR([.$J9]*[.Q9]))" office:value-type="float" office:value="3237471" calcext:value-type="float">
            <text:p>3237471</text:p>
          </table:table-cell>
          <table:table-cell table:formula="of:=IF([.R9]&gt;[.$G9]*2;[.R9];FLOOR([.$J9]*[.R9]))" office:value-type="float" office:value="3237471" calcext:value-type="float">
            <text:p>3237471</text:p>
          </table:table-cell>
          <table:table-cell table:formula="of:=IF([.S9]&gt;[.$G9]*2;[.S9];FLOOR([.$J9]*[.S9]))" office:value-type="float" office:value="3237471" calcext:value-type="float">
            <text:p>3237471</text:p>
          </table:table-cell>
          <table:table-cell table:formula="of:=IF([.T9]&gt;[.$G9]*2;[.T9];FLOOR([.$J9]*[.T9]))" office:value-type="float" office:value="3237471" calcext:value-type="float">
            <text:p>3237471</text:p>
          </table:table-cell>
          <table:table-cell table:formula="of:=IF([.U9]&gt;[.G9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9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RIGHT([.A10])" office:value-type="string" office:string-value="C" calcext:value-type="string">
            <text:p>C</text:p>
          </table:table-cell>
          <table:table-cell table:formula="of:=[.B10]+[.C10]" office:value-type="float" office:value="3291343" calcext:value-type="float">
            <text:p>3291343</text:p>
          </table:table-cell>
          <table:table-cell table:formula="of:=[.D10]+[.E10]" office:value-type="float" office:value="2210357" calcext:value-type="float">
            <text:p>2210357</text:p>
          </table:table-cell>
          <table:table-cell table:formula="of:=IF(AND([.D10]&gt;[.B10];[.E10]&gt;[.C10]);1;0)" office:value-type="float" office:value="0" calcext:value-type="float">
            <text:p>0</text:p>
          </table:table-cell>
          <table:table-cell table:formula="of:=ROUNDDOWN([.H10]/[.G10]; 4)" office:value-type="float" office:value="0.6715" calcext:value-type="float">
            <text:p>0,6715</text:p>
          </table:table-cell>
          <table:table-cell table:formula="of:=IF([.H10]&gt;[.$G10]*2;[.H10];FLOOR([.$J10]*[.H10]))" office:value-type="float" office:value="1484254" calcext:value-type="float">
            <text:p>1484254</text:p>
          </table:table-cell>
          <table:table-cell table:formula="of:=IF([.K10]&gt;[.$G10]*2;[.K10];FLOOR([.$J10]*[.K10]))" office:value-type="float" office:value="996676" calcext:value-type="float">
            <text:p>996676</text:p>
          </table:table-cell>
          <table:table-cell table:formula="of:=IF([.L10]&gt;[.$G10]*2;[.L10];FLOOR([.$J10]*[.L10]))" office:value-type="float" office:value="669267" calcext:value-type="float">
            <text:p>669267</text:p>
          </table:table-cell>
          <table:table-cell table:formula="of:=IF([.M10]&gt;[.$G10]*2;[.M10];FLOOR([.$J10]*[.M10]))" office:value-type="float" office:value="449412" calcext:value-type="float">
            <text:p>449412</text:p>
          </table:table-cell>
          <table:table-cell table:formula="of:=IF([.N10]&gt;[.$G10]*2;[.N10];FLOOR([.$J10]*[.N10]))" office:value-type="float" office:value="301780" calcext:value-type="float">
            <text:p>301780</text:p>
          </table:table-cell>
          <table:table-cell table:formula="of:=IF([.O10]&gt;[.$G10]*2;[.O10];FLOOR([.$J10]*[.O10]))" office:value-type="float" office:value="202645" calcext:value-type="float">
            <text:p>202645</text:p>
          </table:table-cell>
          <table:table-cell table:formula="of:=IF([.P10]&gt;[.$G10]*2;[.P10];FLOOR([.$J10]*[.P10]))" office:value-type="float" office:value="136076" calcext:value-type="float">
            <text:p>136076</text:p>
          </table:table-cell>
          <table:table-cell table:formula="of:=IF([.Q10]&gt;[.$G10]*2;[.Q10];FLOOR([.$J10]*[.Q10]))" office:value-type="float" office:value="91375" calcext:value-type="float">
            <text:p>91375</text:p>
          </table:table-cell>
          <table:table-cell table:formula="of:=IF([.R10]&gt;[.$G10]*2;[.R10];FLOOR([.$J10]*[.R10]))" office:value-type="float" office:value="61358" calcext:value-type="float">
            <text:p>61358</text:p>
          </table:table-cell>
          <table:table-cell table:formula="of:=IF([.S10]&gt;[.$G10]*2;[.S10];FLOOR([.$J10]*[.S10]))" office:value-type="float" office:value="41201" calcext:value-type="float">
            <text:p>41201</text:p>
          </table:table-cell>
          <table:table-cell table:formula="of:=IF([.T10]&gt;[.$G10]*2;[.T10];FLOOR([.$J10]*[.T10]))" office:value-type="float" office:value="27666" calcext:value-type="float">
            <text:p>27666</text:p>
          </table:table-cell>
          <table:table-cell table:formula="of:=IF([.U10]&gt;[.G10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0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RIGHT([.A11])" office:value-type="string" office:string-value="C" calcext:value-type="string">
            <text:p>C</text:p>
          </table:table-cell>
          <table:table-cell table:formula="of:=[.B11]+[.C11]" office:value-type="float" office:value="2339967" calcext:value-type="float">
            <text:p>2339967</text:p>
          </table:table-cell>
          <table:table-cell table:formula="of:=[.D11]+[.E11]" office:value-type="float" office:value="1664564" calcext:value-type="float">
            <text:p>1664564</text:p>
          </table:table-cell>
          <table:table-cell table:formula="of:=IF(AND([.D11]&gt;[.B11];[.E11]&gt;[.C11]);1;0)" office:value-type="float" office:value="0" calcext:value-type="float">
            <text:p>0</text:p>
          </table:table-cell>
          <table:table-cell table:formula="of:=ROUNDDOWN([.H11]/[.G11]; 4)" office:value-type="float" office:value="0.7113" calcext:value-type="float">
            <text:p>0,7113</text:p>
          </table:table-cell>
          <table:table-cell table:formula="of:=IF([.H11]&gt;[.$G11]*2;[.H11];FLOOR([.$J11]*[.H11]))" office:value-type="float" office:value="1184004" calcext:value-type="float">
            <text:p>1184004</text:p>
          </table:table-cell>
          <table:table-cell table:formula="of:=IF([.K11]&gt;[.$G11]*2;[.K11];FLOOR([.$J11]*[.K11]))" office:value-type="float" office:value="842182" calcext:value-type="float">
            <text:p>842182</text:p>
          </table:table-cell>
          <table:table-cell table:formula="of:=IF([.L11]&gt;[.$G11]*2;[.L11];FLOOR([.$J11]*[.L11]))" office:value-type="float" office:value="599044" calcext:value-type="float">
            <text:p>599044</text:p>
          </table:table-cell>
          <table:table-cell table:formula="of:=IF([.M11]&gt;[.$G11]*2;[.M11];FLOOR([.$J11]*[.M11]))" office:value-type="float" office:value="426099" calcext:value-type="float">
            <text:p>426099</text:p>
          </table:table-cell>
          <table:table-cell table:formula="of:=IF([.N11]&gt;[.$G11]*2;[.N11];FLOOR([.$J11]*[.N11]))" office:value-type="float" office:value="303084" calcext:value-type="float">
            <text:p>303084</text:p>
          </table:table-cell>
          <table:table-cell table:formula="of:=IF([.O11]&gt;[.$G11]*2;[.O11];FLOOR([.$J11]*[.O11]))" office:value-type="float" office:value="215583" calcext:value-type="float">
            <text:p>215583</text:p>
          </table:table-cell>
          <table:table-cell table:formula="of:=IF([.P11]&gt;[.$G11]*2;[.P11];FLOOR([.$J11]*[.P11]))" office:value-type="float" office:value="153344" calcext:value-type="float">
            <text:p>153344</text:p>
          </table:table-cell>
          <table:table-cell table:formula="of:=IF([.Q11]&gt;[.$G11]*2;[.Q11];FLOOR([.$J11]*[.Q11]))" office:value-type="float" office:value="109073" calcext:value-type="float">
            <text:p>109073</text:p>
          </table:table-cell>
          <table:table-cell table:formula="of:=IF([.R11]&gt;[.$G11]*2;[.R11];FLOOR([.$J11]*[.R11]))" office:value-type="float" office:value="77583" calcext:value-type="float">
            <text:p>77583</text:p>
          </table:table-cell>
          <table:table-cell table:formula="of:=IF([.S11]&gt;[.$G11]*2;[.S11];FLOOR([.$J11]*[.S11]))" office:value-type="float" office:value="55184" calcext:value-type="float">
            <text:p>55184</text:p>
          </table:table-cell>
          <table:table-cell table:formula="of:=IF([.T11]&gt;[.$G11]*2;[.T11];FLOOR([.$J11]*[.T11]))" office:value-type="float" office:value="39252" calcext:value-type="float">
            <text:p>39252</text:p>
          </table:table-cell>
          <table:table-cell table:formula="of:=IF([.U11]&gt;[.G11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1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RIGHT([.A12])" office:value-type="string" office:string-value="D" calcext:value-type="string">
            <text:p>D</text:p>
          </table:table-cell>
          <table:table-cell table:formula="of:=[.B12]+[.C12]" office:value-type="float" office:value="3983255" calcext:value-type="float">
            <text:p>3983255</text:p>
          </table:table-cell>
          <table:table-cell table:formula="of:=[.D12]+[.E12]" office:value-type="float" office:value="3751139" calcext:value-type="float">
            <text:p>3751139</text:p>
          </table:table-cell>
          <table:table-cell table:formula="of:=IF(AND([.D12]&gt;[.B12];[.E12]&gt;[.C12]);1;0)" office:value-type="float" office:value="0" calcext:value-type="float">
            <text:p>0</text:p>
          </table:table-cell>
          <table:table-cell table:formula="of:=ROUNDDOWN([.H12]/[.G12]; 4)" office:value-type="float" office:value="0.9417" calcext:value-type="float">
            <text:p>0,9417</text:p>
          </table:table-cell>
          <table:table-cell table:formula="of:=IF([.H12]&gt;[.$G12]*2;[.H12];FLOOR([.$J12]*[.H12]))" office:value-type="float" office:value="3532447" calcext:value-type="float">
            <text:p>3532447</text:p>
          </table:table-cell>
          <table:table-cell table:formula="of:=IF([.K12]&gt;[.$G12]*2;[.K12];FLOOR([.$J12]*[.K12]))" office:value-type="float" office:value="3326505" calcext:value-type="float">
            <text:p>3326505</text:p>
          </table:table-cell>
          <table:table-cell table:formula="of:=IF([.L12]&gt;[.$G12]*2;[.L12];FLOOR([.$J12]*[.L12]))" office:value-type="float" office:value="3132569" calcext:value-type="float">
            <text:p>3132569</text:p>
          </table:table-cell>
          <table:table-cell table:formula="of:=IF([.M12]&gt;[.$G12]*2;[.M12];FLOOR([.$J12]*[.M12]))" office:value-type="float" office:value="2949940" calcext:value-type="float">
            <text:p>2949940</text:p>
          </table:table-cell>
          <table:table-cell table:formula="of:=IF([.N12]&gt;[.$G12]*2;[.N12];FLOOR([.$J12]*[.N12]))" office:value-type="float" office:value="2777958" calcext:value-type="float">
            <text:p>2777958</text:p>
          </table:table-cell>
          <table:table-cell table:formula="of:=IF([.O12]&gt;[.$G12]*2;[.O12];FLOOR([.$J12]*[.O12]))" office:value-type="float" office:value="2616003" calcext:value-type="float">
            <text:p>2616003</text:p>
          </table:table-cell>
          <table:table-cell table:formula="of:=IF([.P12]&gt;[.$G12]*2;[.P12];FLOOR([.$J12]*[.P12]))" office:value-type="float" office:value="2463490" calcext:value-type="float">
            <text:p>2463490</text:p>
          </table:table-cell>
          <table:table-cell table:formula="of:=IF([.Q12]&gt;[.$G12]*2;[.Q12];FLOOR([.$J12]*[.Q12]))" office:value-type="float" office:value="2319868" calcext:value-type="float">
            <text:p>2319868</text:p>
          </table:table-cell>
          <table:table-cell table:formula="of:=IF([.R12]&gt;[.$G12]*2;[.R12];FLOOR([.$J12]*[.R12]))" office:value-type="float" office:value="2184619" calcext:value-type="float">
            <text:p>2184619</text:p>
          </table:table-cell>
          <table:table-cell table:formula="of:=IF([.S12]&gt;[.$G12]*2;[.S12];FLOOR([.$J12]*[.S12]))" office:value-type="float" office:value="2057255" calcext:value-type="float">
            <text:p>2057255</text:p>
          </table:table-cell>
          <table:table-cell table:formula="of:=IF([.T12]&gt;[.$G12]*2;[.T12];FLOOR([.$J12]*[.T12]))" office:value-type="float" office:value="1937317" calcext:value-type="float">
            <text:p>1937317</text:p>
          </table:table-cell>
          <table:table-cell table:formula="of:=IF([.U12]&gt;[.G12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RIGHT([.A13])" office:value-type="string" office:string-value="C" calcext:value-type="string">
            <text:p>C</text:p>
          </table:table-cell>
          <table:table-cell table:formula="of:=[.B13]+[.C13]" office:value-type="float" office:value="7688480" calcext:value-type="float">
            <text:p>7688480</text:p>
          </table:table-cell>
          <table:table-cell table:formula="of:=[.D13]+[.E13]" office:value-type="float" office:value="8979036" calcext:value-type="float">
            <text:p>8979036</text:p>
          </table:table-cell>
          <table:table-cell table:formula="of:=IF(AND([.D13]&gt;[.B13];[.E13]&gt;[.C13]);1;0)" office:value-type="float" office:value="1" calcext:value-type="float">
            <text:p>1</text:p>
          </table:table-cell>
          <table:table-cell table:formula="of:=ROUNDDOWN([.H13]/[.G13]; 4)" office:value-type="float" office:value="1.1678" calcext:value-type="float">
            <text:p>1,1678</text:p>
          </table:table-cell>
          <table:table-cell table:formula="of:=IF([.H13]&gt;[.$G13]*2;[.H13];FLOOR([.$J13]*[.H13]))" office:value-type="float" office:value="10485718" calcext:value-type="float">
            <text:p>10485718</text:p>
          </table:table-cell>
          <table:table-cell table:formula="of:=IF([.K13]&gt;[.$G13]*2;[.K13];FLOOR([.$J13]*[.K13]))" office:value-type="float" office:value="12245221" calcext:value-type="float">
            <text:p>12245221</text:p>
          </table:table-cell>
          <table:table-cell table:formula="of:=IF([.L13]&gt;[.$G13]*2;[.L13];FLOOR([.$J13]*[.L13]))" office:value-type="float" office:value="14299969" calcext:value-type="float">
            <text:p>14299969</text:p>
          </table:table-cell>
          <table:table-cell table:formula="of:=IF([.M13]&gt;[.$G13]*2;[.M13];FLOOR([.$J13]*[.M13]))" office:value-type="float" office:value="16699503" calcext:value-type="float">
            <text:p>16699503</text:p>
          </table:table-cell>
          <table:table-cell table:formula="of:=IF([.N13]&gt;[.$G13]*2;[.N13];FLOOR([.$J13]*[.N13]))" office:value-type="float" office:value="16699503" calcext:value-type="float">
            <text:p>16699503</text:p>
          </table:table-cell>
          <table:table-cell table:formula="of:=IF([.O13]&gt;[.$G13]*2;[.O13];FLOOR([.$J13]*[.O13]))" office:value-type="float" office:value="16699503" calcext:value-type="float">
            <text:p>16699503</text:p>
          </table:table-cell>
          <table:table-cell table:formula="of:=IF([.P13]&gt;[.$G13]*2;[.P13];FLOOR([.$J13]*[.P13]))" office:value-type="float" office:value="16699503" calcext:value-type="float">
            <text:p>16699503</text:p>
          </table:table-cell>
          <table:table-cell table:formula="of:=IF([.Q13]&gt;[.$G13]*2;[.Q13];FLOOR([.$J13]*[.Q13]))" office:value-type="float" office:value="16699503" calcext:value-type="float">
            <text:p>16699503</text:p>
          </table:table-cell>
          <table:table-cell table:formula="of:=IF([.R13]&gt;[.$G13]*2;[.R13];FLOOR([.$J13]*[.R13]))" office:value-type="float" office:value="16699503" calcext:value-type="float">
            <text:p>16699503</text:p>
          </table:table-cell>
          <table:table-cell table:formula="of:=IF([.S13]&gt;[.$G13]*2;[.S13];FLOOR([.$J13]*[.S13]))" office:value-type="float" office:value="16699503" calcext:value-type="float">
            <text:p>16699503</text:p>
          </table:table-cell>
          <table:table-cell table:formula="of:=IF([.T13]&gt;[.$G13]*2;[.T13];FLOOR([.$J13]*[.T13]))" office:value-type="float" office:value="16699503" calcext:value-type="float">
            <text:p>16699503</text:p>
          </table:table-cell>
          <table:table-cell table:formula="of:=IF([.U13]&gt;[.G13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RIGHT([.A14])" office:value-type="string" office:string-value="A" calcext:value-type="string">
            <text:p>A</text:p>
          </table:table-cell>
          <table:table-cell table:formula="of:=[.B14]+[.C14]" office:value-type="float" office:value="1960392" calcext:value-type="float">
            <text:p>1960392</text:p>
          </table:table-cell>
          <table:table-cell table:formula="of:=[.D14]+[.E14]" office:value-type="float" office:value="2141427" calcext:value-type="float">
            <text:p>2141427</text:p>
          </table:table-cell>
          <table:table-cell table:formula="of:=IF(AND([.D14]&gt;[.B14];[.E14]&gt;[.C14]);1;0)" office:value-type="float" office:value="1" calcext:value-type="float">
            <text:p>1</text:p>
          </table:table-cell>
          <table:table-cell table:formula="of:=ROUNDDOWN([.H14]/[.G14]; 4)" office:value-type="float" office:value="1.0923" calcext:value-type="float">
            <text:p>1,0923</text:p>
          </table:table-cell>
          <table:table-cell table:formula="of:=IF([.H14]&gt;[.$G14]*2;[.H14];FLOOR([.$J14]*[.H14]))" office:value-type="float" office:value="2339080" calcext:value-type="float">
            <text:p>2339080</text:p>
          </table:table-cell>
          <table:table-cell table:formula="of:=IF([.K14]&gt;[.$G14]*2;[.K14];FLOOR([.$J14]*[.K14]))" office:value-type="float" office:value="2554977" calcext:value-type="float">
            <text:p>2554977</text:p>
          </table:table-cell>
          <table:table-cell table:formula="of:=IF([.L14]&gt;[.$G14]*2;[.L14];FLOOR([.$J14]*[.L14]))" office:value-type="float" office:value="2790801" calcext:value-type="float">
            <text:p>2790801</text:p>
          </table:table-cell>
          <table:table-cell table:formula="of:=IF([.M14]&gt;[.$G14]*2;[.M14];FLOOR([.$J14]*[.M14]))" office:value-type="float" office:value="3048391" calcext:value-type="float">
            <text:p>3048391</text:p>
          </table:table-cell>
          <table:table-cell table:formula="of:=IF([.N14]&gt;[.$G14]*2;[.N14];FLOOR([.$J14]*[.N14]))" office:value-type="float" office:value="3329757" calcext:value-type="float">
            <text:p>3329757</text:p>
          </table:table-cell>
          <table:table-cell table:formula="of:=IF([.O14]&gt;[.$G14]*2;[.O14];FLOOR([.$J14]*[.O14]))" office:value-type="float" office:value="3637093" calcext:value-type="float">
            <text:p>3637093</text:p>
          </table:table-cell>
          <table:table-cell table:formula="of:=IF([.P14]&gt;[.$G14]*2;[.P14];FLOOR([.$J14]*[.P14]))" office:value-type="float" office:value="3972796" calcext:value-type="float">
            <text:p>3972796</text:p>
          </table:table-cell>
          <table:table-cell table:formula="of:=IF([.Q14]&gt;[.$G14]*2;[.Q14];FLOOR([.$J14]*[.Q14]))" office:value-type="float" office:value="3972796" calcext:value-type="float">
            <text:p>3972796</text:p>
          </table:table-cell>
          <table:table-cell table:formula="of:=IF([.R14]&gt;[.$G14]*2;[.R14];FLOOR([.$J14]*[.R14]))" office:value-type="float" office:value="3972796" calcext:value-type="float">
            <text:p>3972796</text:p>
          </table:table-cell>
          <table:table-cell table:formula="of:=IF([.S14]&gt;[.$G14]*2;[.S14];FLOOR([.$J14]*[.S14]))" office:value-type="float" office:value="3972796" calcext:value-type="float">
            <text:p>3972796</text:p>
          </table:table-cell>
          <table:table-cell table:formula="of:=IF([.T14]&gt;[.$G14]*2;[.T14];FLOOR([.$J14]*[.T14]))" office:value-type="float" office:value="3972796" calcext:value-type="float">
            <text:p>3972796</text:p>
          </table:table-cell>
          <table:table-cell table:formula="of:=IF([.U14]&gt;[.G14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4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RIGHT([.A15])" office:value-type="string" office:string-value="A" calcext:value-type="string">
            <text:p>A</text:p>
          </table:table-cell>
          <table:table-cell table:formula="of:=[.B15]+[.C15]" office:value-type="float" office:value="2177470" calcext:value-type="float">
            <text:p>2177470</text:p>
          </table:table-cell>
          <table:table-cell table:formula="of:=[.D15]+[.E15]" office:value-type="float" office:value="1765883" calcext:value-type="float">
            <text:p>1765883</text:p>
          </table:table-cell>
          <table:table-cell table:formula="of:=IF(AND([.D15]&gt;[.B15];[.E15]&gt;[.C15]);1;0)" office:value-type="float" office:value="0" calcext:value-type="float">
            <text:p>0</text:p>
          </table:table-cell>
          <table:table-cell table:formula="of:=ROUNDDOWN([.H15]/[.G15]; 4)" office:value-type="float" office:value="0.8109" calcext:value-type="float">
            <text:p>0,8109</text:p>
          </table:table-cell>
          <table:table-cell table:formula="of:=IF([.H15]&gt;[.$G15]*2;[.H15];FLOOR([.$J15]*[.H15]))" office:value-type="float" office:value="1431954" calcext:value-type="float">
            <text:p>1431954</text:p>
          </table:table-cell>
          <table:table-cell table:formula="of:=IF([.K15]&gt;[.$G15]*2;[.K15];FLOOR([.$J15]*[.K15]))" office:value-type="float" office:value="1161171" calcext:value-type="float">
            <text:p>1161171</text:p>
          </table:table-cell>
          <table:table-cell table:formula="of:=IF([.L15]&gt;[.$G15]*2;[.L15];FLOOR([.$J15]*[.L15]))" office:value-type="float" office:value="941593" calcext:value-type="float">
            <text:p>941593</text:p>
          </table:table-cell>
          <table:table-cell table:formula="of:=IF([.M15]&gt;[.$G15]*2;[.M15];FLOOR([.$J15]*[.M15]))" office:value-type="float" office:value="763537" calcext:value-type="float">
            <text:p>763537</text:p>
          </table:table-cell>
          <table:table-cell table:formula="of:=IF([.N15]&gt;[.$G15]*2;[.N15];FLOOR([.$J15]*[.N15]))" office:value-type="float" office:value="619152" calcext:value-type="float">
            <text:p>619152</text:p>
          </table:table-cell>
          <table:table-cell table:formula="of:=IF([.O15]&gt;[.$G15]*2;[.O15];FLOOR([.$J15]*[.O15]))" office:value-type="float" office:value="502070" calcext:value-type="float">
            <text:p>502070</text:p>
          </table:table-cell>
          <table:table-cell table:formula="of:=IF([.P15]&gt;[.$G15]*2;[.P15];FLOOR([.$J15]*[.P15]))" office:value-type="float" office:value="407128" calcext:value-type="float">
            <text:p>407128</text:p>
          </table:table-cell>
          <table:table-cell table:formula="of:=IF([.Q15]&gt;[.$G15]*2;[.Q15];FLOOR([.$J15]*[.Q15]))" office:value-type="float" office:value="330140" calcext:value-type="float">
            <text:p>330140</text:p>
          </table:table-cell>
          <table:table-cell table:formula="of:=IF([.R15]&gt;[.$G15]*2;[.R15];FLOOR([.$J15]*[.R15]))" office:value-type="float" office:value="267710" calcext:value-type="float">
            <text:p>267710</text:p>
          </table:table-cell>
          <table:table-cell table:formula="of:=IF([.S15]&gt;[.$G15]*2;[.S15];FLOOR([.$J15]*[.S15]))" office:value-type="float" office:value="217086" calcext:value-type="float">
            <text:p>217086</text:p>
          </table:table-cell>
          <table:table-cell table:formula="of:=IF([.T15]&gt;[.$G15]*2;[.T15];FLOOR([.$J15]*[.T15]))" office:value-type="float" office:value="176035" calcext:value-type="float">
            <text:p>176035</text:p>
          </table:table-cell>
          <table:table-cell table:formula="of:=IF([.U15]&gt;[.G15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5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RIGHT([.A16])" office:value-type="string" office:string-value="A" calcext:value-type="string">
            <text:p>A</text:p>
          </table:table-cell>
          <table:table-cell table:formula="of:=[.B16]+[.C16]" office:value-type="float" office:value="5134027" calcext:value-type="float">
            <text:p>5134027</text:p>
          </table:table-cell>
          <table:table-cell table:formula="of:=[.D16]+[.E16]" office:value-type="float" office:value="4099997" calcext:value-type="float">
            <text:p>4099997</text:p>
          </table:table-cell>
          <table:table-cell table:formula="of:=IF(AND([.D16]&gt;[.B16];[.E16]&gt;[.C16]);1;0)" office:value-type="float" office:value="0" calcext:value-type="float">
            <text:p>0</text:p>
          </table:table-cell>
          <table:table-cell table:formula="of:=ROUNDDOWN([.H16]/[.G16]; 4)" office:value-type="float" office:value="0.7985" calcext:value-type="float">
            <text:p>0,7985</text:p>
          </table:table-cell>
          <table:table-cell table:formula="of:=IF([.H16]&gt;[.$G16]*2;[.H16];FLOOR([.$J16]*[.H16]))" office:value-type="float" office:value="3273847" calcext:value-type="float">
            <text:p>3273847</text:p>
          </table:table-cell>
          <table:table-cell table:formula="of:=IF([.K16]&gt;[.$G16]*2;[.K16];FLOOR([.$J16]*[.K16]))" office:value-type="float" office:value="2614166" calcext:value-type="float">
            <text:p>2614166</text:p>
          </table:table-cell>
          <table:table-cell table:formula="of:=IF([.L16]&gt;[.$G16]*2;[.L16];FLOOR([.$J16]*[.L16]))" office:value-type="float" office:value="2087411" calcext:value-type="float">
            <text:p>2087411</text:p>
          </table:table-cell>
          <table:table-cell table:formula="of:=IF([.M16]&gt;[.$G16]*2;[.M16];FLOOR([.$J16]*[.M16]))" office:value-type="float" office:value="1666797" calcext:value-type="float">
            <text:p>1666797</text:p>
          </table:table-cell>
          <table:table-cell table:formula="of:=IF([.N16]&gt;[.$G16]*2;[.N16];FLOOR([.$J16]*[.N16]))" office:value-type="float" office:value="1330937" calcext:value-type="float">
            <text:p>1330937</text:p>
          </table:table-cell>
          <table:table-cell table:formula="of:=IF([.O16]&gt;[.$G16]*2;[.O16];FLOOR([.$J16]*[.O16]))" office:value-type="float" office:value="1062753" calcext:value-type="float">
            <text:p>1062753</text:p>
          </table:table-cell>
          <table:table-cell table:formula="of:=IF([.P16]&gt;[.$G16]*2;[.P16];FLOOR([.$J16]*[.P16]))" office:value-type="float" office:value="848608" calcext:value-type="float">
            <text:p>848608</text:p>
          </table:table-cell>
          <table:table-cell table:formula="of:=IF([.Q16]&gt;[.$G16]*2;[.Q16];FLOOR([.$J16]*[.Q16]))" office:value-type="float" office:value="677613" calcext:value-type="float">
            <text:p>677613</text:p>
          </table:table-cell>
          <table:table-cell table:formula="of:=IF([.R16]&gt;[.$G16]*2;[.R16];FLOOR([.$J16]*[.R16]))" office:value-type="float" office:value="541073" calcext:value-type="float">
            <text:p>541073</text:p>
          </table:table-cell>
          <table:table-cell table:formula="of:=IF([.S16]&gt;[.$G16]*2;[.S16];FLOOR([.$J16]*[.S16]))" office:value-type="float" office:value="432046" calcext:value-type="float">
            <text:p>432046</text:p>
          </table:table-cell>
          <table:table-cell table:formula="of:=IF([.T16]&gt;[.$G16]*2;[.T16];FLOOR([.$J16]*[.T16]))" office:value-type="float" office:value="344988" calcext:value-type="float">
            <text:p>344988</text:p>
          </table:table-cell>
          <table:table-cell table:formula="of:=IF([.U16]&gt;[.G16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RIGHT([.A17])" office:value-type="string" office:string-value="C" calcext:value-type="string">
            <text:p>C</text:p>
          </table:table-cell>
          <table:table-cell table:formula="of:=[.B17]+[.C17]" office:value-type="float" office:value="2728601" calcext:value-type="float">
            <text:p>2728601</text:p>
          </table:table-cell>
          <table:table-cell table:formula="of:=[.D17]+[.E17]" office:value-type="float" office:value="3408578" calcext:value-type="float">
            <text:p>3408578</text:p>
          </table:table-cell>
          <table:table-cell table:formula="of:=IF(AND([.D17]&gt;[.B17];[.E17]&gt;[.C17]);1;0)" office:value-type="float" office:value="1" calcext:value-type="float">
            <text:p>1</text:p>
          </table:table-cell>
          <table:table-cell table:formula="of:=ROUNDDOWN([.H17]/[.G17]; 4)" office:value-type="float" office:value="1.2492" calcext:value-type="float">
            <text:p>1,2492</text:p>
          </table:table-cell>
          <table:table-cell table:formula="of:=IF([.H17]&gt;[.$G17]*2;[.H17];FLOOR([.$J17]*[.H17]))" office:value-type="float" office:value="4257995" calcext:value-type="float">
            <text:p>4257995</text:p>
          </table:table-cell>
          <table:table-cell table:formula="of:=IF([.K17]&gt;[.$G17]*2;[.K17];FLOOR([.$J17]*[.K17]))" office:value-type="float" office:value="5319087" calcext:value-type="float">
            <text:p>5319087</text:p>
          </table:table-cell>
          <table:table-cell table:formula="of:=IF([.L17]&gt;[.$G17]*2;[.L17];FLOOR([.$J17]*[.L17]))" office:value-type="float" office:value="6644603" calcext:value-type="float">
            <text:p>6644603</text:p>
          </table:table-cell>
          <table:table-cell table:formula="of:=IF([.M17]&gt;[.$G17]*2;[.M17];FLOOR([.$J17]*[.M17]))" office:value-type="float" office:value="6644603" calcext:value-type="float">
            <text:p>6644603</text:p>
          </table:table-cell>
          <table:table-cell table:formula="of:=IF([.N17]&gt;[.$G17]*2;[.N17];FLOOR([.$J17]*[.N17]))" office:value-type="float" office:value="6644603" calcext:value-type="float">
            <text:p>6644603</text:p>
          </table:table-cell>
          <table:table-cell table:formula="of:=IF([.O17]&gt;[.$G17]*2;[.O17];FLOOR([.$J17]*[.O17]))" office:value-type="float" office:value="6644603" calcext:value-type="float">
            <text:p>6644603</text:p>
          </table:table-cell>
          <table:table-cell table:formula="of:=IF([.P17]&gt;[.$G17]*2;[.P17];FLOOR([.$J17]*[.P17]))" office:value-type="float" office:value="6644603" calcext:value-type="float">
            <text:p>6644603</text:p>
          </table:table-cell>
          <table:table-cell table:formula="of:=IF([.Q17]&gt;[.$G17]*2;[.Q17];FLOOR([.$J17]*[.Q17]))" office:value-type="float" office:value="6644603" calcext:value-type="float">
            <text:p>6644603</text:p>
          </table:table-cell>
          <table:table-cell table:formula="of:=IF([.R17]&gt;[.$G17]*2;[.R17];FLOOR([.$J17]*[.R17]))" office:value-type="float" office:value="6644603" calcext:value-type="float">
            <text:p>6644603</text:p>
          </table:table-cell>
          <table:table-cell table:formula="of:=IF([.S17]&gt;[.$G17]*2;[.S17];FLOOR([.$J17]*[.S17]))" office:value-type="float" office:value="6644603" calcext:value-type="float">
            <text:p>6644603</text:p>
          </table:table-cell>
          <table:table-cell table:formula="of:=IF([.T17]&gt;[.$G17]*2;[.T17];FLOOR([.$J17]*[.T17]))" office:value-type="float" office:value="6644603" calcext:value-type="float">
            <text:p>6644603</text:p>
          </table:table-cell>
          <table:table-cell table:formula="of:=IF([.U17]&gt;[.G17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7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RIGHT([.A18])" office:value-type="string" office:string-value="A" calcext:value-type="string">
            <text:p>A</text:p>
          </table:table-cell>
          <table:table-cell table:formula="of:=[.B18]+[.C18]" office:value-type="float" office:value="5009321" calcext:value-type="float">
            <text:p>5009321</text:p>
          </table:table-cell>
          <table:table-cell table:formula="of:=[.D18]+[.E18]" office:value-type="float" office:value="3020942" calcext:value-type="float">
            <text:p>3020942</text:p>
          </table:table-cell>
          <table:table-cell table:formula="of:=IF(AND([.D18]&gt;[.B18];[.E18]&gt;[.C18]);1;0)" office:value-type="float" office:value="0" calcext:value-type="float">
            <text:p>0</text:p>
          </table:table-cell>
          <table:table-cell table:formula="of:=ROUNDDOWN([.H18]/[.G18]; 4)" office:value-type="float" office:value="0.603" calcext:value-type="float">
            <text:p>0,603</text:p>
          </table:table-cell>
          <table:table-cell table:formula="of:=IF([.H18]&gt;[.$G18]*2;[.H18];FLOOR([.$J18]*[.H18]))" office:value-type="float" office:value="1821628" calcext:value-type="float">
            <text:p>1821628</text:p>
          </table:table-cell>
          <table:table-cell table:formula="of:=IF([.K18]&gt;[.$G18]*2;[.K18];FLOOR([.$J18]*[.K18]))" office:value-type="float" office:value="1098441" calcext:value-type="float">
            <text:p>1098441</text:p>
          </table:table-cell>
          <table:table-cell table:formula="of:=IF([.L18]&gt;[.$G18]*2;[.L18];FLOOR([.$J18]*[.L18]))" office:value-type="float" office:value="662359" calcext:value-type="float">
            <text:p>662359</text:p>
          </table:table-cell>
          <table:table-cell table:formula="of:=IF([.M18]&gt;[.$G18]*2;[.M18];FLOOR([.$J18]*[.M18]))" office:value-type="float" office:value="399402" calcext:value-type="float">
            <text:p>399402</text:p>
          </table:table-cell>
          <table:table-cell table:formula="of:=IF([.N18]&gt;[.$G18]*2;[.N18];FLOOR([.$J18]*[.N18]))" office:value-type="float" office:value="240839" calcext:value-type="float">
            <text:p>240839</text:p>
          </table:table-cell>
          <table:table-cell table:formula="of:=IF([.O18]&gt;[.$G18]*2;[.O18];FLOOR([.$J18]*[.O18]))" office:value-type="float" office:value="145225" calcext:value-type="float">
            <text:p>145225</text:p>
          </table:table-cell>
          <table:table-cell table:formula="of:=IF([.P18]&gt;[.$G18]*2;[.P18];FLOOR([.$J18]*[.P18]))" office:value-type="float" office:value="87570" calcext:value-type="float">
            <text:p>87570</text:p>
          </table:table-cell>
          <table:table-cell table:formula="of:=IF([.Q18]&gt;[.$G18]*2;[.Q18];FLOOR([.$J18]*[.Q18]))" office:value-type="float" office:value="52804" calcext:value-type="float">
            <text:p>52804</text:p>
          </table:table-cell>
          <table:table-cell table:formula="of:=IF([.R18]&gt;[.$G18]*2;[.R18];FLOOR([.$J18]*[.R18]))" office:value-type="float" office:value="31840" calcext:value-type="float">
            <text:p>31840</text:p>
          </table:table-cell>
          <table:table-cell table:formula="of:=IF([.S18]&gt;[.$G18]*2;[.S18];FLOOR([.$J18]*[.S18]))" office:value-type="float" office:value="19199" calcext:value-type="float">
            <text:p>19199</text:p>
          </table:table-cell>
          <table:table-cell table:formula="of:=IF([.T18]&gt;[.$G18]*2;[.T18];FLOOR([.$J18]*[.T18]))" office:value-type="float" office:value="11576" calcext:value-type="float">
            <text:p>11576</text:p>
          </table:table-cell>
          <table:table-cell table:formula="of:=IF([.U18]&gt;[.G18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8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RIGHT([.A19])" office:value-type="string" office:string-value="D" calcext:value-type="string">
            <text:p>D</text:p>
          </table:table-cell>
          <table:table-cell table:formula="of:=[.B19]+[.C19]" office:value-type="float" office:value="2729291" calcext:value-type="float">
            <text:p>2729291</text:p>
          </table:table-cell>
          <table:table-cell table:formula="of:=[.D19]+[.E19]" office:value-type="float" office:value="1256318" calcext:value-type="float">
            <text:p>1256318</text:p>
          </table:table-cell>
          <table:table-cell table:formula="of:=IF(AND([.D19]&gt;[.B19];[.E19]&gt;[.C19]);1;0)" office:value-type="float" office:value="0" calcext:value-type="float">
            <text:p>0</text:p>
          </table:table-cell>
          <table:table-cell table:formula="of:=ROUNDDOWN([.H19]/[.G19]; 4)" office:value-type="float" office:value="0.4603" calcext:value-type="float">
            <text:p>0,4603</text:p>
          </table:table-cell>
          <table:table-cell table:formula="of:=IF([.H19]&gt;[.$G19]*2;[.H19];FLOOR([.$J19]*[.H19]))" office:value-type="float" office:value="578283" calcext:value-type="float">
            <text:p>578283</text:p>
          </table:table-cell>
          <table:table-cell table:formula="of:=IF([.K19]&gt;[.$G19]*2;[.K19];FLOOR([.$J19]*[.K19]))" office:value-type="float" office:value="266183" calcext:value-type="float">
            <text:p>266183</text:p>
          </table:table-cell>
          <table:table-cell table:formula="of:=IF([.L19]&gt;[.$G19]*2;[.L19];FLOOR([.$J19]*[.L19]))" office:value-type="float" office:value="122524" calcext:value-type="float">
            <text:p>122524</text:p>
          </table:table-cell>
          <table:table-cell table:formula="of:=IF([.M19]&gt;[.$G19]*2;[.M19];FLOOR([.$J19]*[.M19]))" office:value-type="float" office:value="56397" calcext:value-type="float">
            <text:p>56397</text:p>
          </table:table-cell>
          <table:table-cell table:formula="of:=IF([.N19]&gt;[.$G19]*2;[.N19];FLOOR([.$J19]*[.N19]))" office:value-type="float" office:value="25959" calcext:value-type="float">
            <text:p>25959</text:p>
          </table:table-cell>
          <table:table-cell table:formula="of:=IF([.O19]&gt;[.$G19]*2;[.O19];FLOOR([.$J19]*[.O19]))" office:value-type="float" office:value="11948" calcext:value-type="float">
            <text:p>11948</text:p>
          </table:table-cell>
          <table:table-cell table:formula="of:=IF([.P19]&gt;[.$G19]*2;[.P19];FLOOR([.$J19]*[.P19]))" office:value-type="float" office:value="5499" calcext:value-type="float">
            <text:p>5499</text:p>
          </table:table-cell>
          <table:table-cell table:formula="of:=IF([.Q19]&gt;[.$G19]*2;[.Q19];FLOOR([.$J19]*[.Q19]))" office:value-type="float" office:value="2531" calcext:value-type="float">
            <text:p>2531</text:p>
          </table:table-cell>
          <table:table-cell table:formula="of:=IF([.R19]&gt;[.$G19]*2;[.R19];FLOOR([.$J19]*[.R19]))" office:value-type="float" office:value="1165" calcext:value-type="float">
            <text:p>1165</text:p>
          </table:table-cell>
          <table:table-cell table:formula="of:=IF([.S19]&gt;[.$G19]*2;[.S19];FLOOR([.$J19]*[.S19]))" office:value-type="float" office:value="536" calcext:value-type="float">
            <text:p>536</text:p>
          </table:table-cell>
          <table:table-cell table:formula="of:=IF([.T19]&gt;[.$G19]*2;[.T19];FLOOR([.$J19]*[.T19]))" office:value-type="float" office:value="246" calcext:value-type="float">
            <text:p>246</text:p>
          </table:table-cell>
          <table:table-cell table:formula="of:=IF([.U19]&gt;[.G19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9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RIGHT([.A20])" office:value-type="string" office:string-value="C" calcext:value-type="string">
            <text:p>C</text:p>
          </table:table-cell>
          <table:table-cell table:formula="of:=[.B20]+[.C20]" office:value-type="float" office:value="6175874" calcext:value-type="float">
            <text:p>6175874</text:p>
          </table:table-cell>
          <table:table-cell table:formula="of:=[.D20]+[.E20]" office:value-type="float" office:value="3425717" calcext:value-type="float">
            <text:p>3425717</text:p>
          </table:table-cell>
          <table:table-cell table:formula="of:=IF(AND([.D20]&gt;[.B20];[.E20]&gt;[.C20]);1;0)" office:value-type="float" office:value="0" calcext:value-type="float">
            <text:p>0</text:p>
          </table:table-cell>
          <table:table-cell table:formula="of:=ROUNDDOWN([.H20]/[.G20]; 4)" office:value-type="float" office:value="0.5546" calcext:value-type="float">
            <text:p>0,5546</text:p>
          </table:table-cell>
          <table:table-cell table:formula="of:=IF([.H20]&gt;[.$G20]*2;[.H20];FLOOR([.$J20]*[.H20]))" office:value-type="float" office:value="1899902" calcext:value-type="float">
            <text:p>1899902</text:p>
          </table:table-cell>
          <table:table-cell table:formula="of:=IF([.K20]&gt;[.$G20]*2;[.K20];FLOOR([.$J20]*[.K20]))" office:value-type="float" office:value="1053685" calcext:value-type="float">
            <text:p>1053685</text:p>
          </table:table-cell>
          <table:table-cell table:formula="of:=IF([.L20]&gt;[.$G20]*2;[.L20];FLOOR([.$J20]*[.L20]))" office:value-type="float" office:value="584373" calcext:value-type="float">
            <text:p>584373</text:p>
          </table:table-cell>
          <table:table-cell table:formula="of:=IF([.M20]&gt;[.$G20]*2;[.M20];FLOOR([.$J20]*[.M20]))" office:value-type="float" office:value="324093" calcext:value-type="float">
            <text:p>324093</text:p>
          </table:table-cell>
          <table:table-cell table:formula="of:=IF([.N20]&gt;[.$G20]*2;[.N20];FLOOR([.$J20]*[.N20]))" office:value-type="float" office:value="179741" calcext:value-type="float">
            <text:p>179741</text:p>
          </table:table-cell>
          <table:table-cell table:formula="of:=IF([.O20]&gt;[.$G20]*2;[.O20];FLOOR([.$J20]*[.O20]))" office:value-type="float" office:value="99684" calcext:value-type="float">
            <text:p>99684</text:p>
          </table:table-cell>
          <table:table-cell table:formula="of:=IF([.P20]&gt;[.$G20]*2;[.P20];FLOOR([.$J20]*[.P20]))" office:value-type="float" office:value="55284" calcext:value-type="float">
            <text:p>55284</text:p>
          </table:table-cell>
          <table:table-cell table:formula="of:=IF([.Q20]&gt;[.$G20]*2;[.Q20];FLOOR([.$J20]*[.Q20]))" office:value-type="float" office:value="30660" calcext:value-type="float">
            <text:p>30660</text:p>
          </table:table-cell>
          <table:table-cell table:formula="of:=IF([.R20]&gt;[.$G20]*2;[.R20];FLOOR([.$J20]*[.R20]))" office:value-type="float" office:value="17004" calcext:value-type="float">
            <text:p>17004</text:p>
          </table:table-cell>
          <table:table-cell table:formula="of:=IF([.S20]&gt;[.$G20]*2;[.S20];FLOOR([.$J20]*[.S20]))" office:value-type="float" office:value="9430" calcext:value-type="float">
            <text:p>9430</text:p>
          </table:table-cell>
          <table:table-cell table:formula="of:=IF([.T20]&gt;[.$G20]*2;[.T20];FLOOR([.$J20]*[.T20]))" office:value-type="float" office:value="5229" calcext:value-type="float">
            <text:p>5229</text:p>
          </table:table-cell>
          <table:table-cell table:formula="of:=IF([.U20]&gt;[.G20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0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RIGHT([.A21])" office:value-type="string" office:string-value="C" calcext:value-type="string">
            <text:p>C</text:p>
          </table:table-cell>
          <table:table-cell table:formula="of:=[.B21]+[.C21]" office:value-type="float" office:value="3008890" calcext:value-type="float">
            <text:p>3008890</text:p>
          </table:table-cell>
          <table:table-cell table:formula="of:=[.D21]+[.E21]" office:value-type="float" office:value="2778690" calcext:value-type="float">
            <text:p>2778690</text:p>
          </table:table-cell>
          <table:table-cell table:formula="of:=IF(AND([.D21]&gt;[.B21];[.E21]&gt;[.C21]);1;0)" office:value-type="float" office:value="0" calcext:value-type="float">
            <text:p>0</text:p>
          </table:table-cell>
          <table:table-cell table:formula="of:=ROUNDDOWN([.H21]/[.G21]; 4)" office:value-type="float" office:value="0.9234" calcext:value-type="float">
            <text:p>0,9234</text:p>
          </table:table-cell>
          <table:table-cell table:formula="of:=IF([.H21]&gt;[.$G21]*2;[.H21];FLOOR([.$J21]*[.H21]))" office:value-type="float" office:value="2565842" calcext:value-type="float">
            <text:p>2565842</text:p>
          </table:table-cell>
          <table:table-cell table:formula="of:=IF([.K21]&gt;[.$G21]*2;[.K21];FLOOR([.$J21]*[.K21]))" office:value-type="float" office:value="2369298" calcext:value-type="float">
            <text:p>2369298</text:p>
          </table:table-cell>
          <table:table-cell table:formula="of:=IF([.L21]&gt;[.$G21]*2;[.L21];FLOOR([.$J21]*[.L21]))" office:value-type="float" office:value="2187809" calcext:value-type="float">
            <text:p>2187809</text:p>
          </table:table-cell>
          <table:table-cell table:formula="of:=IF([.M21]&gt;[.$G21]*2;[.M21];FLOOR([.$J21]*[.M21]))" office:value-type="float" office:value="2020222" calcext:value-type="float">
            <text:p>2020222</text:p>
          </table:table-cell>
          <table:table-cell table:formula="of:=IF([.N21]&gt;[.$G21]*2;[.N21];FLOOR([.$J21]*[.N21]))" office:value-type="float" office:value="1865472" calcext:value-type="float">
            <text:p>1865472</text:p>
          </table:table-cell>
          <table:table-cell table:formula="of:=IF([.O21]&gt;[.$G21]*2;[.O21];FLOOR([.$J21]*[.O21]))" office:value-type="float" office:value="1722576" calcext:value-type="float">
            <text:p>1722576</text:p>
          </table:table-cell>
          <table:table-cell table:formula="of:=IF([.P21]&gt;[.$G21]*2;[.P21];FLOOR([.$J21]*[.P21]))" office:value-type="float" office:value="1590626" calcext:value-type="float">
            <text:p>1590626</text:p>
          </table:table-cell>
          <table:table-cell table:formula="of:=IF([.Q21]&gt;[.$G21]*2;[.Q21];FLOOR([.$J21]*[.Q21]))" office:value-type="float" office:value="1468784" calcext:value-type="float">
            <text:p>1468784</text:p>
          </table:table-cell>
          <table:table-cell table:formula="of:=IF([.R21]&gt;[.$G21]*2;[.R21];FLOOR([.$J21]*[.R21]))" office:value-type="float" office:value="1356275" calcext:value-type="float">
            <text:p>1356275</text:p>
          </table:table-cell>
          <table:table-cell table:formula="of:=IF([.S21]&gt;[.$G21]*2;[.S21];FLOOR([.$J21]*[.S21]))" office:value-type="float" office:value="1252384" calcext:value-type="float">
            <text:p>1252384</text:p>
          </table:table-cell>
          <table:table-cell table:formula="of:=IF([.T21]&gt;[.$G21]*2;[.T21];FLOOR([.$J21]*[.T21]))" office:value-type="float" office:value="1156451" calcext:value-type="float">
            <text:p>1156451</text:p>
          </table:table-cell>
          <table:table-cell table:formula="of:=IF([.U21]&gt;[.G21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1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RIGHT([.A22])" office:value-type="string" office:string-value="A" calcext:value-type="string">
            <text:p>A</text:p>
          </table:table-cell>
          <table:table-cell table:formula="of:=[.B22]+[.C22]" office:value-type="float" office:value="4752576" calcext:value-type="float">
            <text:p>4752576</text:p>
          </table:table-cell>
          <table:table-cell table:formula="of:=[.D22]+[.E22]" office:value-type="float" office:value="572183" calcext:value-type="float">
            <text:p>572183</text:p>
          </table:table-cell>
          <table:table-cell table:formula="of:=IF(AND([.D22]&gt;[.B22];[.E22]&gt;[.C22]);1;0)" office:value-type="float" office:value="0" calcext:value-type="float">
            <text:p>0</text:p>
          </table:table-cell>
          <table:table-cell table:formula="of:=ROUNDDOWN([.H22]/[.G22]; 4)" office:value-type="float" office:value="0.1203" calcext:value-type="float">
            <text:p>0,1203</text:p>
          </table:table-cell>
          <table:table-cell table:formula="of:=IF([.H22]&gt;[.$G22]*2;[.H22];FLOOR([.$J22]*[.H22]))" office:value-type="float" office:value="68833" calcext:value-type="float">
            <text:p>68833</text:p>
          </table:table-cell>
          <table:table-cell table:formula="of:=IF([.K22]&gt;[.$G22]*2;[.K22];FLOOR([.$J22]*[.K22]))" office:value-type="float" office:value="8280" calcext:value-type="float">
            <text:p>8280</text:p>
          </table:table-cell>
          <table:table-cell table:formula="of:=IF([.L22]&gt;[.$G22]*2;[.L22];FLOOR([.$J22]*[.L22]))" office:value-type="float" office:value="996" calcext:value-type="float">
            <text:p>996</text:p>
          </table:table-cell>
          <table:table-cell table:formula="of:=IF([.M22]&gt;[.$G22]*2;[.M22];FLOOR([.$J22]*[.M22]))" office:value-type="float" office:value="119" calcext:value-type="float">
            <text:p>119</text:p>
          </table:table-cell>
          <table:table-cell table:formula="of:=IF([.N22]&gt;[.$G22]*2;[.N22];FLOOR([.$J22]*[.N22]))" office:value-type="float" office:value="14" calcext:value-type="float">
            <text:p>14</text:p>
          </table:table-cell>
          <table:table-cell table:formula="of:=IF([.O22]&gt;[.$G22]*2;[.O22];FLOOR([.$J22]*[.O22]))" office:value-type="float" office:value="1" calcext:value-type="float">
            <text:p>1</text:p>
          </table:table-cell>
          <table:table-cell table:formula="of:=IF([.P22]&gt;[.$G22]*2;[.P22];FLOOR([.$J22]*[.P22]))" office:value-type="float" office:value="0" calcext:value-type="float">
            <text:p>0</text:p>
          </table:table-cell>
          <table:table-cell table:formula="of:=IF([.Q22]&gt;[.$G22]*2;[.Q22];FLOOR([.$J22]*[.Q22]))" office:value-type="float" office:value="0" calcext:value-type="float">
            <text:p>0</text:p>
          </table:table-cell>
          <table:table-cell table:formula="of:=IF([.R22]&gt;[.$G22]*2;[.R22];FLOOR([.$J22]*[.R22]))" office:value-type="float" office:value="0" calcext:value-type="float">
            <text:p>0</text:p>
          </table:table-cell>
          <table:table-cell table:formula="of:=IF([.S22]&gt;[.$G22]*2;[.S22];FLOOR([.$J22]*[.S22]))" office:value-type="float" office:value="0" calcext:value-type="float">
            <text:p>0</text:p>
          </table:table-cell>
          <table:table-cell table:formula="of:=IF([.T22]&gt;[.$G22]*2;[.T22];FLOOR([.$J22]*[.T22]))" office:value-type="float" office:value="0" calcext:value-type="float">
            <text:p>0</text:p>
          </table:table-cell>
          <table:table-cell table:formula="of:=IF([.U22]&gt;[.G22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RIGHT([.A23])" office:value-type="string" office:string-value="B" calcext:value-type="string">
            <text:p>B</text:p>
          </table:table-cell>
          <table:table-cell table:formula="of:=[.B23]+[.C23]" office:value-type="float" office:value="1434562" calcext:value-type="float">
            <text:p>1434562</text:p>
          </table:table-cell>
          <table:table-cell table:formula="of:=[.D23]+[.E23]" office:value-type="float" office:value="5519227" calcext:value-type="float">
            <text:p>5519227</text:p>
          </table:table-cell>
          <table:table-cell table:formula="of:=IF(AND([.D23]&gt;[.B23];[.E23]&gt;[.C23]);1;0)" office:value-type="float" office:value="1" calcext:value-type="float">
            <text:p>1</text:p>
          </table:table-cell>
          <table:table-cell table:formula="of:=ROUNDDOWN([.H23]/[.G23]; 4)" office:value-type="float" office:value="3.8473" calcext:value-type="float">
            <text:p>3,8473</text:p>
          </table:table-cell>
          <table:table-cell table:formula="of:=IF([.H23]&gt;[.$G23]*2;[.H23];FLOOR([.$J23]*[.H23]))" office:value-type="float" office:value="5519227" calcext:value-type="float">
            <text:p>5519227</text:p>
          </table:table-cell>
          <table:table-cell table:formula="of:=IF([.K23]&gt;[.$G23]*2;[.K23];FLOOR([.$J23]*[.K23]))" office:value-type="float" office:value="5519227" calcext:value-type="float">
            <text:p>5519227</text:p>
          </table:table-cell>
          <table:table-cell table:formula="of:=IF([.L23]&gt;[.$G23]*2;[.L23];FLOOR([.$J23]*[.L23]))" office:value-type="float" office:value="5519227" calcext:value-type="float">
            <text:p>5519227</text:p>
          </table:table-cell>
          <table:table-cell table:formula="of:=IF([.M23]&gt;[.$G23]*2;[.M23];FLOOR([.$J23]*[.M23]))" office:value-type="float" office:value="5519227" calcext:value-type="float">
            <text:p>5519227</text:p>
          </table:table-cell>
          <table:table-cell table:formula="of:=IF([.N23]&gt;[.$G23]*2;[.N23];FLOOR([.$J23]*[.N23]))" office:value-type="float" office:value="5519227" calcext:value-type="float">
            <text:p>5519227</text:p>
          </table:table-cell>
          <table:table-cell table:formula="of:=IF([.O23]&gt;[.$G23]*2;[.O23];FLOOR([.$J23]*[.O23]))" office:value-type="float" office:value="5519227" calcext:value-type="float">
            <text:p>5519227</text:p>
          </table:table-cell>
          <table:table-cell table:formula="of:=IF([.P23]&gt;[.$G23]*2;[.P23];FLOOR([.$J23]*[.P23]))" office:value-type="float" office:value="5519227" calcext:value-type="float">
            <text:p>5519227</text:p>
          </table:table-cell>
          <table:table-cell table:formula="of:=IF([.Q23]&gt;[.$G23]*2;[.Q23];FLOOR([.$J23]*[.Q23]))" office:value-type="float" office:value="5519227" calcext:value-type="float">
            <text:p>5519227</text:p>
          </table:table-cell>
          <table:table-cell table:formula="of:=IF([.R23]&gt;[.$G23]*2;[.R23];FLOOR([.$J23]*[.R23]))" office:value-type="float" office:value="5519227" calcext:value-type="float">
            <text:p>5519227</text:p>
          </table:table-cell>
          <table:table-cell table:formula="of:=IF([.S23]&gt;[.$G23]*2;[.S23];FLOOR([.$J23]*[.S23]))" office:value-type="float" office:value="5519227" calcext:value-type="float">
            <text:p>5519227</text:p>
          </table:table-cell>
          <table:table-cell table:formula="of:=IF([.T23]&gt;[.$G23]*2;[.T23];FLOOR([.$J23]*[.T23]))" office:value-type="float" office:value="5519227" calcext:value-type="float">
            <text:p>5519227</text:p>
          </table:table-cell>
          <table:table-cell table:formula="of:=IF([.U23]&gt;[.G23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3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RIGHT([.A24])" office:value-type="string" office:string-value="B" calcext:value-type="string">
            <text:p>B</text:p>
          </table:table-cell>
          <table:table-cell table:formula="of:=[.B24]+[.C24]" office:value-type="float" office:value="4505451" calcext:value-type="float">
            <text:p>4505451</text:p>
          </table:table-cell>
          <table:table-cell table:formula="of:=[.D24]+[.E24]" office:value-type="float" office:value="3273876" calcext:value-type="float">
            <text:p>3273876</text:p>
          </table:table-cell>
          <table:table-cell table:formula="of:=IF(AND([.D24]&gt;[.B24];[.E24]&gt;[.C24]);1;0)" office:value-type="float" office:value="0" calcext:value-type="float">
            <text:p>0</text:p>
          </table:table-cell>
          <table:table-cell table:formula="of:=ROUNDDOWN([.H24]/[.G24]; 4)" office:value-type="float" office:value="0.7266" calcext:value-type="float">
            <text:p>0,7266</text:p>
          </table:table-cell>
          <table:table-cell table:formula="of:=IF([.H24]&gt;[.$G24]*2;[.H24];FLOOR([.$J24]*[.H24]))" office:value-type="float" office:value="2378798" calcext:value-type="float">
            <text:p>2378798</text:p>
          </table:table-cell>
          <table:table-cell table:formula="of:=IF([.K24]&gt;[.$G24]*2;[.K24];FLOOR([.$J24]*[.K24]))" office:value-type="float" office:value="1728434" calcext:value-type="float">
            <text:p>1728434</text:p>
          </table:table-cell>
          <table:table-cell table:formula="of:=IF([.L24]&gt;[.$G24]*2;[.L24];FLOOR([.$J24]*[.L24]))" office:value-type="float" office:value="1255880" calcext:value-type="float">
            <text:p>1255880</text:p>
          </table:table-cell>
          <table:table-cell table:formula="of:=IF([.M24]&gt;[.$G24]*2;[.M24];FLOOR([.$J24]*[.M24]))" office:value-type="float" office:value="912522" calcext:value-type="float">
            <text:p>912522</text:p>
          </table:table-cell>
          <table:table-cell table:formula="of:=IF([.N24]&gt;[.$G24]*2;[.N24];FLOOR([.$J24]*[.N24]))" office:value-type="float" office:value="663038" calcext:value-type="float">
            <text:p>663038</text:p>
          </table:table-cell>
          <table:table-cell table:formula="of:=IF([.O24]&gt;[.$G24]*2;[.O24];FLOOR([.$J24]*[.O24]))" office:value-type="float" office:value="481763" calcext:value-type="float">
            <text:p>481763</text:p>
          </table:table-cell>
          <table:table-cell table:formula="of:=IF([.P24]&gt;[.$G24]*2;[.P24];FLOOR([.$J24]*[.P24]))" office:value-type="float" office:value="350048" calcext:value-type="float">
            <text:p>350048</text:p>
          </table:table-cell>
          <table:table-cell table:formula="of:=IF([.Q24]&gt;[.$G24]*2;[.Q24];FLOOR([.$J24]*[.Q24]))" office:value-type="float" office:value="254344" calcext:value-type="float">
            <text:p>254344</text:p>
          </table:table-cell>
          <table:table-cell table:formula="of:=IF([.R24]&gt;[.$G24]*2;[.R24];FLOOR([.$J24]*[.R24]))" office:value-type="float" office:value="184806" calcext:value-type="float">
            <text:p>184806</text:p>
          </table:table-cell>
          <table:table-cell table:formula="of:=IF([.S24]&gt;[.$G24]*2;[.S24];FLOOR([.$J24]*[.S24]))" office:value-type="float" office:value="134280" calcext:value-type="float">
            <text:p>134280</text:p>
          </table:table-cell>
          <table:table-cell table:formula="of:=IF([.T24]&gt;[.$G24]*2;[.T24];FLOOR([.$J24]*[.T24]))" office:value-type="float" office:value="97567" calcext:value-type="float">
            <text:p>97567</text:p>
          </table:table-cell>
          <table:table-cell table:formula="of:=IF([.U24]&gt;[.G24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RIGHT([.A25])" office:value-type="string" office:string-value="C" calcext:value-type="string">
            <text:p>C</text:p>
          </table:table-cell>
          <table:table-cell table:formula="of:=[.B25]+[.C25]" office:value-type="float" office:value="1327364" calcext:value-type="float">
            <text:p>1327364</text:p>
          </table:table-cell>
          <table:table-cell table:formula="of:=[.D25]+[.E25]" office:value-type="float" office:value="1664117" calcext:value-type="float">
            <text:p>1664117</text:p>
          </table:table-cell>
          <table:table-cell table:formula="of:=IF(AND([.D25]&gt;[.B25];[.E25]&gt;[.C25]);1;0)" office:value-type="float" office:value="1" calcext:value-type="float">
            <text:p>1</text:p>
          </table:table-cell>
          <table:table-cell table:formula="of:=ROUNDDOWN([.H25]/[.G25]; 4)" office:value-type="float" office:value="1.2537" calcext:value-type="float">
            <text:p>1,2537</text:p>
          </table:table-cell>
          <table:table-cell table:formula="of:=IF([.H25]&gt;[.$G25]*2;[.H25];FLOOR([.$J25]*[.H25]))" office:value-type="float" office:value="2086303" calcext:value-type="float">
            <text:p>2086303</text:p>
          </table:table-cell>
          <table:table-cell table:formula="of:=IF([.K25]&gt;[.$G25]*2;[.K25];FLOOR([.$J25]*[.K25]))" office:value-type="float" office:value="2615598" calcext:value-type="float">
            <text:p>2615598</text:p>
          </table:table-cell>
          <table:table-cell table:formula="of:=IF([.L25]&gt;[.$G25]*2;[.L25];FLOOR([.$J25]*[.L25]))" office:value-type="float" office:value="3279175" calcext:value-type="float">
            <text:p>3279175</text:p>
          </table:table-cell>
          <table:table-cell table:formula="of:=IF([.M25]&gt;[.$G25]*2;[.M25];FLOOR([.$J25]*[.M25]))" office:value-type="float" office:value="3279175" calcext:value-type="float">
            <text:p>3279175</text:p>
          </table:table-cell>
          <table:table-cell table:formula="of:=IF([.N25]&gt;[.$G25]*2;[.N25];FLOOR([.$J25]*[.N25]))" office:value-type="float" office:value="3279175" calcext:value-type="float">
            <text:p>3279175</text:p>
          </table:table-cell>
          <table:table-cell table:formula="of:=IF([.O25]&gt;[.$G25]*2;[.O25];FLOOR([.$J25]*[.O25]))" office:value-type="float" office:value="3279175" calcext:value-type="float">
            <text:p>3279175</text:p>
          </table:table-cell>
          <table:table-cell table:formula="of:=IF([.P25]&gt;[.$G25]*2;[.P25];FLOOR([.$J25]*[.P25]))" office:value-type="float" office:value="3279175" calcext:value-type="float">
            <text:p>3279175</text:p>
          </table:table-cell>
          <table:table-cell table:formula="of:=IF([.Q25]&gt;[.$G25]*2;[.Q25];FLOOR([.$J25]*[.Q25]))" office:value-type="float" office:value="3279175" calcext:value-type="float">
            <text:p>3279175</text:p>
          </table:table-cell>
          <table:table-cell table:formula="of:=IF([.R25]&gt;[.$G25]*2;[.R25];FLOOR([.$J25]*[.R25]))" office:value-type="float" office:value="3279175" calcext:value-type="float">
            <text:p>3279175</text:p>
          </table:table-cell>
          <table:table-cell table:formula="of:=IF([.S25]&gt;[.$G25]*2;[.S25];FLOOR([.$J25]*[.S25]))" office:value-type="float" office:value="3279175" calcext:value-type="float">
            <text:p>3279175</text:p>
          </table:table-cell>
          <table:table-cell table:formula="of:=IF([.T25]&gt;[.$G25]*2;[.T25];FLOOR([.$J25]*[.T25]))" office:value-type="float" office:value="3279175" calcext:value-type="float">
            <text:p>3279175</text:p>
          </table:table-cell>
          <table:table-cell table:formula="of:=IF([.U25]&gt;[.G25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RIGHT([.A26])" office:value-type="string" office:string-value="B" calcext:value-type="string">
            <text:p>B</text:p>
          </table:table-cell>
          <table:table-cell table:formula="of:=[.B26]+[.C26]" office:value-type="float" office:value="884947" calcext:value-type="float">
            <text:p>884947</text:p>
          </table:table-cell>
          <table:table-cell table:formula="of:=[.D26]+[.E26]" office:value-type="float" office:value="3347446" calcext:value-type="float">
            <text:p>3347446</text:p>
          </table:table-cell>
          <table:table-cell table:formula="of:=IF(AND([.D26]&gt;[.B26];[.E26]&gt;[.C26]);1;0)" office:value-type="float" office:value="1" calcext:value-type="float">
            <text:p>1</text:p>
          </table:table-cell>
          <table:table-cell table:formula="of:=ROUNDDOWN([.H26]/[.G26]; 4)" office:value-type="float" office:value="3.7826" calcext:value-type="float">
            <text:p>3,7826</text:p>
          </table:table-cell>
          <table:table-cell table:formula="of:=IF([.H26]&gt;[.$G26]*2;[.H26];FLOOR([.$J26]*[.H26]))" office:value-type="float" office:value="3347446" calcext:value-type="float">
            <text:p>3347446</text:p>
          </table:table-cell>
          <table:table-cell table:formula="of:=IF([.K26]&gt;[.$G26]*2;[.K26];FLOOR([.$J26]*[.K26]))" office:value-type="float" office:value="3347446" calcext:value-type="float">
            <text:p>3347446</text:p>
          </table:table-cell>
          <table:table-cell table:formula="of:=IF([.L26]&gt;[.$G26]*2;[.L26];FLOOR([.$J26]*[.L26]))" office:value-type="float" office:value="3347446" calcext:value-type="float">
            <text:p>3347446</text:p>
          </table:table-cell>
          <table:table-cell table:formula="of:=IF([.M26]&gt;[.$G26]*2;[.M26];FLOOR([.$J26]*[.M26]))" office:value-type="float" office:value="3347446" calcext:value-type="float">
            <text:p>3347446</text:p>
          </table:table-cell>
          <table:table-cell table:formula="of:=IF([.N26]&gt;[.$G26]*2;[.N26];FLOOR([.$J26]*[.N26]))" office:value-type="float" office:value="3347446" calcext:value-type="float">
            <text:p>3347446</text:p>
          </table:table-cell>
          <table:table-cell table:formula="of:=IF([.O26]&gt;[.$G26]*2;[.O26];FLOOR([.$J26]*[.O26]))" office:value-type="float" office:value="3347446" calcext:value-type="float">
            <text:p>3347446</text:p>
          </table:table-cell>
          <table:table-cell table:formula="of:=IF([.P26]&gt;[.$G26]*2;[.P26];FLOOR([.$J26]*[.P26]))" office:value-type="float" office:value="3347446" calcext:value-type="float">
            <text:p>3347446</text:p>
          </table:table-cell>
          <table:table-cell table:formula="of:=IF([.Q26]&gt;[.$G26]*2;[.Q26];FLOOR([.$J26]*[.Q26]))" office:value-type="float" office:value="3347446" calcext:value-type="float">
            <text:p>3347446</text:p>
          </table:table-cell>
          <table:table-cell table:formula="of:=IF([.R26]&gt;[.$G26]*2;[.R26];FLOOR([.$J26]*[.R26]))" office:value-type="float" office:value="3347446" calcext:value-type="float">
            <text:p>3347446</text:p>
          </table:table-cell>
          <table:table-cell table:formula="of:=IF([.S26]&gt;[.$G26]*2;[.S26];FLOOR([.$J26]*[.S26]))" office:value-type="float" office:value="3347446" calcext:value-type="float">
            <text:p>3347446</text:p>
          </table:table-cell>
          <table:table-cell table:formula="of:=IF([.T26]&gt;[.$G26]*2;[.T26];FLOOR([.$J26]*[.T26]))" office:value-type="float" office:value="3347446" calcext:value-type="float">
            <text:p>3347446</text:p>
          </table:table-cell>
          <table:table-cell table:formula="of:=IF([.U26]&gt;[.G26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6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RIGHT([.A27])" office:value-type="string" office:string-value="C" calcext:value-type="string">
            <text:p>C</text:p>
          </table:table-cell>
          <table:table-cell table:formula="of:=[.B27]+[.C27]" office:value-type="float" office:value="2151563" calcext:value-type="float">
            <text:p>2151563</text:p>
          </table:table-cell>
          <table:table-cell table:formula="of:=[.D27]+[.E27]" office:value-type="float" office:value="1868301" calcext:value-type="float">
            <text:p>1868301</text:p>
          </table:table-cell>
          <table:table-cell table:formula="of:=IF(AND([.D27]&gt;[.B27];[.E27]&gt;[.C27]);1;0)" office:value-type="float" office:value="0" calcext:value-type="float">
            <text:p>0</text:p>
          </table:table-cell>
          <table:table-cell table:formula="of:=ROUNDDOWN([.H27]/[.G27]; 4)" office:value-type="float" office:value="0.8683" calcext:value-type="float">
            <text:p>0,8683</text:p>
          </table:table-cell>
          <table:table-cell table:formula="of:=IF([.H27]&gt;[.$G27]*2;[.H27];FLOOR([.$J27]*[.H27]))" office:value-type="float" office:value="1622245" calcext:value-type="float">
            <text:p>1622245</text:p>
          </table:table-cell>
          <table:table-cell table:formula="of:=IF([.K27]&gt;[.$G27]*2;[.K27];FLOOR([.$J27]*[.K27]))" office:value-type="float" office:value="1408595" calcext:value-type="float">
            <text:p>1408595</text:p>
          </table:table-cell>
          <table:table-cell table:formula="of:=IF([.L27]&gt;[.$G27]*2;[.L27];FLOOR([.$J27]*[.L27]))" office:value-type="float" office:value="1223083" calcext:value-type="float">
            <text:p>1223083</text:p>
          </table:table-cell>
          <table:table-cell table:formula="of:=IF([.M27]&gt;[.$G27]*2;[.M27];FLOOR([.$J27]*[.M27]))" office:value-type="float" office:value="1062002" calcext:value-type="float">
            <text:p>1062002</text:p>
          </table:table-cell>
          <table:table-cell table:formula="of:=IF([.N27]&gt;[.$G27]*2;[.N27];FLOOR([.$J27]*[.N27]))" office:value-type="float" office:value="922136" calcext:value-type="float">
            <text:p>922136</text:p>
          </table:table-cell>
          <table:table-cell table:formula="of:=IF([.O27]&gt;[.$G27]*2;[.O27];FLOOR([.$J27]*[.O27]))" office:value-type="float" office:value="800690" calcext:value-type="float">
            <text:p>800690</text:p>
          </table:table-cell>
          <table:table-cell table:formula="of:=IF([.P27]&gt;[.$G27]*2;[.P27];FLOOR([.$J27]*[.P27]))" office:value-type="float" office:value="695239" calcext:value-type="float">
            <text:p>695239</text:p>
          </table:table-cell>
          <table:table-cell table:formula="of:=IF([.Q27]&gt;[.$G27]*2;[.Q27];FLOOR([.$J27]*[.Q27]))" office:value-type="float" office:value="603676" calcext:value-type="float">
            <text:p>603676</text:p>
          </table:table-cell>
          <table:table-cell table:formula="of:=IF([.R27]&gt;[.$G27]*2;[.R27];FLOOR([.$J27]*[.R27]))" office:value-type="float" office:value="524171" calcext:value-type="float">
            <text:p>524171</text:p>
          </table:table-cell>
          <table:table-cell table:formula="of:=IF([.S27]&gt;[.$G27]*2;[.S27];FLOOR([.$J27]*[.S27]))" office:value-type="float" office:value="455137" calcext:value-type="float">
            <text:p>455137</text:p>
          </table:table-cell>
          <table:table-cell table:formula="of:=IF([.T27]&gt;[.$G27]*2;[.T27];FLOOR([.$J27]*[.T27]))" office:value-type="float" office:value="395195" calcext:value-type="float">
            <text:p>395195</text:p>
          </table:table-cell>
          <table:table-cell table:formula="of:=IF([.U27]&gt;[.G27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7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RIGHT([.A28])" office:value-type="string" office:string-value="C" calcext:value-type="string">
            <text:p>C</text:p>
          </table:table-cell>
          <table:table-cell table:formula="of:=[.B28]+[.C28]" office:value-type="float" office:value="4709695" calcext:value-type="float">
            <text:p>4709695</text:p>
          </table:table-cell>
          <table:table-cell table:formula="of:=[.D28]+[.E28]" office:value-type="float" office:value="2219872" calcext:value-type="float">
            <text:p>2219872</text:p>
          </table:table-cell>
          <table:table-cell table:formula="of:=IF(AND([.D28]&gt;[.B28];[.E28]&gt;[.C28]);1;0)" office:value-type="float" office:value="0" calcext:value-type="float">
            <text:p>0</text:p>
          </table:table-cell>
          <table:table-cell table:formula="of:=ROUNDDOWN([.H28]/[.G28]; 4)" office:value-type="float" office:value="0.4713" calcext:value-type="float">
            <text:p>0,4713</text:p>
          </table:table-cell>
          <table:table-cell table:formula="of:=IF([.H28]&gt;[.$G28]*2;[.H28];FLOOR([.$J28]*[.H28]))" office:value-type="float" office:value="1046225" calcext:value-type="float">
            <text:p>1046225</text:p>
          </table:table-cell>
          <table:table-cell table:formula="of:=IF([.K28]&gt;[.$G28]*2;[.K28];FLOOR([.$J28]*[.K28]))" office:value-type="float" office:value="493085" calcext:value-type="float">
            <text:p>493085</text:p>
          </table:table-cell>
          <table:table-cell table:formula="of:=IF([.L28]&gt;[.$G28]*2;[.L28];FLOOR([.$J28]*[.L28]))" office:value-type="float" office:value="232390" calcext:value-type="float">
            <text:p>232390</text:p>
          </table:table-cell>
          <table:table-cell table:formula="of:=IF([.M28]&gt;[.$G28]*2;[.M28];FLOOR([.$J28]*[.M28]))" office:value-type="float" office:value="109525" calcext:value-type="float">
            <text:p>109525</text:p>
          </table:table-cell>
          <table:table-cell table:formula="of:=IF([.N28]&gt;[.$G28]*2;[.N28];FLOOR([.$J28]*[.N28]))" office:value-type="float" office:value="51619" calcext:value-type="float">
            <text:p>51619</text:p>
          </table:table-cell>
          <table:table-cell table:formula="of:=IF([.O28]&gt;[.$G28]*2;[.O28];FLOOR([.$J28]*[.O28]))" office:value-type="float" office:value="24328" calcext:value-type="float">
            <text:p>24328</text:p>
          </table:table-cell>
          <table:table-cell table:formula="of:=IF([.P28]&gt;[.$G28]*2;[.P28];FLOOR([.$J28]*[.P28]))" office:value-type="float" office:value="11465" calcext:value-type="float">
            <text:p>11465</text:p>
          </table:table-cell>
          <table:table-cell table:formula="of:=IF([.Q28]&gt;[.$G28]*2;[.Q28];FLOOR([.$J28]*[.Q28]))" office:value-type="float" office:value="5403" calcext:value-type="float">
            <text:p>5403</text:p>
          </table:table-cell>
          <table:table-cell table:formula="of:=IF([.R28]&gt;[.$G28]*2;[.R28];FLOOR([.$J28]*[.R28]))" office:value-type="float" office:value="2546" calcext:value-type="float">
            <text:p>2546</text:p>
          </table:table-cell>
          <table:table-cell table:formula="of:=IF([.S28]&gt;[.$G28]*2;[.S28];FLOOR([.$J28]*[.S28]))" office:value-type="float" office:value="1199" calcext:value-type="float">
            <text:p>1199</text:p>
          </table:table-cell>
          <table:table-cell table:formula="of:=IF([.T28]&gt;[.$G28]*2;[.T28];FLOOR([.$J28]*[.T28]))" office:value-type="float" office:value="565" calcext:value-type="float">
            <text:p>565</text:p>
          </table:table-cell>
          <table:table-cell table:formula="of:=IF([.U28]&gt;[.G28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8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RIGHT([.A29])" office:value-type="string" office:string-value="D" calcext:value-type="string">
            <text:p>D</text:p>
          </table:table-cell>
          <table:table-cell table:formula="of:=[.B29]+[.C29]" office:value-type="float" office:value="5450595" calcext:value-type="float">
            <text:p>5450595</text:p>
          </table:table-cell>
          <table:table-cell table:formula="of:=[.D29]+[.E29]" office:value-type="float" office:value="865257" calcext:value-type="float">
            <text:p>865257</text:p>
          </table:table-cell>
          <table:table-cell table:formula="of:=IF(AND([.D29]&gt;[.B29];[.E29]&gt;[.C29]);1;0)" office:value-type="float" office:value="0" calcext:value-type="float">
            <text:p>0</text:p>
          </table:table-cell>
          <table:table-cell table:formula="of:=ROUNDDOWN([.H29]/[.G29]; 4)" office:value-type="float" office:value="0.1587" calcext:value-type="float">
            <text:p>0,1587</text:p>
          </table:table-cell>
          <table:table-cell table:formula="of:=IF([.H29]&gt;[.$G29]*2;[.H29];FLOOR([.$J29]*[.H29]))" office:value-type="float" office:value="137316" calcext:value-type="float">
            <text:p>137316</text:p>
          </table:table-cell>
          <table:table-cell table:formula="of:=IF([.K29]&gt;[.$G29]*2;[.K29];FLOOR([.$J29]*[.K29]))" office:value-type="float" office:value="21792" calcext:value-type="float">
            <text:p>21792</text:p>
          </table:table-cell>
          <table:table-cell table:formula="of:=IF([.L29]&gt;[.$G29]*2;[.L29];FLOOR([.$J29]*[.L29]))" office:value-type="float" office:value="3458" calcext:value-type="float">
            <text:p>3458</text:p>
          </table:table-cell>
          <table:table-cell table:formula="of:=IF([.M29]&gt;[.$G29]*2;[.M29];FLOOR([.$J29]*[.M29]))" office:value-type="float" office:value="548" calcext:value-type="float">
            <text:p>548</text:p>
          </table:table-cell>
          <table:table-cell table:formula="of:=IF([.N29]&gt;[.$G29]*2;[.N29];FLOOR([.$J29]*[.N29]))" office:value-type="float" office:value="86" calcext:value-type="float">
            <text:p>86</text:p>
          </table:table-cell>
          <table:table-cell table:formula="of:=IF([.O29]&gt;[.$G29]*2;[.O29];FLOOR([.$J29]*[.O29]))" office:value-type="float" office:value="13" calcext:value-type="float">
            <text:p>13</text:p>
          </table:table-cell>
          <table:table-cell table:formula="of:=IF([.P29]&gt;[.$G29]*2;[.P29];FLOOR([.$J29]*[.P29]))" office:value-type="float" office:value="2" calcext:value-type="float">
            <text:p>2</text:p>
          </table:table-cell>
          <table:table-cell table:formula="of:=IF([.Q29]&gt;[.$G29]*2;[.Q29];FLOOR([.$J29]*[.Q29]))" office:value-type="float" office:value="0" calcext:value-type="float">
            <text:p>0</text:p>
          </table:table-cell>
          <table:table-cell table:formula="of:=IF([.R29]&gt;[.$G29]*2;[.R29];FLOOR([.$J29]*[.R29]))" office:value-type="float" office:value="0" calcext:value-type="float">
            <text:p>0</text:p>
          </table:table-cell>
          <table:table-cell table:formula="of:=IF([.S29]&gt;[.$G29]*2;[.S29];FLOOR([.$J29]*[.S29]))" office:value-type="float" office:value="0" calcext:value-type="float">
            <text:p>0</text:p>
          </table:table-cell>
          <table:table-cell table:formula="of:=IF([.T29]&gt;[.$G29]*2;[.T29];FLOOR([.$J29]*[.T29]))" office:value-type="float" office:value="0" calcext:value-type="float">
            <text:p>0</text:p>
          </table:table-cell>
          <table:table-cell table:formula="of:=IF([.U29]&gt;[.G29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9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RIGHT([.A30])" office:value-type="string" office:string-value="A" calcext:value-type="string">
            <text:p>A</text:p>
          </table:table-cell>
          <table:table-cell table:formula="of:=[.B30]+[.C30]" office:value-type="float" office:value="3703941" calcext:value-type="float">
            <text:p>3703941</text:p>
          </table:table-cell>
          <table:table-cell table:formula="of:=[.D30]+[.E30]" office:value-type="float" office:value="3045392" calcext:value-type="float">
            <text:p>3045392</text:p>
          </table:table-cell>
          <table:table-cell table:formula="of:=IF(AND([.D30]&gt;[.B30];[.E30]&gt;[.C30]);1;0)" office:value-type="float" office:value="0" calcext:value-type="float">
            <text:p>0</text:p>
          </table:table-cell>
          <table:table-cell table:formula="of:=ROUNDDOWN([.H30]/[.G30]; 4)" office:value-type="float" office:value="0.8222" calcext:value-type="float">
            <text:p>0,8222</text:p>
          </table:table-cell>
          <table:table-cell table:formula="of:=IF([.H30]&gt;[.$G30]*2;[.H30];FLOOR([.$J30]*[.H30]))" office:value-type="float" office:value="2503921" calcext:value-type="float">
            <text:p>2503921</text:p>
          </table:table-cell>
          <table:table-cell table:formula="of:=IF([.K30]&gt;[.$G30]*2;[.K30];FLOOR([.$J30]*[.K30]))" office:value-type="float" office:value="2058723" calcext:value-type="float">
            <text:p>2058723</text:p>
          </table:table-cell>
          <table:table-cell table:formula="of:=IF([.L30]&gt;[.$G30]*2;[.L30];FLOOR([.$J30]*[.L30]))" office:value-type="float" office:value="1692682" calcext:value-type="float">
            <text:p>1692682</text:p>
          </table:table-cell>
          <table:table-cell table:formula="of:=IF([.M30]&gt;[.$G30]*2;[.M30];FLOOR([.$J30]*[.M30]))" office:value-type="float" office:value="1391723" calcext:value-type="float">
            <text:p>1391723</text:p>
          </table:table-cell>
          <table:table-cell table:formula="of:=IF([.N30]&gt;[.$G30]*2;[.N30];FLOOR([.$J30]*[.N30]))" office:value-type="float" office:value="1144274" calcext:value-type="float">
            <text:p>1144274</text:p>
          </table:table-cell>
          <table:table-cell table:formula="of:=IF([.O30]&gt;[.$G30]*2;[.O30];FLOOR([.$J30]*[.O30]))" office:value-type="float" office:value="940822" calcext:value-type="float">
            <text:p>940822</text:p>
          </table:table-cell>
          <table:table-cell table:formula="of:=IF([.P30]&gt;[.$G30]*2;[.P30];FLOOR([.$J30]*[.P30]))" office:value-type="float" office:value="773543" calcext:value-type="float">
            <text:p>773543</text:p>
          </table:table-cell>
          <table:table-cell table:formula="of:=IF([.Q30]&gt;[.$G30]*2;[.Q30];FLOOR([.$J30]*[.Q30]))" office:value-type="float" office:value="636007" calcext:value-type="float">
            <text:p>636007</text:p>
          </table:table-cell>
          <table:table-cell table:formula="of:=IF([.R30]&gt;[.$G30]*2;[.R30];FLOOR([.$J30]*[.R30]))" office:value-type="float" office:value="522924" calcext:value-type="float">
            <text:p>522924</text:p>
          </table:table-cell>
          <table:table-cell table:formula="of:=IF([.S30]&gt;[.$G30]*2;[.S30];FLOOR([.$J30]*[.S30]))" office:value-type="float" office:value="429948" calcext:value-type="float">
            <text:p>429948</text:p>
          </table:table-cell>
          <table:table-cell table:formula="of:=IF([.T30]&gt;[.$G30]*2;[.T30];FLOOR([.$J30]*[.T30]))" office:value-type="float" office:value="353503" calcext:value-type="float">
            <text:p>353503</text:p>
          </table:table-cell>
          <table:table-cell table:formula="of:=IF([.U30]&gt;[.G30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0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RIGHT([.A31])" office:value-type="string" office:string-value="C" calcext:value-type="string">
            <text:p>C</text:p>
          </table:table-cell>
          <table:table-cell table:formula="of:=[.B31]+[.C31]" office:value-type="float" office:value="5040530" calcext:value-type="float">
            <text:p>5040530</text:p>
          </table:table-cell>
          <table:table-cell table:formula="of:=[.D31]+[.E31]" office:value-type="float" office:value="59431" calcext:value-type="float">
            <text:p>59431</text:p>
          </table:table-cell>
          <table:table-cell table:formula="of:=IF(AND([.D31]&gt;[.B31];[.E31]&gt;[.C31]);1;0)" office:value-type="float" office:value="0" calcext:value-type="float">
            <text:p>0</text:p>
          </table:table-cell>
          <table:table-cell table:formula="of:=ROUNDDOWN([.H31]/[.G31]; 4)" office:value-type="float" office:value="0.0117" calcext:value-type="float">
            <text:p>0,0117</text:p>
          </table:table-cell>
          <table:table-cell table:formula="of:=IF([.H31]&gt;[.$G31]*2;[.H31];FLOOR([.$J31]*[.H31]))" office:value-type="float" office:value="695" calcext:value-type="float">
            <text:p>695</text:p>
          </table:table-cell>
          <table:table-cell table:formula="of:=IF([.K31]&gt;[.$G31]*2;[.K31];FLOOR([.$J31]*[.K31]))" office:value-type="float" office:value="8" calcext:value-type="float">
            <text:p>8</text:p>
          </table:table-cell>
          <table:table-cell table:formula="of:=IF([.L31]&gt;[.$G31]*2;[.L31];FLOOR([.$J31]*[.L31]))" office:value-type="float" office:value="0" calcext:value-type="float">
            <text:p>0</text:p>
          </table:table-cell>
          <table:table-cell table:formula="of:=IF([.M31]&gt;[.$G31]*2;[.M31];FLOOR([.$J31]*[.M31]))" office:value-type="float" office:value="0" calcext:value-type="float">
            <text:p>0</text:p>
          </table:table-cell>
          <table:table-cell table:formula="of:=IF([.N31]&gt;[.$G31]*2;[.N31];FLOOR([.$J31]*[.N31]))" office:value-type="float" office:value="0" calcext:value-type="float">
            <text:p>0</text:p>
          </table:table-cell>
          <table:table-cell table:formula="of:=IF([.O31]&gt;[.$G31]*2;[.O31];FLOOR([.$J31]*[.O31]))" office:value-type="float" office:value="0" calcext:value-type="float">
            <text:p>0</text:p>
          </table:table-cell>
          <table:table-cell table:formula="of:=IF([.P31]&gt;[.$G31]*2;[.P31];FLOOR([.$J31]*[.P31]))" office:value-type="float" office:value="0" calcext:value-type="float">
            <text:p>0</text:p>
          </table:table-cell>
          <table:table-cell table:formula="of:=IF([.Q31]&gt;[.$G31]*2;[.Q31];FLOOR([.$J31]*[.Q31]))" office:value-type="float" office:value="0" calcext:value-type="float">
            <text:p>0</text:p>
          </table:table-cell>
          <table:table-cell table:formula="of:=IF([.R31]&gt;[.$G31]*2;[.R31];FLOOR([.$J31]*[.R31]))" office:value-type="float" office:value="0" calcext:value-type="float">
            <text:p>0</text:p>
          </table:table-cell>
          <table:table-cell table:formula="of:=IF([.S31]&gt;[.$G31]*2;[.S31];FLOOR([.$J31]*[.S31]))" office:value-type="float" office:value="0" calcext:value-type="float">
            <text:p>0</text:p>
          </table:table-cell>
          <table:table-cell table:formula="of:=IF([.T31]&gt;[.$G31]*2;[.T31];FLOOR([.$J31]*[.T31]))" office:value-type="float" office:value="0" calcext:value-type="float">
            <text:p>0</text:p>
          </table:table-cell>
          <table:table-cell table:formula="of:=IF([.U31]&gt;[.G31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1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RIGHT([.A32])" office:value-type="string" office:string-value="C" calcext:value-type="string">
            <text:p>C</text:p>
          </table:table-cell>
          <table:table-cell table:formula="of:=[.B32]+[.C32]" office:value-type="float" office:value="3754769" calcext:value-type="float">
            <text:p>3754769</text:p>
          </table:table-cell>
          <table:table-cell table:formula="of:=[.D32]+[.E32]" office:value-type="float" office:value="3477577" calcext:value-type="float">
            <text:p>3477577</text:p>
          </table:table-cell>
          <table:table-cell table:formula="of:=IF(AND([.D32]&gt;[.B32];[.E32]&gt;[.C32]);1;0)" office:value-type="float" office:value="0" calcext:value-type="float">
            <text:p>0</text:p>
          </table:table-cell>
          <table:table-cell table:formula="of:=ROUNDDOWN([.H32]/[.G32]; 4)" office:value-type="float" office:value="0.9261" calcext:value-type="float">
            <text:p>0,9261</text:p>
          </table:table-cell>
          <table:table-cell table:formula="of:=IF([.H32]&gt;[.$G32]*2;[.H32];FLOOR([.$J32]*[.H32]))" office:value-type="float" office:value="3220584" calcext:value-type="float">
            <text:p>3220584</text:p>
          </table:table-cell>
          <table:table-cell table:formula="of:=IF([.K32]&gt;[.$G32]*2;[.K32];FLOOR([.$J32]*[.K32]))" office:value-type="float" office:value="2982582" calcext:value-type="float">
            <text:p>2982582</text:p>
          </table:table-cell>
          <table:table-cell table:formula="of:=IF([.L32]&gt;[.$G32]*2;[.L32];FLOOR([.$J32]*[.L32]))" office:value-type="float" office:value="2762169" calcext:value-type="float">
            <text:p>2762169</text:p>
          </table:table-cell>
          <table:table-cell table:formula="of:=IF([.M32]&gt;[.$G32]*2;[.M32];FLOOR([.$J32]*[.M32]))" office:value-type="float" office:value="2558044" calcext:value-type="float">
            <text:p>2558044</text:p>
          </table:table-cell>
          <table:table-cell table:formula="of:=IF([.N32]&gt;[.$G32]*2;[.N32];FLOOR([.$J32]*[.N32]))" office:value-type="float" office:value="2369004" calcext:value-type="float">
            <text:p>2369004</text:p>
          </table:table-cell>
          <table:table-cell table:formula="of:=IF([.O32]&gt;[.$G32]*2;[.O32];FLOOR([.$J32]*[.O32]))" office:value-type="float" office:value="2193934" calcext:value-type="float">
            <text:p>2193934</text:p>
          </table:table-cell>
          <table:table-cell table:formula="of:=IF([.P32]&gt;[.$G32]*2;[.P32];FLOOR([.$J32]*[.P32]))" office:value-type="float" office:value="2031802" calcext:value-type="float">
            <text:p>2031802</text:p>
          </table:table-cell>
          <table:table-cell table:formula="of:=IF([.Q32]&gt;[.$G32]*2;[.Q32];FLOOR([.$J32]*[.Q32]))" office:value-type="float" office:value="1881651" calcext:value-type="float">
            <text:p>1881651</text:p>
          </table:table-cell>
          <table:table-cell table:formula="of:=IF([.R32]&gt;[.$G32]*2;[.R32];FLOOR([.$J32]*[.R32]))" office:value-type="float" office:value="1742596" calcext:value-type="float">
            <text:p>1742596</text:p>
          </table:table-cell>
          <table:table-cell table:formula="of:=IF([.S32]&gt;[.$G32]*2;[.S32];FLOOR([.$J32]*[.S32]))" office:value-type="float" office:value="1613818" calcext:value-type="float">
            <text:p>1613818</text:p>
          </table:table-cell>
          <table:table-cell table:formula="of:=IF([.T32]&gt;[.$G32]*2;[.T32];FLOOR([.$J32]*[.T32]))" office:value-type="float" office:value="1494556" calcext:value-type="float">
            <text:p>1494556</text:p>
          </table:table-cell>
          <table:table-cell table:formula="of:=IF([.U32]&gt;[.G32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RIGHT([.A33])" office:value-type="string" office:string-value="D" calcext:value-type="string">
            <text:p>D</text:p>
          </table:table-cell>
          <table:table-cell table:formula="of:=[.B33]+[.C33]" office:value-type="float" office:value="2021024" calcext:value-type="float">
            <text:p>2021024</text:p>
          </table:table-cell>
          <table:table-cell table:formula="of:=[.D33]+[.E33]" office:value-type="float" office:value="3855970" calcext:value-type="float">
            <text:p>3855970</text:p>
          </table:table-cell>
          <table:table-cell table:formula="of:=IF(AND([.D33]&gt;[.B33];[.E33]&gt;[.C33]);1;0)" office:value-type="float" office:value="1" calcext:value-type="float">
            <text:p>1</text:p>
          </table:table-cell>
          <table:table-cell table:formula="of:=ROUNDDOWN([.H33]/[.G33]; 4)" office:value-type="float" office:value="1.9079" calcext:value-type="float">
            <text:p>1,9079</text:p>
          </table:table-cell>
          <table:table-cell table:formula="of:=IF([.H33]&gt;[.$G33]*2;[.H33];FLOOR([.$J33]*[.H33]))" office:value-type="float" office:value="7356805" calcext:value-type="float">
            <text:p>7356805</text:p>
          </table:table-cell>
          <table:table-cell table:formula="of:=IF([.K33]&gt;[.$G33]*2;[.K33];FLOOR([.$J33]*[.K33]))" office:value-type="float" office:value="7356805" calcext:value-type="float">
            <text:p>7356805</text:p>
          </table:table-cell>
          <table:table-cell table:formula="of:=IF([.L33]&gt;[.$G33]*2;[.L33];FLOOR([.$J33]*[.L33]))" office:value-type="float" office:value="7356805" calcext:value-type="float">
            <text:p>7356805</text:p>
          </table:table-cell>
          <table:table-cell table:formula="of:=IF([.M33]&gt;[.$G33]*2;[.M33];FLOOR([.$J33]*[.M33]))" office:value-type="float" office:value="7356805" calcext:value-type="float">
            <text:p>7356805</text:p>
          </table:table-cell>
          <table:table-cell table:formula="of:=IF([.N33]&gt;[.$G33]*2;[.N33];FLOOR([.$J33]*[.N33]))" office:value-type="float" office:value="7356805" calcext:value-type="float">
            <text:p>7356805</text:p>
          </table:table-cell>
          <table:table-cell table:formula="of:=IF([.O33]&gt;[.$G33]*2;[.O33];FLOOR([.$J33]*[.O33]))" office:value-type="float" office:value="7356805" calcext:value-type="float">
            <text:p>7356805</text:p>
          </table:table-cell>
          <table:table-cell table:formula="of:=IF([.P33]&gt;[.$G33]*2;[.P33];FLOOR([.$J33]*[.P33]))" office:value-type="float" office:value="7356805" calcext:value-type="float">
            <text:p>7356805</text:p>
          </table:table-cell>
          <table:table-cell table:formula="of:=IF([.Q33]&gt;[.$G33]*2;[.Q33];FLOOR([.$J33]*[.Q33]))" office:value-type="float" office:value="7356805" calcext:value-type="float">
            <text:p>7356805</text:p>
          </table:table-cell>
          <table:table-cell table:formula="of:=IF([.R33]&gt;[.$G33]*2;[.R33];FLOOR([.$J33]*[.R33]))" office:value-type="float" office:value="7356805" calcext:value-type="float">
            <text:p>7356805</text:p>
          </table:table-cell>
          <table:table-cell table:formula="of:=IF([.S33]&gt;[.$G33]*2;[.S33];FLOOR([.$J33]*[.S33]))" office:value-type="float" office:value="7356805" calcext:value-type="float">
            <text:p>7356805</text:p>
          </table:table-cell>
          <table:table-cell table:formula="of:=IF([.T33]&gt;[.$G33]*2;[.T33];FLOOR([.$J33]*[.T33]))" office:value-type="float" office:value="7356805" calcext:value-type="float">
            <text:p>7356805</text:p>
          </table:table-cell>
          <table:table-cell table:formula="of:=IF([.U33]&gt;[.G33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3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RIGHT([.A34])" office:value-type="string" office:string-value="B" calcext:value-type="string">
            <text:p>B</text:p>
          </table:table-cell>
          <table:table-cell table:formula="of:=[.B34]+[.C34]" office:value-type="float" office:value="5856254" calcext:value-type="float">
            <text:p>5856254</text:p>
          </table:table-cell>
          <table:table-cell table:formula="of:=[.D34]+[.E34]" office:value-type="float" office:value="948807" calcext:value-type="float">
            <text:p>948807</text:p>
          </table:table-cell>
          <table:table-cell table:formula="of:=IF(AND([.D34]&gt;[.B34];[.E34]&gt;[.C34]);1;0)" office:value-type="float" office:value="0" calcext:value-type="float">
            <text:p>0</text:p>
          </table:table-cell>
          <table:table-cell table:formula="of:=ROUNDDOWN([.H34]/[.G34]; 4)" office:value-type="float" office:value="0.162" calcext:value-type="float">
            <text:p>0,162</text:p>
          </table:table-cell>
          <table:table-cell table:formula="of:=IF([.H34]&gt;[.$G34]*2;[.H34];FLOOR([.$J34]*[.H34]))" office:value-type="float" office:value="153706" calcext:value-type="float">
            <text:p>153706</text:p>
          </table:table-cell>
          <table:table-cell table:formula="of:=IF([.K34]&gt;[.$G34]*2;[.K34];FLOOR([.$J34]*[.K34]))" office:value-type="float" office:value="24900" calcext:value-type="float">
            <text:p>24900</text:p>
          </table:table-cell>
          <table:table-cell table:formula="of:=IF([.L34]&gt;[.$G34]*2;[.L34];FLOOR([.$J34]*[.L34]))" office:value-type="float" office:value="4033" calcext:value-type="float">
            <text:p>4033</text:p>
          </table:table-cell>
          <table:table-cell table:formula="of:=IF([.M34]&gt;[.$G34]*2;[.M34];FLOOR([.$J34]*[.M34]))" office:value-type="float" office:value="653" calcext:value-type="float">
            <text:p>653</text:p>
          </table:table-cell>
          <table:table-cell table:formula="of:=IF([.N34]&gt;[.$G34]*2;[.N34];FLOOR([.$J34]*[.N34]))" office:value-type="float" office:value="105" calcext:value-type="float">
            <text:p>105</text:p>
          </table:table-cell>
          <table:table-cell table:formula="of:=IF([.O34]&gt;[.$G34]*2;[.O34];FLOOR([.$J34]*[.O34]))" office:value-type="float" office:value="17" calcext:value-type="float">
            <text:p>17</text:p>
          </table:table-cell>
          <table:table-cell table:formula="of:=IF([.P34]&gt;[.$G34]*2;[.P34];FLOOR([.$J34]*[.P34]))" office:value-type="float" office:value="2" calcext:value-type="float">
            <text:p>2</text:p>
          </table:table-cell>
          <table:table-cell table:formula="of:=IF([.Q34]&gt;[.$G34]*2;[.Q34];FLOOR([.$J34]*[.Q34]))" office:value-type="float" office:value="0" calcext:value-type="float">
            <text:p>0</text:p>
          </table:table-cell>
          <table:table-cell table:formula="of:=IF([.R34]&gt;[.$G34]*2;[.R34];FLOOR([.$J34]*[.R34]))" office:value-type="float" office:value="0" calcext:value-type="float">
            <text:p>0</text:p>
          </table:table-cell>
          <table:table-cell table:formula="of:=IF([.S34]&gt;[.$G34]*2;[.S34];FLOOR([.$J34]*[.S34]))" office:value-type="float" office:value="0" calcext:value-type="float">
            <text:p>0</text:p>
          </table:table-cell>
          <table:table-cell table:formula="of:=IF([.T34]&gt;[.$G34]*2;[.T34];FLOOR([.$J34]*[.T34]))" office:value-type="float" office:value="0" calcext:value-type="float">
            <text:p>0</text:p>
          </table:table-cell>
          <table:table-cell table:formula="of:=IF([.U34]&gt;[.G34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RIGHT([.A35])" office:value-type="string" office:string-value="C" calcext:value-type="string">
            <text:p>C</text:p>
          </table:table-cell>
          <table:table-cell table:formula="of:=[.B35]+[.C35]" office:value-type="float" office:value="158033" calcext:value-type="float">
            <text:p>158033</text:p>
          </table:table-cell>
          <table:table-cell table:formula="of:=[.D35]+[.E35]" office:value-type="float" office:value="2754275" calcext:value-type="float">
            <text:p>2754275</text:p>
          </table:table-cell>
          <table:table-cell table:formula="of:=IF(AND([.D35]&gt;[.B35];[.E35]&gt;[.C35]);1;0)" office:value-type="float" office:value="1" calcext:value-type="float">
            <text:p>1</text:p>
          </table:table-cell>
          <table:table-cell table:formula="of:=ROUNDDOWN([.H35]/[.G35]; 4)" office:value-type="float" office:value="17.4284" calcext:value-type="float">
            <text:p>17,4284</text:p>
          </table:table-cell>
          <table:table-cell table:formula="of:=IF([.H35]&gt;[.$G35]*2;[.H35];FLOOR([.$J35]*[.H35]))" office:value-type="float" office:value="2754275" calcext:value-type="float">
            <text:p>2754275</text:p>
          </table:table-cell>
          <table:table-cell table:formula="of:=IF([.K35]&gt;[.$G35]*2;[.K35];FLOOR([.$J35]*[.K35]))" office:value-type="float" office:value="2754275" calcext:value-type="float">
            <text:p>2754275</text:p>
          </table:table-cell>
          <table:table-cell table:formula="of:=IF([.L35]&gt;[.$G35]*2;[.L35];FLOOR([.$J35]*[.L35]))" office:value-type="float" office:value="2754275" calcext:value-type="float">
            <text:p>2754275</text:p>
          </table:table-cell>
          <table:table-cell table:formula="of:=IF([.M35]&gt;[.$G35]*2;[.M35];FLOOR([.$J35]*[.M35]))" office:value-type="float" office:value="2754275" calcext:value-type="float">
            <text:p>2754275</text:p>
          </table:table-cell>
          <table:table-cell table:formula="of:=IF([.N35]&gt;[.$G35]*2;[.N35];FLOOR([.$J35]*[.N35]))" office:value-type="float" office:value="2754275" calcext:value-type="float">
            <text:p>2754275</text:p>
          </table:table-cell>
          <table:table-cell table:formula="of:=IF([.O35]&gt;[.$G35]*2;[.O35];FLOOR([.$J35]*[.O35]))" office:value-type="float" office:value="2754275" calcext:value-type="float">
            <text:p>2754275</text:p>
          </table:table-cell>
          <table:table-cell table:formula="of:=IF([.P35]&gt;[.$G35]*2;[.P35];FLOOR([.$J35]*[.P35]))" office:value-type="float" office:value="2754275" calcext:value-type="float">
            <text:p>2754275</text:p>
          </table:table-cell>
          <table:table-cell table:formula="of:=IF([.Q35]&gt;[.$G35]*2;[.Q35];FLOOR([.$J35]*[.Q35]))" office:value-type="float" office:value="2754275" calcext:value-type="float">
            <text:p>2754275</text:p>
          </table:table-cell>
          <table:table-cell table:formula="of:=IF([.R35]&gt;[.$G35]*2;[.R35];FLOOR([.$J35]*[.R35]))" office:value-type="float" office:value="2754275" calcext:value-type="float">
            <text:p>2754275</text:p>
          </table:table-cell>
          <table:table-cell table:formula="of:=IF([.S35]&gt;[.$G35]*2;[.S35];FLOOR([.$J35]*[.S35]))" office:value-type="float" office:value="2754275" calcext:value-type="float">
            <text:p>2754275</text:p>
          </table:table-cell>
          <table:table-cell table:formula="of:=IF([.T35]&gt;[.$G35]*2;[.T35];FLOOR([.$J35]*[.T35]))" office:value-type="float" office:value="2754275" calcext:value-type="float">
            <text:p>2754275</text:p>
          </table:table-cell>
          <table:table-cell table:formula="of:=IF([.U35]&gt;[.G35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5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RIGHT([.A36])" office:value-type="string" office:string-value="C" calcext:value-type="string">
            <text:p>C</text:p>
          </table:table-cell>
          <table:table-cell table:formula="of:=[.B36]+[.C36]" office:value-type="float" office:value="4984142" calcext:value-type="float">
            <text:p>4984142</text:p>
          </table:table-cell>
          <table:table-cell table:formula="of:=[.D36]+[.E36]" office:value-type="float" office:value="1986529" calcext:value-type="float">
            <text:p>1986529</text:p>
          </table:table-cell>
          <table:table-cell table:formula="of:=IF(AND([.D36]&gt;[.B36];[.E36]&gt;[.C36]);1;0)" office:value-type="float" office:value="0" calcext:value-type="float">
            <text:p>0</text:p>
          </table:table-cell>
          <table:table-cell table:formula="of:=ROUNDDOWN([.H36]/[.G36]; 4)" office:value-type="float" office:value="0.3985" calcext:value-type="float">
            <text:p>0,3985</text:p>
          </table:table-cell>
          <table:table-cell table:formula="of:=IF([.H36]&gt;[.$G36]*2;[.H36];FLOOR([.$J36]*[.H36]))" office:value-type="float" office:value="791631" calcext:value-type="float">
            <text:p>791631</text:p>
          </table:table-cell>
          <table:table-cell table:formula="of:=IF([.K36]&gt;[.$G36]*2;[.K36];FLOOR([.$J36]*[.K36]))" office:value-type="float" office:value="315464" calcext:value-type="float">
            <text:p>315464</text:p>
          </table:table-cell>
          <table:table-cell table:formula="of:=IF([.L36]&gt;[.$G36]*2;[.L36];FLOOR([.$J36]*[.L36]))" office:value-type="float" office:value="125712" calcext:value-type="float">
            <text:p>125712</text:p>
          </table:table-cell>
          <table:table-cell table:formula="of:=IF([.M36]&gt;[.$G36]*2;[.M36];FLOOR([.$J36]*[.M36]))" office:value-type="float" office:value="50096" calcext:value-type="float">
            <text:p>50096</text:p>
          </table:table-cell>
          <table:table-cell table:formula="of:=IF([.N36]&gt;[.$G36]*2;[.N36];FLOOR([.$J36]*[.N36]))" office:value-type="float" office:value="19963" calcext:value-type="float">
            <text:p>19963</text:p>
          </table:table-cell>
          <table:table-cell table:formula="of:=IF([.O36]&gt;[.$G36]*2;[.O36];FLOOR([.$J36]*[.O36]))" office:value-type="float" office:value="7955" calcext:value-type="float">
            <text:p>7955</text:p>
          </table:table-cell>
          <table:table-cell table:formula="of:=IF([.P36]&gt;[.$G36]*2;[.P36];FLOOR([.$J36]*[.P36]))" office:value-type="float" office:value="3170" calcext:value-type="float">
            <text:p>3170</text:p>
          </table:table-cell>
          <table:table-cell table:formula="of:=IF([.Q36]&gt;[.$G36]*2;[.Q36];FLOOR([.$J36]*[.Q36]))" office:value-type="float" office:value="1263" calcext:value-type="float">
            <text:p>1263</text:p>
          </table:table-cell>
          <table:table-cell table:formula="of:=IF([.R36]&gt;[.$G36]*2;[.R36];FLOOR([.$J36]*[.R36]))" office:value-type="float" office:value="503" calcext:value-type="float">
            <text:p>503</text:p>
          </table:table-cell>
          <table:table-cell table:formula="of:=IF([.S36]&gt;[.$G36]*2;[.S36];FLOOR([.$J36]*[.S36]))" office:value-type="float" office:value="200" calcext:value-type="float">
            <text:p>200</text:p>
          </table:table-cell>
          <table:table-cell table:formula="of:=IF([.T36]&gt;[.$G36]*2;[.T36];FLOOR([.$J36]*[.T36]))" office:value-type="float" office:value="79" calcext:value-type="float">
            <text:p>79</text:p>
          </table:table-cell>
          <table:table-cell table:formula="of:=IF([.U36]&gt;[.G36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6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RIGHT([.A37])" office:value-type="string" office:string-value="B" calcext:value-type="string">
            <text:p>B</text:p>
          </table:table-cell>
          <table:table-cell table:formula="of:=[.B37]+[.C37]" office:value-type="float" office:value="3653434" calcext:value-type="float">
            <text:p>3653434</text:p>
          </table:table-cell>
          <table:table-cell table:formula="of:=[.D37]+[.E37]" office:value-type="float" office:value="229037" calcext:value-type="float">
            <text:p>229037</text:p>
          </table:table-cell>
          <table:table-cell table:formula="of:=IF(AND([.D37]&gt;[.B37];[.E37]&gt;[.C37]);1;0)" office:value-type="float" office:value="0" calcext:value-type="float">
            <text:p>0</text:p>
          </table:table-cell>
          <table:table-cell table:formula="of:=ROUNDDOWN([.H37]/[.G37]; 4)" office:value-type="float" office:value="0.0626" calcext:value-type="float">
            <text:p>0,0626</text:p>
          </table:table-cell>
          <table:table-cell table:formula="of:=IF([.H37]&gt;[.$G37]*2;[.H37];FLOOR([.$J37]*[.H37]))" office:value-type="float" office:value="14337" calcext:value-type="float">
            <text:p>14337</text:p>
          </table:table-cell>
          <table:table-cell table:formula="of:=IF([.K37]&gt;[.$G37]*2;[.K37];FLOOR([.$J37]*[.K37]))" office:value-type="float" office:value="897" calcext:value-type="float">
            <text:p>897</text:p>
          </table:table-cell>
          <table:table-cell table:formula="of:=IF([.L37]&gt;[.$G37]*2;[.L37];FLOOR([.$J37]*[.L37]))" office:value-type="float" office:value="56" calcext:value-type="float">
            <text:p>56</text:p>
          </table:table-cell>
          <table:table-cell table:formula="of:=IF([.M37]&gt;[.$G37]*2;[.M37];FLOOR([.$J37]*[.M37]))" office:value-type="float" office:value="3" calcext:value-type="float">
            <text:p>3</text:p>
          </table:table-cell>
          <table:table-cell table:formula="of:=IF([.N37]&gt;[.$G37]*2;[.N37];FLOOR([.$J37]*[.N37]))" office:value-type="float" office:value="0" calcext:value-type="float">
            <text:p>0</text:p>
          </table:table-cell>
          <table:table-cell table:formula="of:=IF([.O37]&gt;[.$G37]*2;[.O37];FLOOR([.$J37]*[.O37]))" office:value-type="float" office:value="0" calcext:value-type="float">
            <text:p>0</text:p>
          </table:table-cell>
          <table:table-cell table:formula="of:=IF([.P37]&gt;[.$G37]*2;[.P37];FLOOR([.$J37]*[.P37]))" office:value-type="float" office:value="0" calcext:value-type="float">
            <text:p>0</text:p>
          </table:table-cell>
          <table:table-cell table:formula="of:=IF([.Q37]&gt;[.$G37]*2;[.Q37];FLOOR([.$J37]*[.Q37]))" office:value-type="float" office:value="0" calcext:value-type="float">
            <text:p>0</text:p>
          </table:table-cell>
          <table:table-cell table:formula="of:=IF([.R37]&gt;[.$G37]*2;[.R37];FLOOR([.$J37]*[.R37]))" office:value-type="float" office:value="0" calcext:value-type="float">
            <text:p>0</text:p>
          </table:table-cell>
          <table:table-cell table:formula="of:=IF([.S37]&gt;[.$G37]*2;[.S37];FLOOR([.$J37]*[.S37]))" office:value-type="float" office:value="0" calcext:value-type="float">
            <text:p>0</text:p>
          </table:table-cell>
          <table:table-cell table:formula="of:=IF([.T37]&gt;[.$G37]*2;[.T37];FLOOR([.$J37]*[.T37]))" office:value-type="float" office:value="0" calcext:value-type="float">
            <text:p>0</text:p>
          </table:table-cell>
          <table:table-cell table:formula="of:=IF([.U37]&gt;[.G37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7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RIGHT([.A38])" office:value-type="string" office:string-value="A" calcext:value-type="string">
            <text:p>A</text:p>
          </table:table-cell>
          <table:table-cell table:formula="of:=[.B38]+[.C38]" office:value-type="float" office:value="2921428" calcext:value-type="float">
            <text:p>2921428</text:p>
          </table:table-cell>
          <table:table-cell table:formula="of:=[.D38]+[.E38]" office:value-type="float" office:value="2383387" calcext:value-type="float">
            <text:p>2383387</text:p>
          </table:table-cell>
          <table:table-cell table:formula="of:=IF(AND([.D38]&gt;[.B38];[.E38]&gt;[.C38]);1;0)" office:value-type="float" office:value="0" calcext:value-type="float">
            <text:p>0</text:p>
          </table:table-cell>
          <table:table-cell table:formula="of:=ROUNDDOWN([.H38]/[.G38]; 4)" office:value-type="float" office:value="0.8158" calcext:value-type="float">
            <text:p>0,8158</text:p>
          </table:table-cell>
          <table:table-cell table:formula="of:=IF([.H38]&gt;[.$G38]*2;[.H38];FLOOR([.$J38]*[.H38]))" office:value-type="float" office:value="1944367" calcext:value-type="float">
            <text:p>1944367</text:p>
          </table:table-cell>
          <table:table-cell table:formula="of:=IF([.K38]&gt;[.$G38]*2;[.K38];FLOOR([.$J38]*[.K38]))" office:value-type="float" office:value="1586214" calcext:value-type="float">
            <text:p>1586214</text:p>
          </table:table-cell>
          <table:table-cell table:formula="of:=IF([.L38]&gt;[.$G38]*2;[.L38];FLOOR([.$J38]*[.L38]))" office:value-type="float" office:value="1294033" calcext:value-type="float">
            <text:p>1294033</text:p>
          </table:table-cell>
          <table:table-cell table:formula="of:=IF([.M38]&gt;[.$G38]*2;[.M38];FLOOR([.$J38]*[.M38]))" office:value-type="float" office:value="1055672" calcext:value-type="float">
            <text:p>1055672</text:p>
          </table:table-cell>
          <table:table-cell table:formula="of:=IF([.N38]&gt;[.$G38]*2;[.N38];FLOOR([.$J38]*[.N38]))" office:value-type="float" office:value="861217" calcext:value-type="float">
            <text:p>861217</text:p>
          </table:table-cell>
          <table:table-cell table:formula="of:=IF([.O38]&gt;[.$G38]*2;[.O38];FLOOR([.$J38]*[.O38]))" office:value-type="float" office:value="702580" calcext:value-type="float">
            <text:p>702580</text:p>
          </table:table-cell>
          <table:table-cell table:formula="of:=IF([.P38]&gt;[.$G38]*2;[.P38];FLOOR([.$J38]*[.P38]))" office:value-type="float" office:value="573164" calcext:value-type="float">
            <text:p>573164</text:p>
          </table:table-cell>
          <table:table-cell table:formula="of:=IF([.Q38]&gt;[.$G38]*2;[.Q38];FLOOR([.$J38]*[.Q38]))" office:value-type="float" office:value="467587" calcext:value-type="float">
            <text:p>467587</text:p>
          </table:table-cell>
          <table:table-cell table:formula="of:=IF([.R38]&gt;[.$G38]*2;[.R38];FLOOR([.$J38]*[.R38]))" office:value-type="float" office:value="381457" calcext:value-type="float">
            <text:p>381457</text:p>
          </table:table-cell>
          <table:table-cell table:formula="of:=IF([.S38]&gt;[.$G38]*2;[.S38];FLOOR([.$J38]*[.S38]))" office:value-type="float" office:value="311192" calcext:value-type="float">
            <text:p>311192</text:p>
          </table:table-cell>
          <table:table-cell table:formula="of:=IF([.T38]&gt;[.$G38]*2;[.T38];FLOOR([.$J38]*[.T38]))" office:value-type="float" office:value="253870" calcext:value-type="float">
            <text:p>253870</text:p>
          </table:table-cell>
          <table:table-cell table:formula="of:=IF([.U38]&gt;[.G38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8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RIGHT([.A39])" office:value-type="string" office:string-value="B" calcext:value-type="string">
            <text:p>B</text:p>
          </table:table-cell>
          <table:table-cell table:formula="of:=[.B39]+[.C39]" office:value-type="float" office:value="3286803" calcext:value-type="float">
            <text:p>3286803</text:p>
          </table:table-cell>
          <table:table-cell table:formula="of:=[.D39]+[.E39]" office:value-type="float" office:value="877403" calcext:value-type="float">
            <text:p>877403</text:p>
          </table:table-cell>
          <table:table-cell table:formula="of:=IF(AND([.D39]&gt;[.B39];[.E39]&gt;[.C39]);1;0)" office:value-type="float" office:value="0" calcext:value-type="float">
            <text:p>0</text:p>
          </table:table-cell>
          <table:table-cell table:formula="of:=ROUNDDOWN([.H39]/[.G39]; 4)" office:value-type="float" office:value="0.2669" calcext:value-type="float">
            <text:p>0,2669</text:p>
          </table:table-cell>
          <table:table-cell table:formula="of:=IF([.H39]&gt;[.$G39]*2;[.H39];FLOOR([.$J39]*[.H39]))" office:value-type="float" office:value="234178" calcext:value-type="float">
            <text:p>234178</text:p>
          </table:table-cell>
          <table:table-cell table:formula="of:=IF([.K39]&gt;[.$G39]*2;[.K39];FLOOR([.$J39]*[.K39]))" office:value-type="float" office:value="62502" calcext:value-type="float">
            <text:p>62502</text:p>
          </table:table-cell>
          <table:table-cell table:formula="of:=IF([.L39]&gt;[.$G39]*2;[.L39];FLOOR([.$J39]*[.L39]))" office:value-type="float" office:value="16681" calcext:value-type="float">
            <text:p>16681</text:p>
          </table:table-cell>
          <table:table-cell table:formula="of:=IF([.M39]&gt;[.$G39]*2;[.M39];FLOOR([.$J39]*[.M39]))" office:value-type="float" office:value="4452" calcext:value-type="float">
            <text:p>4452</text:p>
          </table:table-cell>
          <table:table-cell table:formula="of:=IF([.N39]&gt;[.$G39]*2;[.N39];FLOOR([.$J39]*[.N39]))" office:value-type="float" office:value="1188" calcext:value-type="float">
            <text:p>1188</text:p>
          </table:table-cell>
          <table:table-cell table:formula="of:=IF([.O39]&gt;[.$G39]*2;[.O39];FLOOR([.$J39]*[.O39]))" office:value-type="float" office:value="317" calcext:value-type="float">
            <text:p>317</text:p>
          </table:table-cell>
          <table:table-cell table:formula="of:=IF([.P39]&gt;[.$G39]*2;[.P39];FLOOR([.$J39]*[.P39]))" office:value-type="float" office:value="84" calcext:value-type="float">
            <text:p>84</text:p>
          </table:table-cell>
          <table:table-cell table:formula="of:=IF([.Q39]&gt;[.$G39]*2;[.Q39];FLOOR([.$J39]*[.Q39]))" office:value-type="float" office:value="22" calcext:value-type="float">
            <text:p>22</text:p>
          </table:table-cell>
          <table:table-cell table:formula="of:=IF([.R39]&gt;[.$G39]*2;[.R39];FLOOR([.$J39]*[.R39]))" office:value-type="float" office:value="5" calcext:value-type="float">
            <text:p>5</text:p>
          </table:table-cell>
          <table:table-cell table:formula="of:=IF([.S39]&gt;[.$G39]*2;[.S39];FLOOR([.$J39]*[.S39]))" office:value-type="float" office:value="1" calcext:value-type="float">
            <text:p>1</text:p>
          </table:table-cell>
          <table:table-cell table:formula="of:=IF([.T39]&gt;[.$G39]*2;[.T39];FLOOR([.$J39]*[.T39]))" office:value-type="float" office:value="0" calcext:value-type="float">
            <text:p>0</text:p>
          </table:table-cell>
          <table:table-cell table:formula="of:=IF([.U39]&gt;[.G39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RIGHT([.A40])" office:value-type="string" office:string-value="D" calcext:value-type="string">
            <text:p>D</text:p>
          </table:table-cell>
          <table:table-cell table:formula="of:=[.B40]+[.C40]" office:value-type="float" office:value="1063625" calcext:value-type="float">
            <text:p>1063625</text:p>
          </table:table-cell>
          <table:table-cell table:formula="of:=[.D40]+[.E40]" office:value-type="float" office:value="5958241" calcext:value-type="float">
            <text:p>5958241</text:p>
          </table:table-cell>
          <table:table-cell table:formula="of:=IF(AND([.D40]&gt;[.B40];[.E40]&gt;[.C40]);1;0)" office:value-type="float" office:value="1" calcext:value-type="float">
            <text:p>1</text:p>
          </table:table-cell>
          <table:table-cell table:formula="of:=ROUNDDOWN([.H40]/[.G40]; 4)" office:value-type="float" office:value="5.6018" calcext:value-type="float">
            <text:p>5,6018</text:p>
          </table:table-cell>
          <table:table-cell table:formula="of:=IF([.H40]&gt;[.$G40]*2;[.H40];FLOOR([.$J40]*[.H40]))" office:value-type="float" office:value="5958241" calcext:value-type="float">
            <text:p>5958241</text:p>
          </table:table-cell>
          <table:table-cell table:formula="of:=IF([.K40]&gt;[.$G40]*2;[.K40];FLOOR([.$J40]*[.K40]))" office:value-type="float" office:value="5958241" calcext:value-type="float">
            <text:p>5958241</text:p>
          </table:table-cell>
          <table:table-cell table:formula="of:=IF([.L40]&gt;[.$G40]*2;[.L40];FLOOR([.$J40]*[.L40]))" office:value-type="float" office:value="5958241" calcext:value-type="float">
            <text:p>5958241</text:p>
          </table:table-cell>
          <table:table-cell table:formula="of:=IF([.M40]&gt;[.$G40]*2;[.M40];FLOOR([.$J40]*[.M40]))" office:value-type="float" office:value="5958241" calcext:value-type="float">
            <text:p>5958241</text:p>
          </table:table-cell>
          <table:table-cell table:formula="of:=IF([.N40]&gt;[.$G40]*2;[.N40];FLOOR([.$J40]*[.N40]))" office:value-type="float" office:value="5958241" calcext:value-type="float">
            <text:p>5958241</text:p>
          </table:table-cell>
          <table:table-cell table:formula="of:=IF([.O40]&gt;[.$G40]*2;[.O40];FLOOR([.$J40]*[.O40]))" office:value-type="float" office:value="5958241" calcext:value-type="float">
            <text:p>5958241</text:p>
          </table:table-cell>
          <table:table-cell table:formula="of:=IF([.P40]&gt;[.$G40]*2;[.P40];FLOOR([.$J40]*[.P40]))" office:value-type="float" office:value="5958241" calcext:value-type="float">
            <text:p>5958241</text:p>
          </table:table-cell>
          <table:table-cell table:formula="of:=IF([.Q40]&gt;[.$G40]*2;[.Q40];FLOOR([.$J40]*[.Q40]))" office:value-type="float" office:value="5958241" calcext:value-type="float">
            <text:p>5958241</text:p>
          </table:table-cell>
          <table:table-cell table:formula="of:=IF([.R40]&gt;[.$G40]*2;[.R40];FLOOR([.$J40]*[.R40]))" office:value-type="float" office:value="5958241" calcext:value-type="float">
            <text:p>5958241</text:p>
          </table:table-cell>
          <table:table-cell table:formula="of:=IF([.S40]&gt;[.$G40]*2;[.S40];FLOOR([.$J40]*[.S40]))" office:value-type="float" office:value="5958241" calcext:value-type="float">
            <text:p>5958241</text:p>
          </table:table-cell>
          <table:table-cell table:formula="of:=IF([.T40]&gt;[.$G40]*2;[.T40];FLOOR([.$J40]*[.T40]))" office:value-type="float" office:value="5958241" calcext:value-type="float">
            <text:p>5958241</text:p>
          </table:table-cell>
          <table:table-cell table:formula="of:=IF([.U40]&gt;[.G40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RIGHT([.A41])" office:value-type="string" office:string-value="A" calcext:value-type="string">
            <text:p>A</text:p>
          </table:table-cell>
          <table:table-cell table:formula="of:=[.B41]+[.C41]" office:value-type="float" office:value="2270638" calcext:value-type="float">
            <text:p>2270638</text:p>
          </table:table-cell>
          <table:table-cell table:formula="of:=[.D41]+[.E41]" office:value-type="float" office:value="5149121" calcext:value-type="float">
            <text:p>5149121</text:p>
          </table:table-cell>
          <table:table-cell table:formula="of:=IF(AND([.D41]&gt;[.B41];[.E41]&gt;[.C41]);1;0)" office:value-type="float" office:value="1" calcext:value-type="float">
            <text:p>1</text:p>
          </table:table-cell>
          <table:table-cell table:formula="of:=ROUNDDOWN([.H41]/[.G41]; 4)" office:value-type="float" office:value="2.2676" calcext:value-type="float">
            <text:p>2,2676</text:p>
          </table:table-cell>
          <table:table-cell table:formula="of:=IF([.H41]&gt;[.$G41]*2;[.H41];FLOOR([.$J41]*[.H41]))" office:value-type="float" office:value="5149121" calcext:value-type="float">
            <text:p>5149121</text:p>
          </table:table-cell>
          <table:table-cell table:formula="of:=IF([.K41]&gt;[.$G41]*2;[.K41];FLOOR([.$J41]*[.K41]))" office:value-type="float" office:value="5149121" calcext:value-type="float">
            <text:p>5149121</text:p>
          </table:table-cell>
          <table:table-cell table:formula="of:=IF([.L41]&gt;[.$G41]*2;[.L41];FLOOR([.$J41]*[.L41]))" office:value-type="float" office:value="5149121" calcext:value-type="float">
            <text:p>5149121</text:p>
          </table:table-cell>
          <table:table-cell table:formula="of:=IF([.M41]&gt;[.$G41]*2;[.M41];FLOOR([.$J41]*[.M41]))" office:value-type="float" office:value="5149121" calcext:value-type="float">
            <text:p>5149121</text:p>
          </table:table-cell>
          <table:table-cell table:formula="of:=IF([.N41]&gt;[.$G41]*2;[.N41];FLOOR([.$J41]*[.N41]))" office:value-type="float" office:value="5149121" calcext:value-type="float">
            <text:p>5149121</text:p>
          </table:table-cell>
          <table:table-cell table:formula="of:=IF([.O41]&gt;[.$G41]*2;[.O41];FLOOR([.$J41]*[.O41]))" office:value-type="float" office:value="5149121" calcext:value-type="float">
            <text:p>5149121</text:p>
          </table:table-cell>
          <table:table-cell table:formula="of:=IF([.P41]&gt;[.$G41]*2;[.P41];FLOOR([.$J41]*[.P41]))" office:value-type="float" office:value="5149121" calcext:value-type="float">
            <text:p>5149121</text:p>
          </table:table-cell>
          <table:table-cell table:formula="of:=IF([.Q41]&gt;[.$G41]*2;[.Q41];FLOOR([.$J41]*[.Q41]))" office:value-type="float" office:value="5149121" calcext:value-type="float">
            <text:p>5149121</text:p>
          </table:table-cell>
          <table:table-cell table:formula="of:=IF([.R41]&gt;[.$G41]*2;[.R41];FLOOR([.$J41]*[.R41]))" office:value-type="float" office:value="5149121" calcext:value-type="float">
            <text:p>5149121</text:p>
          </table:table-cell>
          <table:table-cell table:formula="of:=IF([.S41]&gt;[.$G41]*2;[.S41];FLOOR([.$J41]*[.S41]))" office:value-type="float" office:value="5149121" calcext:value-type="float">
            <text:p>5149121</text:p>
          </table:table-cell>
          <table:table-cell table:formula="of:=IF([.T41]&gt;[.$G41]*2;[.T41];FLOOR([.$J41]*[.T41]))" office:value-type="float" office:value="5149121" calcext:value-type="float">
            <text:p>5149121</text:p>
          </table:table-cell>
          <table:table-cell table:formula="of:=IF([.U41]&gt;[.G41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1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RIGHT([.A42])" office:value-type="string" office:string-value="D" calcext:value-type="string">
            <text:p>D</text:p>
          </table:table-cell>
          <table:table-cell table:formula="of:=[.B42]+[.C42]" office:value-type="float" office:value="4318105" calcext:value-type="float">
            <text:p>4318105</text:p>
          </table:table-cell>
          <table:table-cell table:formula="of:=[.D42]+[.E42]" office:value-type="float" office:value="29991" calcext:value-type="float">
            <text:p>29991</text:p>
          </table:table-cell>
          <table:table-cell table:formula="of:=IF(AND([.D42]&gt;[.B42];[.E42]&gt;[.C42]);1;0)" office:value-type="float" office:value="0" calcext:value-type="float">
            <text:p>0</text:p>
          </table:table-cell>
          <table:table-cell table:formula="of:=ROUNDDOWN([.H42]/[.G42]; 4)" office:value-type="float" office:value="0.0069" calcext:value-type="float">
            <text:p>0,0069</text:p>
          </table:table-cell>
          <table:table-cell table:formula="of:=IF([.H42]&gt;[.$G42]*2;[.H42];FLOOR([.$J42]*[.H42]))" office:value-type="float" office:value="206" calcext:value-type="float">
            <text:p>206</text:p>
          </table:table-cell>
          <table:table-cell table:formula="of:=IF([.K42]&gt;[.$G42]*2;[.K42];FLOOR([.$J42]*[.K42]))" office:value-type="float" office:value="1" calcext:value-type="float">
            <text:p>1</text:p>
          </table:table-cell>
          <table:table-cell table:formula="of:=IF([.L42]&gt;[.$G42]*2;[.L42];FLOOR([.$J42]*[.L42]))" office:value-type="float" office:value="0" calcext:value-type="float">
            <text:p>0</text:p>
          </table:table-cell>
          <table:table-cell table:formula="of:=IF([.M42]&gt;[.$G42]*2;[.M42];FLOOR([.$J42]*[.M42]))" office:value-type="float" office:value="0" calcext:value-type="float">
            <text:p>0</text:p>
          </table:table-cell>
          <table:table-cell table:formula="of:=IF([.N42]&gt;[.$G42]*2;[.N42];FLOOR([.$J42]*[.N42]))" office:value-type="float" office:value="0" calcext:value-type="float">
            <text:p>0</text:p>
          </table:table-cell>
          <table:table-cell table:formula="of:=IF([.O42]&gt;[.$G42]*2;[.O42];FLOOR([.$J42]*[.O42]))" office:value-type="float" office:value="0" calcext:value-type="float">
            <text:p>0</text:p>
          </table:table-cell>
          <table:table-cell table:formula="of:=IF([.P42]&gt;[.$G42]*2;[.P42];FLOOR([.$J42]*[.P42]))" office:value-type="float" office:value="0" calcext:value-type="float">
            <text:p>0</text:p>
          </table:table-cell>
          <table:table-cell table:formula="of:=IF([.Q42]&gt;[.$G42]*2;[.Q42];FLOOR([.$J42]*[.Q42]))" office:value-type="float" office:value="0" calcext:value-type="float">
            <text:p>0</text:p>
          </table:table-cell>
          <table:table-cell table:formula="of:=IF([.R42]&gt;[.$G42]*2;[.R42];FLOOR([.$J42]*[.R42]))" office:value-type="float" office:value="0" calcext:value-type="float">
            <text:p>0</text:p>
          </table:table-cell>
          <table:table-cell table:formula="of:=IF([.S42]&gt;[.$G42]*2;[.S42];FLOOR([.$J42]*[.S42]))" office:value-type="float" office:value="0" calcext:value-type="float">
            <text:p>0</text:p>
          </table:table-cell>
          <table:table-cell table:formula="of:=IF([.T42]&gt;[.$G42]*2;[.T42];FLOOR([.$J42]*[.T42]))" office:value-type="float" office:value="0" calcext:value-type="float">
            <text:p>0</text:p>
          </table:table-cell>
          <table:table-cell table:formula="of:=IF([.U42]&gt;[.G42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2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RIGHT([.A43])" office:value-type="string" office:string-value="B" calcext:value-type="string">
            <text:p>B</text:p>
          </table:table-cell>
          <table:table-cell table:formula="of:=[.B43]+[.C43]" office:value-type="float" office:value="4544199" calcext:value-type="float">
            <text:p>4544199</text:p>
          </table:table-cell>
          <table:table-cell table:formula="of:=[.D43]+[.E43]" office:value-type="float" office:value="726835" calcext:value-type="float">
            <text:p>726835</text:p>
          </table:table-cell>
          <table:table-cell table:formula="of:=IF(AND([.D43]&gt;[.B43];[.E43]&gt;[.C43]);1;0)" office:value-type="float" office:value="0" calcext:value-type="float">
            <text:p>0</text:p>
          </table:table-cell>
          <table:table-cell table:formula="of:=ROUNDDOWN([.H43]/[.G43]; 4)" office:value-type="float" office:value="0.1599" calcext:value-type="float">
            <text:p>0,1599</text:p>
          </table:table-cell>
          <table:table-cell table:formula="of:=IF([.H43]&gt;[.$G43]*2;[.H43];FLOOR([.$J43]*[.H43]))" office:value-type="float" office:value="116220" calcext:value-type="float">
            <text:p>116220</text:p>
          </table:table-cell>
          <table:table-cell table:formula="of:=IF([.K43]&gt;[.$G43]*2;[.K43];FLOOR([.$J43]*[.K43]))" office:value-type="float" office:value="18583" calcext:value-type="float">
            <text:p>18583</text:p>
          </table:table-cell>
          <table:table-cell table:formula="of:=IF([.L43]&gt;[.$G43]*2;[.L43];FLOOR([.$J43]*[.L43]))" office:value-type="float" office:value="2971" calcext:value-type="float">
            <text:p>2971</text:p>
          </table:table-cell>
          <table:table-cell table:formula="of:=IF([.M43]&gt;[.$G43]*2;[.M43];FLOOR([.$J43]*[.M43]))" office:value-type="float" office:value="475" calcext:value-type="float">
            <text:p>475</text:p>
          </table:table-cell>
          <table:table-cell table:formula="of:=IF([.N43]&gt;[.$G43]*2;[.N43];FLOOR([.$J43]*[.N43]))" office:value-type="float" office:value="75" calcext:value-type="float">
            <text:p>75</text:p>
          </table:table-cell>
          <table:table-cell table:formula="of:=IF([.O43]&gt;[.$G43]*2;[.O43];FLOOR([.$J43]*[.O43]))" office:value-type="float" office:value="11" calcext:value-type="float">
            <text:p>11</text:p>
          </table:table-cell>
          <table:table-cell table:formula="of:=IF([.P43]&gt;[.$G43]*2;[.P43];FLOOR([.$J43]*[.P43]))" office:value-type="float" office:value="1" calcext:value-type="float">
            <text:p>1</text:p>
          </table:table-cell>
          <table:table-cell table:formula="of:=IF([.Q43]&gt;[.$G43]*2;[.Q43];FLOOR([.$J43]*[.Q43]))" office:value-type="float" office:value="0" calcext:value-type="float">
            <text:p>0</text:p>
          </table:table-cell>
          <table:table-cell table:formula="of:=IF([.R43]&gt;[.$G43]*2;[.R43];FLOOR([.$J43]*[.R43]))" office:value-type="float" office:value="0" calcext:value-type="float">
            <text:p>0</text:p>
          </table:table-cell>
          <table:table-cell table:formula="of:=IF([.S43]&gt;[.$G43]*2;[.S43];FLOOR([.$J43]*[.S43]))" office:value-type="float" office:value="0" calcext:value-type="float">
            <text:p>0</text:p>
          </table:table-cell>
          <table:table-cell table:formula="of:=IF([.T43]&gt;[.$G43]*2;[.T43];FLOOR([.$J43]*[.T43]))" office:value-type="float" office:value="0" calcext:value-type="float">
            <text:p>0</text:p>
          </table:table-cell>
          <table:table-cell table:formula="of:=IF([.U43]&gt;[.G43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3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RIGHT([.A44])" office:value-type="string" office:string-value="D" calcext:value-type="string">
            <text:p>D</text:p>
          </table:table-cell>
          <table:table-cell table:formula="of:=[.B44]+[.C44]" office:value-type="float" office:value="5125651" calcext:value-type="float">
            <text:p>5125651</text:p>
          </table:table-cell>
          <table:table-cell table:formula="of:=[.D44]+[.E44]" office:value-type="float" office:value="75752" calcext:value-type="float">
            <text:p>75752</text:p>
          </table:table-cell>
          <table:table-cell table:formula="of:=IF(AND([.D44]&gt;[.B44];[.E44]&gt;[.C44]);1;0)" office:value-type="float" office:value="0" calcext:value-type="float">
            <text:p>0</text:p>
          </table:table-cell>
          <table:table-cell table:formula="of:=ROUNDDOWN([.H44]/[.G44]; 4)" office:value-type="float" office:value="0.0147" calcext:value-type="float">
            <text:p>0,0147</text:p>
          </table:table-cell>
          <table:table-cell table:formula="of:=IF([.H44]&gt;[.$G44]*2;[.H44];FLOOR([.$J44]*[.H44]))" office:value-type="float" office:value="1113" calcext:value-type="float">
            <text:p>1113</text:p>
          </table:table-cell>
          <table:table-cell table:formula="of:=IF([.K44]&gt;[.$G44]*2;[.K44];FLOOR([.$J44]*[.K44]))" office:value-type="float" office:value="16" calcext:value-type="float">
            <text:p>16</text:p>
          </table:table-cell>
          <table:table-cell table:formula="of:=IF([.L44]&gt;[.$G44]*2;[.L44];FLOOR([.$J44]*[.L44]))" office:value-type="float" office:value="0" calcext:value-type="float">
            <text:p>0</text:p>
          </table:table-cell>
          <table:table-cell table:formula="of:=IF([.M44]&gt;[.$G44]*2;[.M44];FLOOR([.$J44]*[.M44]))" office:value-type="float" office:value="0" calcext:value-type="float">
            <text:p>0</text:p>
          </table:table-cell>
          <table:table-cell table:formula="of:=IF([.N44]&gt;[.$G44]*2;[.N44];FLOOR([.$J44]*[.N44]))" office:value-type="float" office:value="0" calcext:value-type="float">
            <text:p>0</text:p>
          </table:table-cell>
          <table:table-cell table:formula="of:=IF([.O44]&gt;[.$G44]*2;[.O44];FLOOR([.$J44]*[.O44]))" office:value-type="float" office:value="0" calcext:value-type="float">
            <text:p>0</text:p>
          </table:table-cell>
          <table:table-cell table:formula="of:=IF([.P44]&gt;[.$G44]*2;[.P44];FLOOR([.$J44]*[.P44]))" office:value-type="float" office:value="0" calcext:value-type="float">
            <text:p>0</text:p>
          </table:table-cell>
          <table:table-cell table:formula="of:=IF([.Q44]&gt;[.$G44]*2;[.Q44];FLOOR([.$J44]*[.Q44]))" office:value-type="float" office:value="0" calcext:value-type="float">
            <text:p>0</text:p>
          </table:table-cell>
          <table:table-cell table:formula="of:=IF([.R44]&gt;[.$G44]*2;[.R44];FLOOR([.$J44]*[.R44]))" office:value-type="float" office:value="0" calcext:value-type="float">
            <text:p>0</text:p>
          </table:table-cell>
          <table:table-cell table:formula="of:=IF([.S44]&gt;[.$G44]*2;[.S44];FLOOR([.$J44]*[.S44]))" office:value-type="float" office:value="0" calcext:value-type="float">
            <text:p>0</text:p>
          </table:table-cell>
          <table:table-cell table:formula="of:=IF([.T44]&gt;[.$G44]*2;[.T44];FLOOR([.$J44]*[.T44]))" office:value-type="float" office:value="0" calcext:value-type="float">
            <text:p>0</text:p>
          </table:table-cell>
          <table:table-cell table:formula="of:=IF([.U44]&gt;[.G44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RIGHT([.A45])" office:value-type="string" office:string-value="C" calcext:value-type="string">
            <text:p>C</text:p>
          </table:table-cell>
          <table:table-cell table:formula="of:=[.B45]+[.C45]" office:value-type="float" office:value="1673241" calcext:value-type="float">
            <text:p>1673241</text:p>
          </table:table-cell>
          <table:table-cell table:formula="of:=[.D45]+[.E45]" office:value-type="float" office:value="2023958" calcext:value-type="float">
            <text:p>2023958</text:p>
          </table:table-cell>
          <table:table-cell table:formula="of:=IF(AND([.D45]&gt;[.B45];[.E45]&gt;[.C45]);1;0)" office:value-type="float" office:value="1" calcext:value-type="float">
            <text:p>1</text:p>
          </table:table-cell>
          <table:table-cell table:formula="of:=ROUNDDOWN([.H45]/[.G45]; 4)" office:value-type="float" office:value="1.2096" calcext:value-type="float">
            <text:p>1,2096</text:p>
          </table:table-cell>
          <table:table-cell table:formula="of:=IF([.H45]&gt;[.$G45]*2;[.H45];FLOOR([.$J45]*[.H45]))" office:value-type="float" office:value="2448179" calcext:value-type="float">
            <text:p>2448179</text:p>
          </table:table-cell>
          <table:table-cell table:formula="of:=IF([.K45]&gt;[.$G45]*2;[.K45];FLOOR([.$J45]*[.K45]))" office:value-type="float" office:value="2961317" calcext:value-type="float">
            <text:p>2961317</text:p>
          </table:table-cell>
          <table:table-cell table:formula="of:=IF([.L45]&gt;[.$G45]*2;[.L45];FLOOR([.$J45]*[.L45]))" office:value-type="float" office:value="3582009" calcext:value-type="float">
            <text:p>3582009</text:p>
          </table:table-cell>
          <table:table-cell table:formula="of:=IF([.M45]&gt;[.$G45]*2;[.M45];FLOOR([.$J45]*[.M45]))" office:value-type="float" office:value="3582009" calcext:value-type="float">
            <text:p>3582009</text:p>
          </table:table-cell>
          <table:table-cell table:formula="of:=IF([.N45]&gt;[.$G45]*2;[.N45];FLOOR([.$J45]*[.N45]))" office:value-type="float" office:value="3582009" calcext:value-type="float">
            <text:p>3582009</text:p>
          </table:table-cell>
          <table:table-cell table:formula="of:=IF([.O45]&gt;[.$G45]*2;[.O45];FLOOR([.$J45]*[.O45]))" office:value-type="float" office:value="3582009" calcext:value-type="float">
            <text:p>3582009</text:p>
          </table:table-cell>
          <table:table-cell table:formula="of:=IF([.P45]&gt;[.$G45]*2;[.P45];FLOOR([.$J45]*[.P45]))" office:value-type="float" office:value="3582009" calcext:value-type="float">
            <text:p>3582009</text:p>
          </table:table-cell>
          <table:table-cell table:formula="of:=IF([.Q45]&gt;[.$G45]*2;[.Q45];FLOOR([.$J45]*[.Q45]))" office:value-type="float" office:value="3582009" calcext:value-type="float">
            <text:p>3582009</text:p>
          </table:table-cell>
          <table:table-cell table:formula="of:=IF([.R45]&gt;[.$G45]*2;[.R45];FLOOR([.$J45]*[.R45]))" office:value-type="float" office:value="3582009" calcext:value-type="float">
            <text:p>3582009</text:p>
          </table:table-cell>
          <table:table-cell table:formula="of:=IF([.S45]&gt;[.$G45]*2;[.S45];FLOOR([.$J45]*[.S45]))" office:value-type="float" office:value="3582009" calcext:value-type="float">
            <text:p>3582009</text:p>
          </table:table-cell>
          <table:table-cell table:formula="of:=IF([.T45]&gt;[.$G45]*2;[.T45];FLOOR([.$J45]*[.T45]))" office:value-type="float" office:value="3582009" calcext:value-type="float">
            <text:p>3582009</text:p>
          </table:table-cell>
          <table:table-cell table:formula="of:=IF([.U45]&gt;[.G45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RIGHT([.A46])" office:value-type="string" office:string-value="B" calcext:value-type="string">
            <text:p>B</text:p>
          </table:table-cell>
          <table:table-cell table:formula="of:=[.B46]+[.C46]" office:value-type="float" office:value="2257874" calcext:value-type="float">
            <text:p>2257874</text:p>
          </table:table-cell>
          <table:table-cell table:formula="of:=[.D46]+[.E46]" office:value-type="float" office:value="3261598" calcext:value-type="float">
            <text:p>3261598</text:p>
          </table:table-cell>
          <table:table-cell table:formula="of:=IF(AND([.D46]&gt;[.B46];[.E46]&gt;[.C46]);1;0)" office:value-type="float" office:value="1" calcext:value-type="float">
            <text:p>1</text:p>
          </table:table-cell>
          <table:table-cell table:formula="of:=ROUNDDOWN([.H46]/[.G46]; 4)" office:value-type="float" office:value="1.4445" calcext:value-type="float">
            <text:p>1,4445</text:p>
          </table:table-cell>
          <table:table-cell table:formula="of:=IF([.H46]&gt;[.$G46]*2;[.H46];FLOOR([.$J46]*[.H46]))" office:value-type="float" office:value="4711378" calcext:value-type="float">
            <text:p>4711378</text:p>
          </table:table-cell>
          <table:table-cell table:formula="of:=IF([.K46]&gt;[.$G46]*2;[.K46];FLOOR([.$J46]*[.K46]))" office:value-type="float" office:value="4711378" calcext:value-type="float">
            <text:p>4711378</text:p>
          </table:table-cell>
          <table:table-cell table:formula="of:=IF([.L46]&gt;[.$G46]*2;[.L46];FLOOR([.$J46]*[.L46]))" office:value-type="float" office:value="4711378" calcext:value-type="float">
            <text:p>4711378</text:p>
          </table:table-cell>
          <table:table-cell table:formula="of:=IF([.M46]&gt;[.$G46]*2;[.M46];FLOOR([.$J46]*[.M46]))" office:value-type="float" office:value="4711378" calcext:value-type="float">
            <text:p>4711378</text:p>
          </table:table-cell>
          <table:table-cell table:formula="of:=IF([.N46]&gt;[.$G46]*2;[.N46];FLOOR([.$J46]*[.N46]))" office:value-type="float" office:value="4711378" calcext:value-type="float">
            <text:p>4711378</text:p>
          </table:table-cell>
          <table:table-cell table:formula="of:=IF([.O46]&gt;[.$G46]*2;[.O46];FLOOR([.$J46]*[.O46]))" office:value-type="float" office:value="4711378" calcext:value-type="float">
            <text:p>4711378</text:p>
          </table:table-cell>
          <table:table-cell table:formula="of:=IF([.P46]&gt;[.$G46]*2;[.P46];FLOOR([.$J46]*[.P46]))" office:value-type="float" office:value="4711378" calcext:value-type="float">
            <text:p>4711378</text:p>
          </table:table-cell>
          <table:table-cell table:formula="of:=IF([.Q46]&gt;[.$G46]*2;[.Q46];FLOOR([.$J46]*[.Q46]))" office:value-type="float" office:value="4711378" calcext:value-type="float">
            <text:p>4711378</text:p>
          </table:table-cell>
          <table:table-cell table:formula="of:=IF([.R46]&gt;[.$G46]*2;[.R46];FLOOR([.$J46]*[.R46]))" office:value-type="float" office:value="4711378" calcext:value-type="float">
            <text:p>4711378</text:p>
          </table:table-cell>
          <table:table-cell table:formula="of:=IF([.S46]&gt;[.$G46]*2;[.S46];FLOOR([.$J46]*[.S46]))" office:value-type="float" office:value="4711378" calcext:value-type="float">
            <text:p>4711378</text:p>
          </table:table-cell>
          <table:table-cell table:formula="of:=IF([.T46]&gt;[.$G46]*2;[.T46];FLOOR([.$J46]*[.T46]))" office:value-type="float" office:value="4711378" calcext:value-type="float">
            <text:p>4711378</text:p>
          </table:table-cell>
          <table:table-cell table:formula="of:=IF([.U46]&gt;[.G46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RIGHT([.A47])" office:value-type="string" office:string-value="C" calcext:value-type="string">
            <text:p>C</text:p>
          </table:table-cell>
          <table:table-cell table:formula="of:=[.B47]+[.C47]" office:value-type="float" office:value="286380" calcext:value-type="float">
            <text:p>286380</text:p>
          </table:table-cell>
          <table:table-cell table:formula="of:=[.D47]+[.E47]" office:value-type="float" office:value="5502111" calcext:value-type="float">
            <text:p>5502111</text:p>
          </table:table-cell>
          <table:table-cell table:formula="of:=IF(AND([.D47]&gt;[.B47];[.E47]&gt;[.C47]);1;0)" office:value-type="float" office:value="1" calcext:value-type="float">
            <text:p>1</text:p>
          </table:table-cell>
          <table:table-cell table:formula="of:=ROUNDDOWN([.H47]/[.G47]; 4)" office:value-type="float" office:value="19.2126" calcext:value-type="float">
            <text:p>19,2126</text:p>
          </table:table-cell>
          <table:table-cell table:formula="of:=IF([.H47]&gt;[.$G47]*2;[.H47];FLOOR([.$J47]*[.H47]))" office:value-type="float" office:value="5502111" calcext:value-type="float">
            <text:p>5502111</text:p>
          </table:table-cell>
          <table:table-cell table:formula="of:=IF([.K47]&gt;[.$G47]*2;[.K47];FLOOR([.$J47]*[.K47]))" office:value-type="float" office:value="5502111" calcext:value-type="float">
            <text:p>5502111</text:p>
          </table:table-cell>
          <table:table-cell table:formula="of:=IF([.L47]&gt;[.$G47]*2;[.L47];FLOOR([.$J47]*[.L47]))" office:value-type="float" office:value="5502111" calcext:value-type="float">
            <text:p>5502111</text:p>
          </table:table-cell>
          <table:table-cell table:formula="of:=IF([.M47]&gt;[.$G47]*2;[.M47];FLOOR([.$J47]*[.M47]))" office:value-type="float" office:value="5502111" calcext:value-type="float">
            <text:p>5502111</text:p>
          </table:table-cell>
          <table:table-cell table:formula="of:=IF([.N47]&gt;[.$G47]*2;[.N47];FLOOR([.$J47]*[.N47]))" office:value-type="float" office:value="5502111" calcext:value-type="float">
            <text:p>5502111</text:p>
          </table:table-cell>
          <table:table-cell table:formula="of:=IF([.O47]&gt;[.$G47]*2;[.O47];FLOOR([.$J47]*[.O47]))" office:value-type="float" office:value="5502111" calcext:value-type="float">
            <text:p>5502111</text:p>
          </table:table-cell>
          <table:table-cell table:formula="of:=IF([.P47]&gt;[.$G47]*2;[.P47];FLOOR([.$J47]*[.P47]))" office:value-type="float" office:value="5502111" calcext:value-type="float">
            <text:p>5502111</text:p>
          </table:table-cell>
          <table:table-cell table:formula="of:=IF([.Q47]&gt;[.$G47]*2;[.Q47];FLOOR([.$J47]*[.Q47]))" office:value-type="float" office:value="5502111" calcext:value-type="float">
            <text:p>5502111</text:p>
          </table:table-cell>
          <table:table-cell table:formula="of:=IF([.R47]&gt;[.$G47]*2;[.R47];FLOOR([.$J47]*[.R47]))" office:value-type="float" office:value="5502111" calcext:value-type="float">
            <text:p>5502111</text:p>
          </table:table-cell>
          <table:table-cell table:formula="of:=IF([.S47]&gt;[.$G47]*2;[.S47];FLOOR([.$J47]*[.S47]))" office:value-type="float" office:value="5502111" calcext:value-type="float">
            <text:p>5502111</text:p>
          </table:table-cell>
          <table:table-cell table:formula="of:=IF([.T47]&gt;[.$G47]*2;[.T47];FLOOR([.$J47]*[.T47]))" office:value-type="float" office:value="5502111" calcext:value-type="float">
            <text:p>5502111</text:p>
          </table:table-cell>
          <table:table-cell table:formula="of:=IF([.U47]&gt;[.G47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RIGHT([.A48])" office:value-type="string" office:string-value="B" calcext:value-type="string">
            <text:p>B</text:p>
          </table:table-cell>
          <table:table-cell table:formula="of:=[.B48]+[.C48]" office:value-type="float" office:value="2503710" calcext:value-type="float">
            <text:p>2503710</text:p>
          </table:table-cell>
          <table:table-cell table:formula="of:=[.D48]+[.E48]" office:value-type="float" office:value="5389136" calcext:value-type="float">
            <text:p>5389136</text:p>
          </table:table-cell>
          <table:table-cell table:formula="of:=IF(AND([.D48]&gt;[.B48];[.E48]&gt;[.C48]);1;0)" office:value-type="float" office:value="1" calcext:value-type="float">
            <text:p>1</text:p>
          </table:table-cell>
          <table:table-cell table:formula="of:=ROUNDDOWN([.H48]/[.G48]; 4)" office:value-type="float" office:value="2.1524" calcext:value-type="float">
            <text:p>2,1524</text:p>
          </table:table-cell>
          <table:table-cell table:formula="of:=IF([.H48]&gt;[.$G48]*2;[.H48];FLOOR([.$J48]*[.H48]))" office:value-type="float" office:value="5389136" calcext:value-type="float">
            <text:p>5389136</text:p>
          </table:table-cell>
          <table:table-cell table:formula="of:=IF([.K48]&gt;[.$G48]*2;[.K48];FLOOR([.$J48]*[.K48]))" office:value-type="float" office:value="5389136" calcext:value-type="float">
            <text:p>5389136</text:p>
          </table:table-cell>
          <table:table-cell table:formula="of:=IF([.L48]&gt;[.$G48]*2;[.L48];FLOOR([.$J48]*[.L48]))" office:value-type="float" office:value="5389136" calcext:value-type="float">
            <text:p>5389136</text:p>
          </table:table-cell>
          <table:table-cell table:formula="of:=IF([.M48]&gt;[.$G48]*2;[.M48];FLOOR([.$J48]*[.M48]))" office:value-type="float" office:value="5389136" calcext:value-type="float">
            <text:p>5389136</text:p>
          </table:table-cell>
          <table:table-cell table:formula="of:=IF([.N48]&gt;[.$G48]*2;[.N48];FLOOR([.$J48]*[.N48]))" office:value-type="float" office:value="5389136" calcext:value-type="float">
            <text:p>5389136</text:p>
          </table:table-cell>
          <table:table-cell table:formula="of:=IF([.O48]&gt;[.$G48]*2;[.O48];FLOOR([.$J48]*[.O48]))" office:value-type="float" office:value="5389136" calcext:value-type="float">
            <text:p>5389136</text:p>
          </table:table-cell>
          <table:table-cell table:formula="of:=IF([.P48]&gt;[.$G48]*2;[.P48];FLOOR([.$J48]*[.P48]))" office:value-type="float" office:value="5389136" calcext:value-type="float">
            <text:p>5389136</text:p>
          </table:table-cell>
          <table:table-cell table:formula="of:=IF([.Q48]&gt;[.$G48]*2;[.Q48];FLOOR([.$J48]*[.Q48]))" office:value-type="float" office:value="5389136" calcext:value-type="float">
            <text:p>5389136</text:p>
          </table:table-cell>
          <table:table-cell table:formula="of:=IF([.R48]&gt;[.$G48]*2;[.R48];FLOOR([.$J48]*[.R48]))" office:value-type="float" office:value="5389136" calcext:value-type="float">
            <text:p>5389136</text:p>
          </table:table-cell>
          <table:table-cell table:formula="of:=IF([.S48]&gt;[.$G48]*2;[.S48];FLOOR([.$J48]*[.S48]))" office:value-type="float" office:value="5389136" calcext:value-type="float">
            <text:p>5389136</text:p>
          </table:table-cell>
          <table:table-cell table:formula="of:=IF([.T48]&gt;[.$G48]*2;[.T48];FLOOR([.$J48]*[.T48]))" office:value-type="float" office:value="5389136" calcext:value-type="float">
            <text:p>5389136</text:p>
          </table:table-cell>
          <table:table-cell table:formula="of:=IF([.U48]&gt;[.G48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RIGHT([.A49])" office:value-type="string" office:string-value="C" calcext:value-type="string">
            <text:p>C</text:p>
          </table:table-cell>
          <table:table-cell table:formula="of:=[.B49]+[.C49]" office:value-type="float" office:value="5369399" calcext:value-type="float">
            <text:p>5369399</text:p>
          </table:table-cell>
          <table:table-cell table:formula="of:=[.D49]+[.E49]" office:value-type="float" office:value="5688389" calcext:value-type="float">
            <text:p>5688389</text:p>
          </table:table-cell>
          <table:table-cell table:formula="of:=IF(AND([.D49]&gt;[.B49];[.E49]&gt;[.C49]);1;0)" office:value-type="float" office:value="1" calcext:value-type="float">
            <text:p>1</text:p>
          </table:table-cell>
          <table:table-cell table:formula="of:=ROUNDDOWN([.H49]/[.G49]; 4)" office:value-type="float" office:value="1.0594" calcext:value-type="float">
            <text:p>1,0594</text:p>
          </table:table-cell>
          <table:table-cell table:formula="of:=IF([.H49]&gt;[.$G49]*2;[.H49];FLOOR([.$J49]*[.H49]))" office:value-type="float" office:value="6026279" calcext:value-type="float">
            <text:p>6026279</text:p>
          </table:table-cell>
          <table:table-cell table:formula="of:=IF([.K49]&gt;[.$G49]*2;[.K49];FLOOR([.$J49]*[.K49]))" office:value-type="float" office:value="6384239" calcext:value-type="float">
            <text:p>6384239</text:p>
          </table:table-cell>
          <table:table-cell table:formula="of:=IF([.L49]&gt;[.$G49]*2;[.L49];FLOOR([.$J49]*[.L49]))" office:value-type="float" office:value="6763462" calcext:value-type="float">
            <text:p>6763462</text:p>
          </table:table-cell>
          <table:table-cell table:formula="of:=IF([.M49]&gt;[.$G49]*2;[.M49];FLOOR([.$J49]*[.M49]))" office:value-type="float" office:value="7165211" calcext:value-type="float">
            <text:p>7165211</text:p>
          </table:table-cell>
          <table:table-cell table:formula="of:=IF([.N49]&gt;[.$G49]*2;[.N49];FLOOR([.$J49]*[.N49]))" office:value-type="float" office:value="7590824" calcext:value-type="float">
            <text:p>7590824</text:p>
          </table:table-cell>
          <table:table-cell table:formula="of:=IF([.O49]&gt;[.$G49]*2;[.O49];FLOOR([.$J49]*[.O49]))" office:value-type="float" office:value="8041718" calcext:value-type="float">
            <text:p>8041718</text:p>
          </table:table-cell>
          <table:table-cell table:formula="of:=IF([.P49]&gt;[.$G49]*2;[.P49];FLOOR([.$J49]*[.P49]))" office:value-type="float" office:value="8519396" calcext:value-type="float">
            <text:p>8519396</text:p>
          </table:table-cell>
          <table:table-cell table:formula="of:=IF([.Q49]&gt;[.$G49]*2;[.Q49];FLOOR([.$J49]*[.Q49]))" office:value-type="float" office:value="9025448" calcext:value-type="float">
            <text:p>9025448</text:p>
          </table:table-cell>
          <table:table-cell table:formula="of:=IF([.R49]&gt;[.$G49]*2;[.R49];FLOOR([.$J49]*[.R49]))" office:value-type="float" office:value="9561559" calcext:value-type="float">
            <text:p>9561559</text:p>
          </table:table-cell>
          <table:table-cell table:formula="of:=IF([.S49]&gt;[.$G49]*2;[.S49];FLOOR([.$J49]*[.S49]))" office:value-type="float" office:value="10129515" calcext:value-type="float">
            <text:p>10129515</text:p>
          </table:table-cell>
          <table:table-cell table:formula="of:=IF([.T49]&gt;[.$G49]*2;[.T49];FLOOR([.$J49]*[.T49]))" office:value-type="float" office:value="10731208" calcext:value-type="float">
            <text:p>10731208</text:p>
          </table:table-cell>
          <table:table-cell table:formula="of:=IF([.U49]&gt;[.G49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RIGHT([.A50])" office:value-type="string" office:string-value="C" calcext:value-type="string">
            <text:p>C</text:p>
          </table:table-cell>
          <table:table-cell table:formula="of:=[.B50]+[.C50]" office:value-type="float" office:value="516909" calcext:value-type="float">
            <text:p>516909</text:p>
          </table:table-cell>
          <table:table-cell table:formula="of:=[.D50]+[.E50]" office:value-type="float" office:value="6097264" calcext:value-type="float">
            <text:p>6097264</text:p>
          </table:table-cell>
          <table:table-cell table:formula="of:=IF(AND([.D50]&gt;[.B50];[.E50]&gt;[.C50]);1;0)" office:value-type="float" office:value="1" calcext:value-type="float">
            <text:p>1</text:p>
          </table:table-cell>
          <table:table-cell table:formula="of:=ROUNDDOWN([.H50]/[.G50]; 4)" office:value-type="float" office:value="11.7956" calcext:value-type="float">
            <text:p>11,7956</text:p>
          </table:table-cell>
          <table:table-cell table:formula="of:=IF([.H50]&gt;[.$G50]*2;[.H50];FLOOR([.$J50]*[.H50]))" office:value-type="float" office:value="6097264" calcext:value-type="float">
            <text:p>6097264</text:p>
          </table:table-cell>
          <table:table-cell table:formula="of:=IF([.K50]&gt;[.$G50]*2;[.K50];FLOOR([.$J50]*[.K50]))" office:value-type="float" office:value="6097264" calcext:value-type="float">
            <text:p>6097264</text:p>
          </table:table-cell>
          <table:table-cell table:formula="of:=IF([.L50]&gt;[.$G50]*2;[.L50];FLOOR([.$J50]*[.L50]))" office:value-type="float" office:value="6097264" calcext:value-type="float">
            <text:p>6097264</text:p>
          </table:table-cell>
          <table:table-cell table:formula="of:=IF([.M50]&gt;[.$G50]*2;[.M50];FLOOR([.$J50]*[.M50]))" office:value-type="float" office:value="6097264" calcext:value-type="float">
            <text:p>6097264</text:p>
          </table:table-cell>
          <table:table-cell table:formula="of:=IF([.N50]&gt;[.$G50]*2;[.N50];FLOOR([.$J50]*[.N50]))" office:value-type="float" office:value="6097264" calcext:value-type="float">
            <text:p>6097264</text:p>
          </table:table-cell>
          <table:table-cell table:formula="of:=IF([.O50]&gt;[.$G50]*2;[.O50];FLOOR([.$J50]*[.O50]))" office:value-type="float" office:value="6097264" calcext:value-type="float">
            <text:p>6097264</text:p>
          </table:table-cell>
          <table:table-cell table:formula="of:=IF([.P50]&gt;[.$G50]*2;[.P50];FLOOR([.$J50]*[.P50]))" office:value-type="float" office:value="6097264" calcext:value-type="float">
            <text:p>6097264</text:p>
          </table:table-cell>
          <table:table-cell table:formula="of:=IF([.Q50]&gt;[.$G50]*2;[.Q50];FLOOR([.$J50]*[.Q50]))" office:value-type="float" office:value="6097264" calcext:value-type="float">
            <text:p>6097264</text:p>
          </table:table-cell>
          <table:table-cell table:formula="of:=IF([.R50]&gt;[.$G50]*2;[.R50];FLOOR([.$J50]*[.R50]))" office:value-type="float" office:value="6097264" calcext:value-type="float">
            <text:p>6097264</text:p>
          </table:table-cell>
          <table:table-cell table:formula="of:=IF([.S50]&gt;[.$G50]*2;[.S50];FLOOR([.$J50]*[.S50]))" office:value-type="float" office:value="6097264" calcext:value-type="float">
            <text:p>6097264</text:p>
          </table:table-cell>
          <table:table-cell table:formula="of:=IF([.T50]&gt;[.$G50]*2;[.T50];FLOOR([.$J50]*[.T50]))" office:value-type="float" office:value="6097264" calcext:value-type="float">
            <text:p>6097264</text:p>
          </table:table-cell>
          <table:table-cell table:formula="of:=IF([.U50]&gt;[.G50]*2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50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RIGHT([.A51])" office:value-type="string" office:string-value="B" calcext:value-type="string">
            <text:p>B</text:p>
          </table:table-cell>
          <table:table-cell table:formula="of:=[.B51]+[.C51]" office:value-type="float" office:value="5119414" calcext:value-type="float">
            <text:p>5119414</text:p>
          </table:table-cell>
          <table:table-cell table:formula="of:=[.D51]+[.E51]" office:value-type="float" office:value="3649895" calcext:value-type="float">
            <text:p>3649895</text:p>
          </table:table-cell>
          <table:table-cell table:formula="of:=IF(AND([.D51]&gt;[.B51];[.E51]&gt;[.C51]);1;0)" office:value-type="float" office:value="0" calcext:value-type="float">
            <text:p>0</text:p>
          </table:table-cell>
          <table:table-cell table:formula="of:=ROUNDDOWN([.H51]/[.G51]; 4)" office:value-type="float" office:value="0.7129" calcext:value-type="float">
            <text:p>0,7129</text:p>
          </table:table-cell>
          <table:table-cell table:formula="of:=IF([.H51]&gt;[.$G51]*2;[.H51];FLOOR([.$J51]*[.H51]))" office:value-type="float" office:value="2602010" calcext:value-type="float">
            <text:p>2602010</text:p>
          </table:table-cell>
          <table:table-cell table:formula="of:=IF([.K51]&gt;[.$G51]*2;[.K51];FLOOR([.$J51]*[.K51]))" office:value-type="float" office:value="1854972" calcext:value-type="float">
            <text:p>1854972</text:p>
          </table:table-cell>
          <table:table-cell table:formula="of:=IF([.L51]&gt;[.$G51]*2;[.L51];FLOOR([.$J51]*[.L51]))" office:value-type="float" office:value="1322409" calcext:value-type="float">
            <text:p>1322409</text:p>
          </table:table-cell>
          <table:table-cell table:formula="of:=IF([.M51]&gt;[.$G51]*2;[.M51];FLOOR([.$J51]*[.M51]))" office:value-type="float" office:value="942745" calcext:value-type="float">
            <text:p>942745</text:p>
          </table:table-cell>
          <table:table-cell table:formula="of:=IF([.N51]&gt;[.$G51]*2;[.N51];FLOOR([.$J51]*[.N51]))" office:value-type="float" office:value="672082" calcext:value-type="float">
            <text:p>672082</text:p>
          </table:table-cell>
          <table:table-cell table:formula="of:=IF([.O51]&gt;[.$G51]*2;[.O51];FLOOR([.$J51]*[.O51]))" office:value-type="float" office:value="479127" calcext:value-type="float">
            <text:p>479127</text:p>
          </table:table-cell>
          <table:table-cell table:formula="of:=IF([.P51]&gt;[.$G51]*2;[.P51];FLOOR([.$J51]*[.P51]))" office:value-type="float" office:value="341569" calcext:value-type="float">
            <text:p>341569</text:p>
          </table:table-cell>
          <table:table-cell table:formula="of:=IF([.Q51]&gt;[.$G51]*2;[.Q51];FLOOR([.$J51]*[.Q51]))" office:value-type="float" office:value="243504" calcext:value-type="float">
            <text:p>243504</text:p>
          </table:table-cell>
          <table:table-cell table:formula="of:=IF([.R51]&gt;[.$G51]*2;[.R51];FLOOR([.$J51]*[.R51]))" office:value-type="float" office:value="173594" calcext:value-type="float">
            <text:p>173594</text:p>
          </table:table-cell>
          <table:table-cell table:formula="of:=IF([.S51]&gt;[.$G51]*2;[.S51];FLOOR([.$J51]*[.S51]))" office:value-type="float" office:value="123755" calcext:value-type="float">
            <text:p>123755</text:p>
          </table:table-cell>
          <table:table-cell table:formula="of:=IF([.T51]&gt;[.$G51]*2;[.T51];FLOOR([.$J51]*[.T51]))" office:value-type="float" office:value="88224" calcext:value-type="float">
            <text:p>88224</text:p>
          </table:table-cell>
          <table:table-cell table:formula="of:=IF([.U51]&gt;[.G51]*2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string" calcext:value-type="string">
            <text:p>suma mieszkancow w 2025</text:p>
          </table:table-cell>
          <table:table-cell table:style-name="ce1" table:formula="of:=SUM([.U2:.U51])" office:value-type="float" office:value="125930205" calcext:value-type="float">
            <text:p>12593020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czba przeludnionych</text:p>
          </table:table-cell>
          <table:table-cell table:style-name="ce1" table:formula="of:=SUM([.V2:.V51])"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max </text:p>
          </table:table-cell>
          <table:table-cell table:formula="of:=MAX([.U2:.U51])" office:value-type="float" office:value="16699503" calcext:value-type="float">
            <text:p>16699503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formula="of:=MATCH([.V56];[.U2:.U51])"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number-columns-repeated="20"/>
          <table:table-cell office:value-type="string" calcext:value-type="string">
            <text:p>najliczniejsze wojewodztwo</text:p>
          </table:table-cell>
          <table:table-cell table:style-name="ce1" table:formula="of:=INDEX([.A2:.A51];[.V57])" office:value-type="string" office:string-value="w12C" calcext:value-type="string">
            <text:p>w12C</text:p>
          </table:table-cell>
          <table:table-cell table:number-columns-repeated="1002"/>
        </table:table-row>
      </table:table>
      <table:table table:name="5.1" table:style-name="ta1">
        <table:shapes>
          <draw:frame draw:z-index="0" draw:style-name="gr1" draw:text-style-name="P1" svg:width="159.97mm" svg:height="90.04mm" svg:x="9.36mm" svg:y="38.78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4" table:default-cell-style-name="ce9"/>
        <table:table-row table:style-name="ro1">
          <table:table-cell table:style-name="ce3" office:value-type="string" calcext:value-type="string">
            <text:p>region</text:p>
          </table:table-cell>
          <table:table-cell table:style-name="ce7" office:value-type="string" calcext:value-type="string">
            <text:p>Sum - s13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8" office:value-type="float" office:value="33929579" calcext:value-type="float">
            <text:p>339295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736619" calcext:value-type="float">
            <text:p>4173661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7649017" calcext:value-type="float">
            <text:p>5764901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float" office:value="36530387" calcext:value-type="float">
            <text:p>36530387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69845602" calcext:value-type="float">
            <text:p>169845602</text:p>
          </table:table-cell>
        </table:table-row>
      </table:table>
      <table:table table:name="5.2" table:style-name="ta1">
        <table:table-column table:style-name="co4" table:default-cell-style-name="ce5"/>
        <table:table-column table:style-name="co4" table:default-cell-style-name="ce9"/>
        <table:table-row table:style-name="ro1">
          <table:table-cell table:style-name="ce3" office:value-type="string" calcext:value-type="string">
            <text:p>region</text:p>
          </table:table-cell>
          <table:table-cell table:style-name="ce7" office:value-type="string" calcext:value-type="string">
            <text:p>Sum - z5.2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9" calcext:value-type="float">
            <text:p>19</text:p>
          </table:table-cell>
        </table:table-row>
      </table:table>
      <table:named-expressions/>
      <table:data-pilot-tables>
        <table:data-pilot-table table:name="DataPilot1" table:application-data="" table:target-range-address="'5.1'.A1:'5.1'.B6" table:buttons="'5.1'.A1" table:show-filter-button="false" table:drill-down-on-double-click="false">
          <table:source-cell-range table:cell-range-address="kraina.A1:kraina.H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3" table:orientation="data" table:used-hierarchy="0" table:function="sum">
            <table:data-pilot-level table:show-empty="false" calcext:repeat-item-labels="false">
              <table:data-pilot-members>
                <table:data-pilot-member table:name="158033" table:display="true" table:show-details="true"/>
                <table:data-pilot-member table:name="286380" table:display="true" table:show-details="true"/>
                <table:data-pilot-member table:name="516909" table:display="true" table:show-details="true"/>
                <table:data-pilot-member table:name="884947" table:display="true" table:show-details="true"/>
                <table:data-pilot-member table:name="1063625" table:display="true" table:show-details="true"/>
                <table:data-pilot-member table:name="1327364" table:display="true" table:show-details="true"/>
                <table:data-pilot-member table:name="1335057" table:display="true" table:show-details="true"/>
                <table:data-pilot-member table:name="1434562" table:display="true" table:show-details="true"/>
                <table:data-pilot-member table:name="1673241" table:display="true" table:show-details="true"/>
                <table:data-pilot-member table:name="1960392" table:display="true" table:show-details="true"/>
                <table:data-pilot-member table:name="1975115" table:display="true" table:show-details="true"/>
                <table:data-pilot-member table:name="2021024" table:display="true" table:show-details="true"/>
                <table:data-pilot-member table:name="2151563" table:display="true" table:show-details="true"/>
                <table:data-pilot-member table:name="2177470" table:display="true" table:show-details="true"/>
                <table:data-pilot-member table:name="2257874" table:display="true" table:show-details="true"/>
                <table:data-pilot-member table:name="2270638" table:display="true" table:show-details="true"/>
                <table:data-pilot-member table:name="2339967" table:display="true" table:show-details="true"/>
                <table:data-pilot-member table:name="2443837" table:display="true" table:show-details="true"/>
                <table:data-pilot-member table:name="2503710" table:display="true" table:show-details="true"/>
                <table:data-pilot-member table:name="2728601" table:display="true" table:show-details="true"/>
                <table:data-pilot-member table:name="2729291" table:display="true" table:show-details="true"/>
                <table:data-pilot-member table:name="2812202" table:display="true" table:show-details="true"/>
                <table:data-pilot-member table:name="2921428" table:display="true" table:show-details="true"/>
                <table:data-pilot-member table:name="3008890" table:display="true" table:show-details="true"/>
                <table:data-pilot-member table:name="3286803" table:display="true" table:show-details="true"/>
                <table:data-pilot-member table:name="3291343" table:display="true" table:show-details="true"/>
                <table:data-pilot-member table:name="3353163" table:display="true" table:show-details="true"/>
                <table:data-pilot-member table:name="3653434" table:display="true" table:show-details="true"/>
                <table:data-pilot-member table:name="3698361" table:display="true" table:show-details="true"/>
                <table:data-pilot-member table:name="3703941" table:display="true" table:show-details="true"/>
                <table:data-pilot-member table:name="3754769" table:display="true" table:show-details="true"/>
                <table:data-pilot-member table:name="3983255" table:display="true" table:show-details="true"/>
                <table:data-pilot-member table:name="4318105" table:display="true" table:show-details="true"/>
                <table:data-pilot-member table:name="4505451" table:display="true" table:show-details="true"/>
                <table:data-pilot-member table:name="4544199" table:display="true" table:show-details="true"/>
                <table:data-pilot-member table:name="4664729" table:display="true" table:show-details="true"/>
                <table:data-pilot-member table:name="4709695" table:display="true" table:show-details="true"/>
                <table:data-pilot-member table:name="4752576" table:display="true" table:show-details="true"/>
                <table:data-pilot-member table:name="4984142" table:display="true" table:show-details="true"/>
                <table:data-pilot-member table:name="5009321" table:display="true" table:show-details="true"/>
                <table:data-pilot-member table:name="5040530" table:display="true" table:show-details="true"/>
                <table:data-pilot-member table:name="5119414" table:display="true" table:show-details="true"/>
                <table:data-pilot-member table:name="5125651" table:display="true" table:show-details="true"/>
                <table:data-pilot-member table:name="5134027" table:display="true" table:show-details="true"/>
                <table:data-pilot-member table:name="5369399" table:display="true" table:show-details="true"/>
                <table:data-pilot-member table:name="5450595" table:display="true" table:show-details="true"/>
                <table:data-pilot-member table:name="5856254" table:display="true" table:show-details="true"/>
                <table:data-pilot-member table:name="6175874" table:display="true" table:show-details="true"/>
                <table:data-pilot-member table:name="7688480" table:display="true" table:show-details="true"/>
                <table:data-pilot-member table:name="76899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5.2'.A1:'5.2'.B6" table:buttons="'5.2'.A1" table:show-filter-button="false" table:drill-down-on-double-click="false">
          <table:source-cell-range table:cell-range-address="kraina.A1:kraina.I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5.2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4:42:39.150041884</dc:date>
    <meta:editing-duration>PT34M4S</meta:editing-duration>
    <meta:editing-cycles>9</meta:editing-cycles>
    <meta:generator>LibreOffice/6.1.5.2$Linux_X86_64 LibreOffice_project/10$Build-2</meta:generator>
    <meta:document-statistic meta:table-count="3" meta:cell-count="1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title svg:x="5.058cm" svg:y="0.316cm" chart:style-name="ch2">
          <text:p>Ludność w 2013 w regionach</text:p>
        </chart:title>
        <chart:plot-area chart:style-name="ch3" table:cell-range-address="PivotChart" chart:data-source-has-labels="column" svg:x="0.319cm" svg:y="1.275cm" svg:width="15.36cm" svg:height="6.65cm">
          <chartooo:coordinate-region svg:x="2.052cm" svg:y="1.474cm" svg:width="13.627cm" svg:height="5.8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PT@categories</svg:desc>
                </draw:g>
              </table:table-cell>
              <table:table-cell office:value-type="float" office:value="33929579">
                <text:p>3392957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1736619">
                <text:p>4173661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7649017">
                <text:p>5764901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36530387">
                <text:p>36530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